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1.352in"/>
    </style:style>
    <style:style style:name="co4" style:family="table-column">
      <style:table-column-properties fo:break-before="auto" style:column-width="4.54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5eb91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b2b2b2" fo:border="non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5eb91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81d41a"/>
    </style:style>
    <style:style style:name="ce37" style:family="table-cell" style:parent-style-name="Default">
      <style:table-cell-properties fo:background-color="#ffbf00"/>
    </style:style>
    <style:style style:name="ce38" style:family="table-cell" style:parent-style-name="Default">
      <style:table-cell-properties fo:background-color="#999999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2b2b2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b2b2b2" fo:border="none"/>
    </style:style>
  </office:automatic-styles>
  <office:body>
    <office:spreadsheet>
      <table:calculation-settings table:automatic-find-labels="false" table:use-regular-expressions="false" table:use-wildcards="true"/>
      <table:table table:name="Fun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1"/>
        <table:table-column table:style-name="co1" table:number-columns-repeated="41" table:default-cell-style-name="Default"/>
        <table:table-row table:style-name="ro1">
          <table:table-cell table:style-name="ce20" office:value-type="string" calcext:value-type="string">
            <text:p>DATASET</text:p>
          </table:table-cell>
          <table:table-cell table:style-name="ce30" office:value-type="string" calcext:value-type="string">
            <text:p>Location</text:p>
          </table:table-cell>
          <table:table-cell table:style-name="ce28" office:value-type="string" calcext:value-type="string">
            <text:p>Indiv</text:p>
          </table:table-cell>
          <table:table-cell table:style-name="ce28" office:value-type="string" calcext:value-type="string">
            <text:p>Ses</text:p>
          </table:table-cell>
          <table:table-cell table:style-name="ce28" office:value-type="string" calcext:value-type="string">
            <text:p>#Scans</text:p>
          </table:table-cell>
          <table:table-cell table:style-name="ce28" office:value-type="string" calcext:value-type="string">
            <text:p>TR</text:p>
          </table:table-cell>
          <table:table-cell table:style-name="ce28" office:value-type="string" calcext:value-type="string">
            <text:p>Acquisition</text:p>
          </table:table-cell>
          <table:table-cell table:style-name="ce57" office:value-type="string" calcext:value-type="string">
            <text:p>Percentage</text:p>
          </table:table-cell>
          <table:table-cell office:value-type="string" calcext:value-type="string">
            <text:p>Schaefer1000</text:p>
          </table:table-cell>
          <table:table-cell office:value-type="string" calcext:value-type="string">
            <text:p>Slab907</text:p>
          </table:table-cell>
          <table:table-cell office:value-type="string" calcext:value-type="string">
            <text:p>Schaefer400</text:p>
          </table:table-cell>
          <table:table-cell office:value-type="string" calcext:value-type="string">
            <text:p>Slab1068</text:p>
          </table:table-cell>
          <table:table-cell office:value-type="string" calcext:value-type="string">
            <text:p>CAPRSC</text:p>
          </table:table-cell>
          <table:table-cell office:value-type="string" calcext:value-type="string">
            <text:p>Schaefer300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Schaefer200</text:p>
          </table:table-cell>
          <table:table-cell office:value-type="string" calcext:value-type="string">
            <text:p>Glasser</text:p>
          </table:table-cell>
          <table:table-cell office:value-type="string" calcext:value-type="string">
            <text:p>CPAC200</text:p>
          </table:table-cell>
          <table:table-cell office:value-type="string" calcext:value-type="string">
            <text:p>DS00278</text:p>
          </table:table-cell>
          <table:table-cell office:value-type="string" calcext:value-type="string">
            <text:p>DS00195</text:p>
          </table:table-cell>
          <table:table-cell office:value-type="string" calcext:value-type="string">
            <text:p>Princetonvisual</text:p>
          </table:table-cell>
          <table:table-cell office:value-type="string" calcext:value-type="string">
            <text:p>DS00140</text:p>
          </table:table-cell>
          <table:table-cell office:value-type="string" calcext:value-type="string">
            <text:p>Talairach</text:p>
          </table:table-cell>
          <table:table-cell office:value-type="string" calcext:value-type="string">
            <text:p>DS00096</text:p>
          </table:table-cell>
          <table:table-cell office:value-type="string" calcext:value-type="string">
            <text:p>DS00108</text:p>
          </table:table-cell>
          <table:table-cell office:value-type="string" calcext:value-type="string">
            <text:p>DS00071</text:p>
          </table:table-cell>
          <table:table-cell office:value-type="string" calcext:value-type="string">
            <text:p>Destrieux</text:p>
          </table:table-cell>
          <table:table-cell office:value-type="string" calcext:value-type="string">
            <text:p>Juelich</text:p>
          </table:table-cell>
          <table:table-cell office:value-type="string" calcext:value-type="string">
            <text:p>Desikan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DKT</text:p>
          </table:table-cell>
          <table:table-cell office:value-type="string" calcext:value-type="string">
            <text:p>Brodmann</text:p>
          </table:table-cell>
          <table:table-cell office:value-type="string" calcext:value-type="string">
            <text:p>DesikanKlein</text:p>
          </table:table-cell>
          <table:table-cell office:value-type="string" calcext:value-type="string">
            <text:p>Hammersmith</text:p>
          </table:table-cell>
          <table:table-cell office:value-type="string" calcext:value-type="string">
            <text:p>Yeo-17</text:p>
          </table:table-cell>
          <table:table-cell office:value-type="string" calcext:value-type="string">
            <text:p>Yeo-17-lib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JHU</text:p>
          </table:table-cell>
          <table:table-cell office:value-type="string" calcext:value-type="string">
            <text:p>Yeo-7</text:p>
          </table:table-cell>
          <table:table-cell office:value-type="string" calcext:value-type="string">
            <text:p>Yeo-7-lib</text:p>
          </table:table-cell>
          <table:table-cell office:value-type="string" calcext:value-type="string">
            <text:p>Tissue</text:p>
          </table:table-cell>
        </table:table-row>
        <table:table-row table:style-name="ro2">
          <table:table-cell table:style-name="ce22" office:value-type="string" calcext:value-type="string">
            <text:p>SWU4</text:p>
          </table:table-cell>
          <table:table-cell table:style-name="ce22"/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float" office:value="421" calcext:value-type="float">
            <text:p>42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2]/[.$E$33]" office:value-type="float" office:value="0.115469007131103" calcext:value-type="float">
            <text:p>0.115469007131103</text:p>
          </table:table-cell>
          <table:table-cell office:value-type="float" office:value="0.97539994147198" calcext:value-type="float">
            <text:p>0.97539994147198</text:p>
          </table:table-cell>
          <table:table-cell office:value-type="float" office:value="0.979033556064966" calcext:value-type="float">
            <text:p>0.979033556064966</text:p>
          </table:table-cell>
          <table:table-cell office:value-type="float" office:value="0.965547724723211" calcext:value-type="float">
            <text:p>0.965547724723211</text:p>
          </table:table-cell>
          <table:table-cell office:value-type="float" office:value="0.977021655367507" calcext:value-type="float">
            <text:p>0.977021655367507</text:p>
          </table:table-cell>
          <table:table-cell office:value-type="float" office:value="0.966834121835829" calcext:value-type="float">
            <text:p>0.966834121835829</text:p>
          </table:table-cell>
          <table:table-cell office:value-type="float" office:value="0.958091498805053" calcext:value-type="float">
            <text:p>0.958091498805053</text:p>
          </table:table-cell>
          <table:table-cell office:value-type="float" office:value="0.94844047212603" calcext:value-type="float">
            <text:p>0.94844047212603</text:p>
          </table:table-cell>
          <table:table-cell office:value-type="float" office:value="0.947343071745598" calcext:value-type="float">
            <text:p>0.947343071745598</text:p>
          </table:table-cell>
          <table:table-cell office:value-type="float" office:value="0.953512900551139" calcext:value-type="float">
            <text:p>0.953512900551139</text:p>
          </table:table-cell>
          <table:table-cell office:value-type="float" office:value="0.944215480661366" calcext:value-type="float">
            <text:p>0.944215480661366</text:p>
          </table:table-cell>
          <table:table-cell office:value-type="float" office:value="0.911805589425938" calcext:value-type="float">
            <text:p>0.911805589425938</text:p>
          </table:table-cell>
          <table:table-cell office:value-type="float" office:value="0.920170218992342" calcext:value-type="float">
            <text:p>0.920170218992342</text:p>
          </table:table-cell>
          <table:table-cell office:value-type="float" office:value="0.918737501829001" calcext:value-type="float">
            <text:p>0.918737501829001</text:p>
          </table:table-cell>
          <table:table-cell office:value-type="float" office:value="0.915231917280398" calcext:value-type="float">
            <text:p>0.915231917280398</text:p>
          </table:table-cell>
          <table:table-cell office:value-type="float" office:value="0.924907330634541" calcext:value-type="float">
            <text:p>0.924907330634541</text:p>
          </table:table-cell>
          <table:table-cell office:value-type="float" office:value="0.908769448373409" calcext:value-type="float">
            <text:p>0.908769448373409</text:p>
          </table:table-cell>
          <table:table-cell office:value-type="float" office:value="0.903751889967322" calcext:value-type="float">
            <text:p>0.903751889967322</text:p>
          </table:table-cell>
          <table:table-cell office:value-type="float" office:value="0.897112617665707" calcext:value-type="float">
            <text:p>0.897112617665707</text:p>
          </table:table-cell>
          <table:table-cell office:value-type="float" office:value="0.90472735697215" calcext:value-type="float">
            <text:p>0.90472735697215</text:p>
          </table:table-cell>
          <table:table-cell office:value-type="float" office:value="0.893613129785885" calcext:value-type="float">
            <text:p>0.893613129785885</text:p>
          </table:table-cell>
          <table:table-cell office:value-type="float" office:value="0.883468272935668" calcext:value-type="float">
            <text:p>0.883468272935668</text:p>
          </table:table-cell>
          <table:table-cell office:value-type="float" office:value="0.882017265765986" calcext:value-type="float">
            <text:p>0.882017265765986</text:p>
          </table:table-cell>
          <table:table-cell office:value-type="float" office:value="0.888778471443203" calcext:value-type="float">
            <text:p>0.888778471443203</text:p>
          </table:table-cell>
          <table:table-cell office:value-type="float" office:value="0.886358093937472" calcext:value-type="float">
            <text:p>0.886358093937472</text:p>
          </table:table-cell>
          <table:table-cell office:value-type="float" office:value="0.863288299273277" calcext:value-type="float">
            <text:p>0.863288299273277</text:p>
          </table:table-cell>
          <table:table-cell office:value-type="float" office:value="0.862355508949909" calcext:value-type="float">
            <text:p>0.862355508949909</text:p>
          </table:table-cell>
          <table:table-cell office:value-type="float" office:value="0.844864166219577" calcext:value-type="float">
            <text:p>0.844864166219577</text:p>
          </table:table-cell>
          <table:table-cell office:value-type="float" office:value="0.847504023801395" calcext:value-type="float">
            <text:p>0.847504023801395</text:p>
          </table:table-cell>
          <table:table-cell office:value-type="float" office:value="0.775477978832366" calcext:value-type="float">
            <text:p>0.775477978832366</text:p>
          </table:table-cell>
          <table:table-cell office:value-type="float" office:value="0.772746671218846" calcext:value-type="float">
            <text:p>0.772746671218846</text:p>
          </table:table-cell>
          <table:table-cell office:value-type="float" office:value="0.721632200165829" calcext:value-type="float">
            <text:p>0.721632200165829</text:p>
          </table:table-cell>
          <table:table-cell office:value-type="float" office:value="0.709944886114227" calcext:value-type="float">
            <text:p>0.709944886114227</text:p>
          </table:table-cell>
          <table:table-cell office:value-type="float" office:value="0.694160610642345" calcext:value-type="float">
            <text:p>0.694160610642345</text:p>
          </table:table-cell>
          <table:table-cell office:value-type="float" office:value="0.688024313515095" calcext:value-type="float">
            <text:p>0.688024313515095</text:p>
          </table:table-cell>
          <table:table-cell office:value-type="float" office:value="0.509254743208311" calcext:value-type="float">
            <text:p>0.509254743208311</text:p>
          </table:table-cell>
        </table:table-row>
        <table:table-row table:style-name="ro3">
          <table:table-cell table:style-name="ce22" office:value-type="string" calcext:value-type="string">
            <text:p>HNU1</text:p>
          </table:table-cell>
          <table:table-cell table:style-name="ce22" office:value-type="string" calcext:value-type="string">
            <text:p>s3://ndmg-data/HNU1/HNU1-11-12-20-m2g-func/fmri-edgelist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53" office:value-type="float" office:value="300" calcext:value-type="float">
            <text:p>30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3]/[.$E$33]" office:value-type="float" office:value="0.0822819528250137" calcext:value-type="float">
            <text:p>0.0822819528250137</text:p>
          </table:table-cell>
          <table:table-cell office:value-type="float" office:value="0.989564495530013" calcext:value-type="float">
            <text:p>0.989564495530013</text:p>
          </table:table-cell>
          <table:table-cell office:value-type="float" office:value="0.992618135376756" calcext:value-type="float">
            <text:p>0.992618135376756</text:p>
          </table:table-cell>
          <table:table-cell office:value-type="float" office:value="0.985633461047254" calcext:value-type="float">
            <text:p>0.985633461047254</text:p>
          </table:table-cell>
          <table:table-cell office:value-type="float" office:value="0.991383141762452" calcext:value-type="float">
            <text:p>0.991383141762452</text:p>
          </table:table-cell>
          <table:table-cell office:value-type="float" office:value="0.983072796934866" calcext:value-type="float">
            <text:p>0.983072796934866</text:p>
          </table:table-cell>
          <table:table-cell office:value-type="float" office:value="0.982403575989783" calcext:value-type="float">
            <text:p>0.982403575989783</text:p>
          </table:table-cell>
          <table:table-cell office:value-type="float" office:value="0.978360153256705" calcext:value-type="float">
            <text:p>0.978360153256705</text:p>
          </table:table-cell>
          <table:table-cell office:value-type="float" office:value="0.977982120051085" calcext:value-type="float">
            <text:p>0.977982120051085</text:p>
          </table:table-cell>
          <table:table-cell office:value-type="float" office:value="0.977301404853129" calcext:value-type="float">
            <text:p>0.977301404853129</text:p>
          </table:table-cell>
          <table:table-cell office:value-type="float" office:value="0.976489144316731" calcext:value-type="float">
            <text:p>0.976489144316731</text:p>
          </table:table-cell>
          <table:table-cell office:value-type="float" office:value="0.984035759897829" calcext:value-type="float">
            <text:p>0.984035759897829</text:p>
          </table:table-cell>
          <table:table-cell office:value-type="float" office:value="0.981282247765006" calcext:value-type="float">
            <text:p>0.981282247765006</text:p>
          </table:table-cell>
          <table:table-cell office:value-type="float" office:value="0.981196679438059" calcext:value-type="float">
            <text:p>0.981196679438059</text:p>
          </table:table-cell>
          <table:table-cell office:value-type="float" office:value="0.975215836526181" calcext:value-type="float">
            <text:p>0.975215836526181</text:p>
          </table:table-cell>
          <table:table-cell office:value-type="float" office:value="0.978586206896552" calcext:value-type="float">
            <text:p>0.978586206896552</text:p>
          </table:table-cell>
          <table:table-cell office:value-type="float" office:value="0.977877394636015" calcext:value-type="float">
            <text:p>0.977877394636015</text:p>
          </table:table-cell>
          <table:table-cell office:value-type="float" office:value="0.976651340996169" calcext:value-type="float">
            <text:p>0.976651340996169</text:p>
          </table:table-cell>
          <table:table-cell office:value-type="float" office:value="0.969558109833972" calcext:value-type="float">
            <text:p>0.969558109833972</text:p>
          </table:table-cell>
          <table:table-cell office:value-type="float" office:value="0.959031928480204" calcext:value-type="float">
            <text:p>0.959031928480204</text:p>
          </table:table-cell>
          <table:table-cell office:value-type="float" office:value="0.959130268199234" calcext:value-type="float">
            <text:p>0.959130268199234</text:p>
          </table:table-cell>
          <table:table-cell office:value-type="float" office:value="0.950634738186462" calcext:value-type="float">
            <text:p>0.950634738186462</text:p>
          </table:table-cell>
          <table:table-cell office:value-type="float" office:value="0.950449553001277" calcext:value-type="float">
            <text:p>0.950449553001277</text:p>
          </table:table-cell>
          <table:table-cell office:value-type="float" office:value="0.947775223499362" calcext:value-type="float">
            <text:p>0.947775223499362</text:p>
          </table:table-cell>
          <table:table-cell office:value-type="float" office:value="0.953628352490422" calcext:value-type="float">
            <text:p>0.953628352490422</text:p>
          </table:table-cell>
          <table:table-cell office:value-type="float" office:value="0.943761174968071" calcext:value-type="float">
            <text:p>0.943761174968071</text:p>
          </table:table-cell>
          <table:table-cell office:value-type="float" office:value="0.937464878671775" calcext:value-type="float">
            <text:p>0.937464878671775</text:p>
          </table:table-cell>
          <table:table-cell office:value-type="float" office:value="0.927902937420179" calcext:value-type="float">
            <text:p>0.927902937420179</text:p>
          </table:table-cell>
          <table:table-cell office:value-type="float" office:value="0.928049808429119" calcext:value-type="float">
            <text:p>0.928049808429119</text:p>
          </table:table-cell>
          <table:table-cell office:value-type="float" office:value="0.864420178799489" calcext:value-type="float">
            <text:p>0.864420178799489</text:p>
          </table:table-cell>
          <table:table-cell office:value-type="float" office:value="0.86987037037037" calcext:value-type="float">
            <text:p>0.86987037037037</text:p>
          </table:table-cell>
          <table:table-cell office:value-type="float" office:value="0.815300127713921" calcext:value-type="float">
            <text:p>0.815300127713921</text:p>
          </table:table-cell>
          <table:table-cell office:value-type="float" office:value="0.81323754789272" calcext:value-type="float">
            <text:p>0.81323754789272</text:p>
          </table:table-cell>
          <table:table-cell office:value-type="float" office:value="0.737537037037037" calcext:value-type="float">
            <text:p>0.737537037037037</text:p>
          </table:table-cell>
          <table:table-cell office:value-type="float" office:value="0.742994891443167" calcext:value-type="float">
            <text:p>0.742994891443167</text:p>
          </table:table-cell>
          <table:table-cell office:value-type="float" office:value="0.576372924648787" calcext:value-type="float">
            <text:p>0.576372924648787</text:p>
          </table:table-cell>
        </table:table-row>
        <table:table-row table:style-name="ro3">
          <table:table-cell table:style-name="ce22" office:value-type="string" calcext:value-type="string">
            <text:p>NYU_2</text:p>
          </table:table-cell>
          <table:table-cell table:style-name="ce22" office:value-type="string" calcext:value-type="string">
            <text:p>s3://ndmg-data/NYU_2/NYU_2-11-27-20-m2g-func/functional_edgelists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string" calcext:value-type="string">
            <text:p>2-4</text:p>
          </table:table-cell>
          <table:table-cell table:style-name="ce52" office:value-type="float" office:value="495" calcext:value-type="float">
            <text:p>4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4]/[.$E$33]" office:value-type="float" office:value="0.135765222161273" calcext:value-type="float">
            <text:p>0.135765222161273</text:p>
          </table:table-cell>
          <table:table-cell office:value-type="float" office:value="0.980692834412396" calcext:value-type="float">
            <text:p>0.980692834412396</text:p>
          </table:table-cell>
          <table:table-cell office:value-type="float" office:value="0.970672583330068" calcext:value-type="float">
            <text:p>0.970672583330068</text:p>
          </table:table-cell>
          <table:table-cell office:value-type="float" office:value="0.969495722546002" calcext:value-type="float">
            <text:p>0.969495722546002</text:p>
          </table:table-cell>
          <table:table-cell office:value-type="float" office:value="0.957482054685518" calcext:value-type="float">
            <text:p>0.957482054685518</text:p>
          </table:table-cell>
          <table:table-cell office:value-type="float" office:value="0.959664430023048" calcext:value-type="float">
            <text:p>0.959664430023048</text:p>
          </table:table-cell>
          <table:table-cell office:value-type="float" office:value="0.96226132424273" calcext:value-type="float">
            <text:p>0.96226132424273</text:p>
          </table:table-cell>
          <table:table-cell office:value-type="float" office:value="0.952904267258856" calcext:value-type="float">
            <text:p>0.952904267258856</text:p>
          </table:table-cell>
          <table:table-cell office:value-type="float" office:value="0.950823952441123" calcext:value-type="float">
            <text:p>0.950823952441123</text:p>
          </table:table-cell>
          <table:table-cell office:value-type="float" office:value="0.947138085987665" calcext:value-type="float">
            <text:p>0.947138085987665</text:p>
          </table:table-cell>
          <table:table-cell office:value-type="float" office:value="0.947277626350427" calcext:value-type="float">
            <text:p>0.947277626350427</text:p>
          </table:table-cell>
          <table:table-cell office:value-type="float" office:value="0.937433176799557" calcext:value-type="float">
            <text:p>0.937433176799557</text:p>
          </table:table-cell>
          <table:table-cell office:value-type="float" office:value="0.920798148271197" calcext:value-type="float">
            <text:p>0.920798148271197</text:p>
          </table:table-cell>
          <table:table-cell office:value-type="float" office:value="0.898223989919845" calcext:value-type="float">
            <text:p>0.898223989919845</text:p>
          </table:table-cell>
          <table:table-cell office:value-type="float" office:value="0.914670828523097" calcext:value-type="float">
            <text:p>0.914670828523097</text:p>
          </table:table-cell>
          <table:table-cell office:value-type="float" office:value="0.894003547527228" calcext:value-type="float">
            <text:p>0.894003547527228</text:p>
          </table:table-cell>
          <table:table-cell office:value-type="float" office:value="0.904869604339012" calcext:value-type="float">
            <text:p>0.904869604339012</text:p>
          </table:table-cell>
          <table:table-cell office:value-type="float" office:value="0.908818781277378" calcext:value-type="float">
            <text:p>0.908818781277378</text:p>
          </table:table-cell>
          <table:table-cell office:value-type="float" office:value="0.899690928127417" calcext:value-type="float">
            <text:p>0.899690928127417</text:p>
          </table:table-cell>
          <table:table-cell office:value-type="float" office:value="0.903106431233778" calcext:value-type="float">
            <text:p>0.903106431233778</text:p>
          </table:table-cell>
          <table:table-cell office:value-type="float" office:value="0.905637786875285" calcext:value-type="float">
            <text:p>0.905637786875285</text:p>
          </table:table-cell>
          <table:table-cell office:value-type="float" office:value="0.898751847242479" calcext:value-type="float">
            <text:p>0.898751847242479</text:p>
          </table:table-cell>
          <table:table-cell office:value-type="float" office:value="0.899222209114868" calcext:value-type="float">
            <text:p>0.899222209114868</text:p>
          </table:table-cell>
          <table:table-cell office:value-type="float" office:value="0.892742576683951" calcext:value-type="float">
            <text:p>0.892742576683951</text:p>
          </table:table-cell>
          <table:table-cell office:value-type="float" office:value="0.890785407860822" calcext:value-type="float">
            <text:p>0.890785407860822</text:p>
          </table:table-cell>
          <table:table-cell office:value-type="float" office:value="0.885733698762773" calcext:value-type="float">
            <text:p>0.885733698762773</text:p>
          </table:table-cell>
          <table:table-cell office:value-type="float" office:value="0.863079515071728" calcext:value-type="float">
            <text:p>0.863079515071728</text:p>
          </table:table-cell>
          <table:table-cell office:value-type="float" office:value="0.872712703773063" calcext:value-type="float">
            <text:p>0.872712703773063</text:p>
          </table:table-cell>
          <table:table-cell office:value-type="float" office:value="0.865935232684962" calcext:value-type="float">
            <text:p>0.865935232684962</text:p>
          </table:table-cell>
          <table:table-cell office:value-type="float" office:value="0.809218479849415" calcext:value-type="float">
            <text:p>0.809218479849415</text:p>
          </table:table-cell>
          <table:table-cell office:value-type="float" office:value="0.806573608899477" calcext:value-type="float">
            <text:p>0.806573608899477</text:p>
          </table:table-cell>
          <table:table-cell office:value-type="float" office:value="0.773514289455274" calcext:value-type="float">
            <text:p>0.773514289455274</text:p>
          </table:table-cell>
          <table:table-cell office:value-type="float" office:value="0.68437482609815" calcext:value-type="float">
            <text:p>0.68437482609815</text:p>
          </table:table-cell>
          <table:table-cell office:value-type="float" office:value="0.699128091822558" calcext:value-type="float">
            <text:p>0.699128091822558</text:p>
          </table:table-cell>
          <table:table-cell office:value-type="float" office:value="0.694646045032749" calcext:value-type="float">
            <text:p>0.694646045032749</text:p>
          </table:table-cell>
          <table:table-cell office:value-type="float" office:value="0.524540666936404" calcext:value-type="float">
            <text:p>0.524540666936404</text:p>
          </table:table-cell>
        </table:table-row>
        <table:table-row table:style-name="ro3">
          <table:table-cell table:style-name="ce22" office:value-type="string" calcext:value-type="string">
            <text:p>XHCUMS</text:p>
          </table:table-cell>
          <table:table-cell table:style-name="ce22" office:value-type="string" calcext:value-type="string">
            <text:p>s3://ndmg-data/XHCUMS/XHCUMS-11-27-20-m2g-func/functional_edgelists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10-14</text:p>
          </table:table-cell>
          <table:table-cell table:style-name="ce54" office:value-type="float" office:value="247" calcext:value-type="float">
            <text:p>24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5]/[.$E$33]" office:value-type="float" office:value="0.0677454744925946" calcext:value-type="float">
            <text:p>0.0677454744925946</text:p>
          </table:table-cell>
          <table:table-cell office:value-type="float" office:value="0.954752138883062" calcext:value-type="float">
            <text:p>0.954752138883062</text:p>
          </table:table-cell>
          <table:table-cell office:value-type="float" office:value="0.941729304290289" calcext:value-type="float">
            <text:p>0.941729304290289</text:p>
          </table:table-cell>
          <table:table-cell office:value-type="float" office:value="0.942230538702514" calcext:value-type="float">
            <text:p>0.942230538702514</text:p>
          </table:table-cell>
          <table:table-cell office:value-type="float" office:value="0.921415758310532" calcext:value-type="float">
            <text:p>0.921415758310532</text:p>
          </table:table-cell>
          <table:table-cell office:value-type="float" office:value="0.917172724281844" calcext:value-type="float">
            <text:p>0.917172724281844</text:p>
          </table:table-cell>
          <table:table-cell office:value-type="float" office:value="0.932247476085502" calcext:value-type="float">
            <text:p>0.932247476085502</text:p>
          </table:table-cell>
          <table:table-cell office:value-type="float" office:value="0.907650194693311" calcext:value-type="float">
            <text:p>0.907650194693311</text:p>
          </table:table-cell>
          <table:table-cell office:value-type="float" office:value="0.915008034239715" calcext:value-type="float">
            <text:p>0.915008034239715</text:p>
          </table:table-cell>
          <table:table-cell office:value-type="float" office:value="0.911657880657409" calcext:value-type="float">
            <text:p>0.911657880657409</text:p>
          </table:table-cell>
          <table:table-cell office:value-type="float" office:value="0.901590233335831" calcext:value-type="float">
            <text:p>0.901590233335831</text:p>
          </table:table-cell>
          <table:table-cell office:value-type="float" office:value="0.899645578542485" calcext:value-type="float">
            <text:p>0.899645578542485</text:p>
          </table:table-cell>
          <table:table-cell office:value-type="float" office:value="0.893647514738429" calcext:value-type="float">
            <text:p>0.893647514738429</text:p>
          </table:table-cell>
          <table:table-cell office:value-type="float" office:value="0.889869421784513" calcext:value-type="float">
            <text:p>0.889869421784513</text:p>
          </table:table-cell>
          <table:table-cell office:value-type="float" office:value="0.897660401914396" calcext:value-type="float">
            <text:p>0.897660401914396</text:p>
          </table:table-cell>
          <table:table-cell office:value-type="float" office:value="0.834521728582697" calcext:value-type="float">
            <text:p>0.834521728582697</text:p>
          </table:table-cell>
          <table:table-cell office:value-type="float" office:value="0.87029536727317" calcext:value-type="float">
            <text:p>0.87029536727317</text:p>
          </table:table-cell>
          <table:table-cell office:value-type="float" office:value="0.854394120727622" calcext:value-type="float">
            <text:p>0.854394120727622</text:p>
          </table:table-cell>
          <table:table-cell office:value-type="float" office:value="0.866746638861999" calcext:value-type="float">
            <text:p>0.866746638861999</text:p>
          </table:table-cell>
          <table:table-cell office:value-type="float" office:value="0.845277992101926" calcext:value-type="float">
            <text:p>0.845277992101926</text:p>
          </table:table-cell>
          <table:table-cell office:value-type="float" office:value="0.852193810709295" calcext:value-type="float">
            <text:p>0.852193810709295</text:p>
          </table:table-cell>
          <table:table-cell office:value-type="float" office:value="0.846030357896135" calcext:value-type="float">
            <text:p>0.846030357896135</text:p>
          </table:table-cell>
          <table:table-cell office:value-type="float" office:value="0.83036601700737" calcext:value-type="float">
            <text:p>0.83036601700737</text:p>
          </table:table-cell>
          <table:table-cell office:value-type="float" office:value="0.850139435292889" calcext:value-type="float">
            <text:p>0.850139435292889</text:p>
          </table:table-cell>
          <table:table-cell office:value-type="float" office:value="0.845049967377971" calcext:value-type="float">
            <text:p>0.845049967377971</text:p>
          </table:table-cell>
          <table:table-cell office:value-type="float" office:value="0.820150117301697" calcext:value-type="float">
            <text:p>0.820150117301697</text:p>
          </table:table-cell>
          <table:table-cell office:value-type="float" office:value="0.835835606497055" calcext:value-type="float">
            <text:p>0.835835606497055</text:p>
          </table:table-cell>
          <table:table-cell office:value-type="float" office:value="0.798989224900143" calcext:value-type="float">
            <text:p>0.798989224900143</text:p>
          </table:table-cell>
          <table:table-cell office:value-type="float" office:value="0.807498686147632" calcext:value-type="float">
            <text:p>0.807498686147632</text:p>
          </table:table-cell>
          <table:table-cell office:value-type="float" office:value="0.751354458101751" calcext:value-type="float">
            <text:p>0.751354458101751</text:p>
          </table:table-cell>
          <table:table-cell office:value-type="float" office:value="0.747003195963197" calcext:value-type="float">
            <text:p>0.747003195963197</text:p>
          </table:table-cell>
          <table:table-cell office:value-type="float" office:value="0.718645718056873" calcext:value-type="float">
            <text:p>0.718645718056873</text:p>
          </table:table-cell>
          <table:table-cell office:value-type="float" office:value="0.711097941863451" calcext:value-type="float">
            <text:p>0.711097941863451</text:p>
          </table:table-cell>
          <table:table-cell office:value-type="float" office:value="0.676208111625702" calcext:value-type="float">
            <text:p>0.676208111625702</text:p>
          </table:table-cell>
          <table:table-cell office:value-type="float" office:value="0.675731118416405" calcext:value-type="float">
            <text:p>0.675731118416405</text:p>
          </table:table-cell>
          <table:table-cell office:value-type="float" office:value="0.503866086917757" calcext:value-type="float">
            <text:p>0.503866086917757</text:p>
          </table:table-cell>
        </table:table-row>
        <table:table-row table:style-name="ro3">
          <table:table-cell table:style-name="ce22" office:value-type="string" calcext:value-type="string">
            <text:p>UPSM_1</text:p>
          </table:table-cell>
          <table:table-cell table:style-name="ce22" office:value-type="string" calcext:value-type="string">
            <text:p>s3://ndmg-data/UPSM_1/UPSM_1-11-27-20-m2g-func/functional_edgelists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2-3</text:p>
          </table:table-cell>
          <table:table-cell table:style-name="ce52" office:value-type="float" office:value="230" calcext:value-type="float">
            <text:p>230</text:p>
          </table:table-cell>
          <table:table-cell table:style-name="ce28" office:value-type="float" office:value="1.5" calcext:value-type="float">
            <text:p>1.5</text:p>
          </table:table-cell>
          <table:table-cell table:style-name="ce55" office:value-type="string" calcext:value-type="string">
            <text:p>Sequential Ascending</text:p>
          </table:table-cell>
          <table:table-cell table:style-name="ce58" table:formula="of:=[.E6]/[.$E$33]" office:value-type="float" office:value="0.0630828304991772" calcext:value-type="float">
            <text:p>0.0630828304991772</text:p>
          </table:table-cell>
          <table:table-cell office:value-type="float" office:value="0.957041557107577" calcext:value-type="float">
            <text:p>0.957041557107577</text:p>
          </table:table-cell>
          <table:table-cell office:value-type="float" office:value="0.944042293945171" calcext:value-type="float">
            <text:p>0.944042293945171</text:p>
          </table:table-cell>
          <table:table-cell office:value-type="float" office:value="0.933608341882958" calcext:value-type="float">
            <text:p>0.933608341882958</text:p>
          </table:table-cell>
          <table:table-cell office:value-type="float" office:value="0.904918045886361" calcext:value-type="float">
            <text:p>0.904918045886361</text:p>
          </table:table-cell>
          <table:table-cell office:value-type="float" office:value="0.912995413107283" calcext:value-type="float">
            <text:p>0.912995413107283</text:p>
          </table:table-cell>
          <table:table-cell office:value-type="float" office:value="0.921016119139592" calcext:value-type="float">
            <text:p>0.921016119139592</text:p>
          </table:table-cell>
          <table:table-cell office:value-type="float" office:value="0.904965081937164" calcext:value-type="float">
            <text:p>0.904965081937164</text:p>
          </table:table-cell>
          <table:table-cell office:value-type="float" office:value="0.901090449417661" calcext:value-type="float">
            <text:p>0.901090449417661</text:p>
          </table:table-cell>
          <table:table-cell office:value-type="float" office:value="0.895170626452397" calcext:value-type="float">
            <text:p>0.895170626452397</text:p>
          </table:table-cell>
          <table:table-cell office:value-type="float" office:value="0.891506717861907" calcext:value-type="float">
            <text:p>0.891506717861907</text:p>
          </table:table-cell>
          <table:table-cell office:value-type="float" office:value="0.839322550111857" calcext:value-type="float">
            <text:p>0.839322550111857</text:p>
          </table:table-cell>
          <table:table-cell office:value-type="float" office:value="0.794656523022482" calcext:value-type="float">
            <text:p>0.794656523022482</text:p>
          </table:table-cell>
          <table:table-cell office:value-type="float" office:value="0.874809464646203" calcext:value-type="float">
            <text:p>0.874809464646203</text:p>
          </table:table-cell>
          <table:table-cell office:value-type="float" office:value="0.805636565450574" calcext:value-type="float">
            <text:p>0.805636565450574</text:p>
          </table:table-cell>
          <table:table-cell office:value-type="float" office:value="0.808832050667694" calcext:value-type="float">
            <text:p>0.808832050667694</text:p>
          </table:table-cell>
          <table:table-cell office:value-type="float" office:value="0.800011731771744" calcext:value-type="float">
            <text:p>0.800011731771744</text:p>
          </table:table-cell>
          <table:table-cell office:value-type="float" office:value="0.791412791045401" calcext:value-type="float">
            <text:p>0.791412791045401</text:p>
          </table:table-cell>
          <table:table-cell office:value-type="float" office:value="0.808123725274595" calcext:value-type="float">
            <text:p>0.808123725274595</text:p>
          </table:table-cell>
          <table:table-cell office:value-type="float" office:value="0.827833646624506" calcext:value-type="float">
            <text:p>0.827833646624506</text:p>
          </table:table-cell>
          <table:table-cell office:value-type="float" office:value="0.79904594907612" calcext:value-type="float">
            <text:p>0.79904594907612</text:p>
          </table:table-cell>
          <table:table-cell office:value-type="float" office:value="0.804700868877535" calcext:value-type="float">
            <text:p>0.804700868877535</text:p>
          </table:table-cell>
          <table:table-cell office:value-type="float" office:value="0.793831666872891" calcext:value-type="float">
            <text:p>0.793831666872891</text:p>
          </table:table-cell>
          <table:table-cell office:value-type="float" office:value="0.773463361882662" calcext:value-type="float">
            <text:p>0.773463361882662</text:p>
          </table:table-cell>
          <table:table-cell office:value-type="float" office:value="0.785884148209204" calcext:value-type="float">
            <text:p>0.785884148209204</text:p>
          </table:table-cell>
          <table:table-cell office:value-type="float" office:value="0.770484169856684" calcext:value-type="float">
            <text:p>0.770484169856684</text:p>
          </table:table-cell>
          <table:table-cell office:value-type="float" office:value="0.762405894603893" calcext:value-type="float">
            <text:p>0.762405894603893</text:p>
          </table:table-cell>
          <table:table-cell office:value-type="float" office:value="0.752126186888456" calcext:value-type="float">
            <text:p>0.752126186888456</text:p>
          </table:table-cell>
          <table:table-cell office:value-type="float" office:value="0.726284871147856" calcext:value-type="float">
            <text:p>0.726284871147856</text:p>
          </table:table-cell>
          <table:table-cell office:value-type="float" office:value="0.712727652669819" calcext:value-type="float">
            <text:p>0.712727652669819</text:p>
          </table:table-cell>
          <table:table-cell office:value-type="float" office:value="0.710120329961831" calcext:value-type="float">
            <text:p>0.710120329961831</text:p>
          </table:table-cell>
          <table:table-cell office:value-type="float" office:value="0.636213497421553" calcext:value-type="float">
            <text:p>0.636213497421553</text:p>
          </table:table-cell>
          <table:table-cell office:value-type="float" office:value="0.608210097265952" calcext:value-type="float">
            <text:p>0.608210097265952</text:p>
          </table:table-cell>
          <table:table-cell office:value-type="float" office:value="0.625243049863541" calcext:value-type="float">
            <text:p>0.625243049863541</text:p>
          </table:table-cell>
          <table:table-cell office:value-type="float" office:value="0.62754942054249" calcext:value-type="float">
            <text:p>0.62754942054249</text:p>
          </table:table-cell>
          <table:table-cell office:value-type="float" office:value="0.511550770725343" calcext:value-type="float">
            <text:p>0.511550770725343</text:p>
          </table:table-cell>
        </table:table-row>
        <table:table-row table:style-name="ro3">
          <table:table-cell table:style-name="ce22" office:value-type="string" calcext:value-type="string">
            <text:p>BNU3</text:p>
          </table:table-cell>
          <table:table-cell table:style-name="ce22" office:value-type="string" calcext:value-type="string">
            <text:p>s3://ndmg-data/BNU3/BNU3-11-12-20-m2g-func/fmri-edgelists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" calcext:value-type="float">
            <text:p>3</text:p>
          </table:table-cell>
          <table:table-cell table:style-name="ce53" office:value-type="float" office:value="144" calcext:value-type="float">
            <text:p>14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7]/[.$E$33]" office:value-type="float" office:value="0.0394953373560066" calcext:value-type="float">
            <text:p>0.0394953373560066</text:p>
          </table:table-cell>
          <table:table-cell office:value-type="float" office:value="0.989041568163909" calcext:value-type="float">
            <text:p>0.989041568163909</text:p>
          </table:table-cell>
          <table:table-cell office:value-type="float" office:value="0.991996650906226" calcext:value-type="float">
            <text:p>0.991996650906226</text:p>
          </table:table-cell>
          <table:table-cell office:value-type="float" office:value="0.976014578408196" calcext:value-type="float">
            <text:p>0.976014578408196</text:p>
          </table:table-cell>
          <table:table-cell office:value-type="float" office:value="0.988204294720252" calcext:value-type="float">
            <text:p>0.988204294720252</text:p>
          </table:table-cell>
          <table:table-cell office:value-type="float" office:value="0.97763987391647" calcext:value-type="float">
            <text:p>0.9776398739164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58628841607565" calcext:value-type="float">
            <text:p>0.958628841607565</text:p>
          </table:table-cell>
          <table:table-cell office:value-type="float" office:value="0.949271079590228" calcext:value-type="float">
            <text:p>0.949271079590228</text:p>
          </table:table-cell>
          <table:table-cell office:value-type="float" office:value="0.943804176516942" calcext:value-type="float">
            <text:p>0.943804176516942</text:p>
          </table:table-cell>
          <table:table-cell office:value-type="float" office:value="0.949665090622537" calcext:value-type="float">
            <text:p>0.949665090622537</text:p>
          </table:table-cell>
          <table:table-cell office:value-type="float" office:value="0.974881796690308" calcext:value-type="float">
            <text:p>0.974881796690308</text:p>
          </table:table-cell>
          <table:table-cell office:value-type="float" office:value="0.968577620173365" calcext:value-type="float">
            <text:p>0.968577620173365</text:p>
          </table:table-cell>
          <table:table-cell office:value-type="float" office:value="0.917356185973207" calcext:value-type="float">
            <text:p>0.917356185973207</text:p>
          </table:table-cell>
          <table:table-cell office:value-type="float" office:value="0.957865445232466" calcext:value-type="float">
            <text:p>0.957865445232466</text:p>
          </table:table-cell>
          <table:table-cell office:value-type="float" office:value="0.959613869188338" calcext:value-type="float">
            <text:p>0.959613869188338</text:p>
          </table:table-cell>
          <table:table-cell office:value-type="float" office:value="0.931786840031521" calcext:value-type="float">
            <text:p>0.931786840031521</text:p>
          </table:table-cell>
          <table:table-cell office:value-type="float" office:value="0.944715327029157" calcext:value-type="float">
            <text:p>0.944715327029157</text:p>
          </table:table-cell>
          <table:table-cell office:value-type="float" office:value="0.927132584712372" calcext:value-type="float">
            <text:p>0.927132584712372</text:p>
          </table:table-cell>
          <table:table-cell office:value-type="float" office:value="0.890341804570528" calcext:value-type="float">
            <text:p>0.890341804570528</text:p>
          </table:table-cell>
          <table:table-cell office:value-type="float" office:value="0.92400512214342" calcext:value-type="float">
            <text:p>0.92400512214342</text:p>
          </table:table-cell>
          <table:table-cell office:value-type="float" office:value="0.906693262411348" calcext:value-type="float">
            <text:p>0.906693262411348</text:p>
          </table:table-cell>
          <table:table-cell office:value-type="float" office:value="0.897803388494878" calcext:value-type="float">
            <text:p>0.897803388494878</text:p>
          </table:table-cell>
          <table:table-cell office:value-type="float" office:value="0.891449960598897" calcext:value-type="float">
            <text:p>0.891449960598897</text:p>
          </table:table-cell>
          <table:table-cell office:value-type="float" office:value="0.85192572892041" calcext:value-type="float">
            <text:p>0.85192572892041</text:p>
          </table:table-cell>
          <table:table-cell office:value-type="float" office:value="0.883692868400315" calcext:value-type="float">
            <text:p>0.883692868400315</text:p>
          </table:table-cell>
          <table:table-cell office:value-type="float" office:value="0.871503152088259" calcext:value-type="float">
            <text:p>0.871503152088259</text:p>
          </table:table-cell>
          <table:table-cell office:value-type="float" office:value="0.873620961386919" calcext:value-type="float">
            <text:p>0.873620961386919</text:p>
          </table:table-cell>
          <table:table-cell office:value-type="float" office:value="0.877979708431836" calcext:value-type="float">
            <text:p>0.877979708431836</text:p>
          </table:table-cell>
          <table:table-cell office:value-type="float" office:value="0.747192671394799" calcext:value-type="float">
            <text:p>0.747192671394799</text:p>
          </table:table-cell>
          <table:table-cell office:value-type="float" office:value="0.746035263987392" calcext:value-type="float">
            <text:p>0.746035263987392</text:p>
          </table:table-cell>
          <table:table-cell office:value-type="float" office:value="0.784500591016548" calcext:value-type="float">
            <text:p>0.784500591016548</text:p>
          </table:table-cell>
          <table:table-cell office:value-type="float" office:value="0.827940307328605" calcext:value-type="float">
            <text:p>0.827940307328605</text:p>
          </table:table-cell>
          <table:table-cell office:value-type="float" office:value="0.609670508274232" calcext:value-type="float">
            <text:p>0.609670508274232</text:p>
          </table:table-cell>
          <table:table-cell office:value-type="float" office:value="0.613499802994484" calcext:value-type="float">
            <text:p>0.613499802994484</text:p>
          </table:table-cell>
          <table:table-cell office:value-type="float" office:value="0.510786052009456" calcext:value-type="float">
            <text:p>0.510786052009456</text:p>
          </table:table-cell>
        </table:table-row>
        <table:table-row table:style-name="ro3">
          <table:table-cell table:style-name="ce22" office:value-type="string" calcext:value-type="string">
            <text:p>IPCAS7</text:p>
          </table:table-cell>
          <table:table-cell table:style-name="ce22" office:value-type="string" calcext:value-type="string">
            <text:p>s3://ndmg-data/IPCAS7/IPCAS7-11-27-20-m2g-func/functional_edgelists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8]/[.$E$33]" office:value-type="float" office:value="0.0394953373560066" calcext:value-type="float">
            <text:p>0.0394953373560066</text:p>
          </table:table-cell>
          <table:table-cell office:value-type="float" office:value="0.999755477308294" calcext:value-type="float">
            <text:p>0.999755477308294</text:p>
          </table:table-cell>
          <table:table-cell office:value-type="float" office:value="0.997750391236307" calcext:value-type="float">
            <text:p>0.997750391236307</text:p>
          </table:table-cell>
          <table:table-cell office:value-type="float" office:value="0.994816118935837" calcext:value-type="float">
            <text:p>0.994816118935837</text:p>
          </table:table-cell>
          <table:table-cell office:value-type="float" office:value="0.995109546165884" calcext:value-type="float">
            <text:p>0.995109546165884</text:p>
          </table:table-cell>
          <table:table-cell office:value-type="float" office:value="0.997603677621283" calcext:value-type="float">
            <text:p>0.997603677621283</text:p>
          </table:table-cell>
          <table:table-cell office:value-type="float" office:value="0.993984741784038" calcext:value-type="float">
            <text:p>0.993984741784038</text:p>
          </table:table-cell>
          <table:table-cell office:value-type="float" office:value="0.994620500782472" calcext:value-type="float">
            <text:p>0.994620500782472</text:p>
          </table:table-cell>
          <table:table-cell office:value-type="float" office:value="0.98816510172144" calcext:value-type="float">
            <text:p>0.98816510172144</text:p>
          </table:table-cell>
          <table:table-cell office:value-type="float" office:value="0.982492175273865" calcext:value-type="float">
            <text:p>0.982492175273865</text:p>
          </table:table-cell>
          <table:table-cell office:value-type="float" office:value="0.987920579029734" calcext:value-type="float">
            <text:p>0.987920579029734</text:p>
          </table:table-cell>
          <table:table-cell office:value-type="float" office:value="0.99153951486698" calcext:value-type="float">
            <text:p>0.99153951486698</text:p>
          </table:table-cell>
          <table:table-cell office:value-type="float" office:value="0.98523082942097" calcext:value-type="float">
            <text:p>0.98523082942097</text:p>
          </table:table-cell>
          <table:table-cell office:value-type="float" office:value="0.990512519561815" calcext:value-type="float">
            <text:p>0.990512519561815</text:p>
          </table:table-cell>
          <table:table-cell office:value-type="float" office:value="0.976721439749609" calcext:value-type="float">
            <text:p>0.976721439749609</text:p>
          </table:table-cell>
          <table:table-cell office:value-type="float" office:value="0.987187010954616" calcext:value-type="float">
            <text:p>0.987187010954616</text:p>
          </table:table-cell>
          <table:table-cell office:value-type="float" office:value="0.970803990610329" calcext:value-type="float">
            <text:p>0.970803990610329</text:p>
          </table:table-cell>
          <table:table-cell office:value-type="float" office:value="0.973298122065728" calcext:value-type="float">
            <text:p>0.973298122065728</text:p>
          </table:table-cell>
          <table:table-cell office:value-type="float" office:value="0.966158059467919" calcext:value-type="float">
            <text:p>0.966158059467919</text:p>
          </table:table-cell>
          <table:table-cell office:value-type="float" office:value="0.952073552425665" calcext:value-type="float">
            <text:p>0.952073552425665</text:p>
          </table:table-cell>
          <table:table-cell office:value-type="float" office:value="0.945569248826291" calcext:value-type="float">
            <text:p>0.945569248826291</text:p>
          </table:table-cell>
          <table:table-cell office:value-type="float" office:value="0.963321596244132" calcext:value-type="float">
            <text:p>0.963321596244132</text:p>
          </table:table-cell>
          <table:table-cell office:value-type="float" office:value="0.969874804381847" calcext:value-type="float">
            <text:p>0.969874804381847</text:p>
          </table:table-cell>
          <table:table-cell office:value-type="float" office:value="0.97339593114241" calcext:value-type="float">
            <text:p>0.97339593114241</text:p>
          </table:table-cell>
          <table:table-cell office:value-type="float" office:value="0.939700704225352" calcext:value-type="float">
            <text:p>0.939700704225352</text:p>
          </table:table-cell>
          <table:table-cell office:value-type="float" office:value="0.956034820031299" calcext:value-type="float">
            <text:p>0.956034820031299</text:p>
          </table:table-cell>
          <table:table-cell office:value-type="float" office:value="0.938722613458529" calcext:value-type="float">
            <text:p>0.938722613458529</text:p>
          </table:table-cell>
          <table:table-cell office:value-type="float" office:value="0.953247261345853" calcext:value-type="float">
            <text:p>0.953247261345853</text:p>
          </table:table-cell>
          <table:table-cell office:value-type="float" office:value="0.943613067292645" calcext:value-type="float">
            <text:p>0.943613067292645</text:p>
          </table:table-cell>
          <table:table-cell office:value-type="float" office:value="0.816167840375587" calcext:value-type="float">
            <text:p>0.816167840375587</text:p>
          </table:table-cell>
          <table:table-cell office:value-type="float" office:value="0.82096048513302" calcext:value-type="float">
            <text:p>0.82096048513302</text:p>
          </table:table-cell>
          <table:table-cell office:value-type="float" office:value="0.844874804381847" calcext:value-type="float">
            <text:p>0.844874804381847</text:p>
          </table:table-cell>
          <table:table-cell office:value-type="float" office:value="0.771909233176839" calcext:value-type="float">
            <text:p>0.771909233176839</text:p>
          </table:table-cell>
          <table:table-cell office:value-type="float" office:value="0.690409820031299" calcext:value-type="float">
            <text:p>0.690409820031299</text:p>
          </table:table-cell>
          <table:table-cell office:value-type="float" office:value="0.696302816901409" calcext:value-type="float">
            <text:p>0.696302816901409</text:p>
          </table:table-cell>
          <table:table-cell office:value-type="float" office:value="0.523376369327074" calcext:value-type="float">
            <text:p>0.523376369327074</text:p>
          </table:table-cell>
        </table:table-row>
        <table:table-row table:style-name="ro3">
          <table:table-cell table:style-name="ce22" office:value-type="string" calcext:value-type="string">
            <text:p>SWU1</text:p>
          </table:table-cell>
          <table:table-cell table:style-name="ce22" office:value-type="string" calcext:value-type="string">
            <text:p>s3://ndmg-data/SWU1/SWU1-11-27-20-m2g-func/functional_edgelist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53" office:value-type="float" office:value="119" calcext:value-type="float">
            <text:p>1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9]/[.$E$33]" office:value-type="float" office:value="0.0326385079539221" calcext:value-type="float">
            <text:p>0.0326385079539221</text:p>
          </table:table-cell>
          <table:table-cell office:value-type="float" office:value="0.985000749962502" calcext:value-type="float">
            <text:p>0.985000749962502</text:p>
          </table:table-cell>
          <table:table-cell office:value-type="float" office:value="0.991480425978701" calcext:value-type="float">
            <text:p>0.991480425978701</text:p>
          </table:table-cell>
          <table:table-cell office:value-type="float" office:value="0.97655617219139" calcext:value-type="float">
            <text:p>0.97655617219139</text:p>
          </table:table-cell>
          <table:table-cell office:value-type="float" office:value="0.985436122930696" calcext:value-type="float">
            <text:p>0.985436122930696</text:p>
          </table:table-cell>
          <table:table-cell office:value-type="float" office:value="0.974937042621553" calcext:value-type="float">
            <text:p>0.974937042621553</text:p>
          </table:table-cell>
          <table:table-cell office:value-type="float" office:value="0.969416529173541" calcext:value-type="float">
            <text:p>0.969416529173541</text:p>
          </table:table-cell>
          <table:table-cell office:value-type="float" office:value="0.962157681589605" calcext:value-type="float">
            <text:p>0.962157681589605</text:p>
          </table:table-cell>
          <table:table-cell office:value-type="float" office:value="0.958497206718612" calcext:value-type="float">
            <text:p>0.958497206718612</text:p>
          </table:table-cell>
          <table:table-cell office:value-type="float" office:value="0.96179717329923" calcext:value-type="float">
            <text:p>0.96179717329923</text:p>
          </table:table-cell>
          <table:table-cell office:value-type="float" office:value="0.968787744823285" calcext:value-type="float">
            <text:p>0.968787744823285</text:p>
          </table:table-cell>
          <table:table-cell office:value-type="float" office:value="0.974216289185541" calcext:value-type="float">
            <text:p>0.974216289185541</text:p>
          </table:table-cell>
          <table:table-cell office:value-type="float" office:value="0.964241787910604" calcext:value-type="float">
            <text:p>0.964241787910604</text:p>
          </table:table-cell>
          <table:table-cell office:value-type="float" office:value="0.934142240256408" calcext:value-type="float">
            <text:p>0.934142240256408</text:p>
          </table:table-cell>
          <table:table-cell office:value-type="float" office:value="0.945903494298969" calcext:value-type="float">
            <text:p>0.945903494298969</text:p>
          </table:table-cell>
          <table:table-cell office:value-type="float" office:value="0.94357518966157" calcext:value-type="float">
            <text:p>0.94357518966157</text:p>
          </table:table-cell>
          <table:table-cell office:value-type="float" office:value="0.946041776858526" calcext:value-type="float">
            <text:p>0.946041776858526</text:p>
          </table:table-cell>
          <table:table-cell office:value-type="float" office:value="0.939869717040464" calcext:value-type="float">
            <text:p>0.939869717040464</text:p>
          </table:table-cell>
          <table:table-cell office:value-type="float" office:value="0.943788731616051" calcext:value-type="float">
            <text:p>0.943788731616051</text:p>
          </table:table-cell>
          <table:table-cell office:value-type="float" office:value="0.921391035711372" calcext:value-type="float">
            <text:p>0.921391035711372</text:p>
          </table:table-cell>
          <table:table-cell office:value-type="float" office:value="0.919804272944248" calcext:value-type="float">
            <text:p>0.919804272944248</text:p>
          </table:table-cell>
          <table:table-cell office:value-type="float" office:value="0.920806985966491" calcext:value-type="float">
            <text:p>0.920806985966491</text:p>
          </table:table-cell>
          <table:table-cell office:value-type="float" office:value="0.925953439170147" calcext:value-type="float">
            <text:p>0.925953439170147</text:p>
          </table:table-cell>
          <table:table-cell office:value-type="float" office:value="0.921076709322429" calcext:value-type="float">
            <text:p>0.921076709322429</text:p>
          </table:table-cell>
          <table:table-cell office:value-type="float" office:value="0.912921985479674" calcext:value-type="float">
            <text:p>0.912921985479674</text:p>
          </table:table-cell>
          <table:table-cell office:value-type="float" office:value="0.91030987924288" calcext:value-type="float">
            <text:p>0.91030987924288</text:p>
          </table:table-cell>
          <table:table-cell office:value-type="float" office:value="0.917657669748091" calcext:value-type="float">
            <text:p>0.917657669748091</text:p>
          </table:table-cell>
          <table:table-cell office:value-type="float" office:value="0.895648243903594" calcext:value-type="float">
            <text:p>0.895648243903594</text:p>
          </table:table-cell>
          <table:table-cell office:value-type="float" office:value="0.904475434123031" calcext:value-type="float">
            <text:p>0.904475434123031</text:p>
          </table:table-cell>
          <table:table-cell office:value-type="float" office:value="0.813373673421592" calcext:value-type="float">
            <text:p>0.813373673421592</text:p>
          </table:table-cell>
          <table:table-cell office:value-type="float" office:value="0.808141040316405" calcext:value-type="float">
            <text:p>0.808141040316405</text:p>
          </table:table-cell>
          <table:table-cell office:value-type="float" office:value="0.816015515013723" calcext:value-type="float">
            <text:p>0.816015515013723</text:p>
          </table:table-cell>
          <table:table-cell office:value-type="float" office:value="0.803349569363637" calcext:value-type="float">
            <text:p>0.803349569363637</text:p>
          </table:table-cell>
          <table:table-cell office:value-type="float" office:value="0.72488737405235" calcext:value-type="float">
            <text:p>0.72488737405235</text:p>
          </table:table-cell>
          <table:table-cell office:value-type="float" office:value="0.71317815688163" calcext:value-type="float">
            <text:p>0.71317815688163</text:p>
          </table:table-cell>
          <table:table-cell office:value-type="float" office:value="0.502484612611475" calcext:value-type="float">
            <text:p>0.502484612611475</text:p>
          </table:table-cell>
        </table:table-row>
        <table:table-row table:style-name="ro3">
          <table:table-cell table:style-name="ce22" office:value-type="string" calcext:value-type="string">
            <text:p>IPCAS1</text:p>
          </table:table-cell>
          <table:table-cell table:style-name="ce22" office:value-type="string" calcext:value-type="string">
            <text:p>s3://ndmg-data/IPCAS1/IPCAS1-11-27-20-m2g-func/functional_edgelist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3-4</text:p>
          </table:table-cell>
          <table:table-cell table:style-name="ce53" office:value-type="float" office:value="118" calcext:value-type="float">
            <text:p>1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10]/[.$E$33]" office:value-type="float" office:value="0.0323642347778387" calcext:value-type="float">
            <text:p>0.0323642347778387</text:p>
          </table:table-cell>
          <table:table-cell office:value-type="float" office:value="0.992185924581569" calcext:value-type="float">
            <text:p>0.992185924581569</text:p>
          </table:table-cell>
          <table:table-cell office:value-type="float" office:value="0.990774349667272" calcext:value-type="float">
            <text:p>0.990774349667272</text:p>
          </table:table-cell>
          <table:table-cell office:value-type="float" office:value="0.984398151801292" calcext:value-type="float">
            <text:p>0.984398151801292</text:p>
          </table:table-cell>
          <table:table-cell office:value-type="float" office:value="0.98860657390603" calcext:value-type="float">
            <text:p>0.98860657390603</text:p>
          </table:table-cell>
          <table:table-cell office:value-type="float" office:value="0.986666315964825" calcext:value-type="float">
            <text:p>0.986666315964825</text:p>
          </table:table-cell>
          <table:table-cell office:value-type="float" office:value="0.97847567444348" calcext:value-type="float">
            <text:p>0.97847567444348</text:p>
          </table:table-cell>
          <table:table-cell office:value-type="float" office:value="0.977088210280824" calcext:value-type="float">
            <text:p>0.977088210280824</text:p>
          </table:table-cell>
          <table:table-cell office:value-type="float" office:value="0.966227412609485" calcext:value-type="float">
            <text:p>0.966227412609485</text:p>
          </table:table-cell>
          <table:table-cell office:value-type="float" office:value="0.965519433265823" calcext:value-type="float">
            <text:p>0.965519433265823</text:p>
          </table:table-cell>
          <table:table-cell office:value-type="float" office:value="0.963829269575739" calcext:value-type="float">
            <text:p>0.963829269575739</text:p>
          </table:table-cell>
          <table:table-cell office:value-type="float" office:value="0.970030116520687" calcext:value-type="float">
            <text:p>0.970030116520687</text:p>
          </table:table-cell>
          <table:table-cell office:value-type="float" office:value="0.961637602251506" calcext:value-type="float">
            <text:p>0.961637602251506</text:p>
          </table:table-cell>
          <table:table-cell office:value-type="float" office:value="0.950040330711837" calcext:value-type="float">
            <text:p>0.950040330711837</text:p>
          </table:table-cell>
          <table:table-cell office:value-type="float" office:value="0.935650595754754" calcext:value-type="float">
            <text:p>0.935650595754754</text:p>
          </table:table-cell>
          <table:table-cell office:value-type="float" office:value="0.971138553530252" calcext:value-type="float">
            <text:p>0.971138553530252</text:p>
          </table:table-cell>
          <table:table-cell office:value-type="float" office:value="0.921742418264552" calcext:value-type="float">
            <text:p>0.921742418264552</text:p>
          </table:table-cell>
          <table:table-cell office:value-type="float" office:value="0.932296351824088" calcext:value-type="float">
            <text:p>0.932296351824088</text:p>
          </table:table-cell>
          <table:table-cell office:value-type="float" office:value="0.919467240064178" calcext:value-type="float">
            <text:p>0.919467240064178</text:p>
          </table:table-cell>
          <table:table-cell office:value-type="float" office:value="0.91072818853731" calcext:value-type="float">
            <text:p>0.91072818853731</text:p>
          </table:table-cell>
          <table:table-cell office:value-type="float" office:value="0.917386701386149" calcext:value-type="float">
            <text:p>0.917386701386149</text:p>
          </table:table-cell>
          <table:table-cell office:value-type="float" office:value="0.89777479681212" calcext:value-type="float">
            <text:p>0.89777479681212</text:p>
          </table:table-cell>
          <table:table-cell office:value-type="float" office:value="0.914627993021034" calcext:value-type="float">
            <text:p>0.914627993021034</text:p>
          </table:table-cell>
          <table:table-cell office:value-type="float" office:value="0.907601681615333" calcext:value-type="float">
            <text:p>0.907601681615333</text:p>
          </table:table-cell>
          <table:table-cell office:value-type="float" office:value="0.897049720753658" calcext:value-type="float">
            <text:p>0.897049720753658</text:p>
          </table:table-cell>
          <table:table-cell office:value-type="float" office:value="0.906519328055271" calcext:value-type="float">
            <text:p>0.906519328055271</text:p>
          </table:table-cell>
          <table:table-cell office:value-type="float" office:value="0.87214704051483" calcext:value-type="float">
            <text:p>0.87214704051483</text:p>
          </table:table-cell>
          <table:table-cell office:value-type="float" office:value="0.886400001753509" calcext:value-type="float">
            <text:p>0.886400001753509</text:p>
          </table:table-cell>
          <table:table-cell office:value-type="float" office:value="0.863700167460129" calcext:value-type="float">
            <text:p>0.863700167460129</text:p>
          </table:table-cell>
          <table:table-cell office:value-type="float" office:value="0.802251944203337" calcext:value-type="float">
            <text:p>0.802251944203337</text:p>
          </table:table-cell>
          <table:table-cell office:value-type="float" office:value="0.802182461400878" calcext:value-type="float">
            <text:p>0.802182461400878</text:p>
          </table:table-cell>
          <table:table-cell office:value-type="float" office:value="0.746974429451941" calcext:value-type="float">
            <text:p>0.746974429451941</text:p>
          </table:table-cell>
          <table:table-cell office:value-type="float" office:value="0.765134757182812" calcext:value-type="float">
            <text:p>0.765134757182812</text:p>
          </table:table-cell>
          <table:table-cell office:value-type="float" office:value="0.675811765170046" calcext:value-type="float">
            <text:p>0.675811765170046</text:p>
          </table:table-cell>
          <table:table-cell office:value-type="float" office:value="0.671001341434546" calcext:value-type="float">
            <text:p>0.671001341434546</text:p>
          </table:table-cell>
          <table:table-cell office:value-type="float" office:value="0.4890949262211" calcext:value-type="float">
            <text:p>0.4890949262211</text:p>
          </table:table-cell>
        </table:table-row>
        <table:table-row table:style-name="ro3">
          <table:table-cell table:style-name="ce26" office:value-type="string" calcext:value-type="string">
            <text:p>BNU1</text:p>
          </table:table-cell>
          <table:table-cell table:style-name="ce22" office:value-type="string" calcext:value-type="string">
            <text:p>s3://ndmg-data/BNU1/BNU1-11-12-20-m2g-func/functional_edgelists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 table:formula="of:=[.E11]/[.$E$33]" office:value-type="float" office:value="0.0290729566648382" calcext:value-type="float">
            <text:p>0.0290729566648382</text:p>
          </table:table-cell>
          <table:table-cell office:value-type="float" office:value="0.990433673469388" calcext:value-type="float">
            <text:p>0.990433673469388</text:p>
          </table:table-cell>
          <table:table-cell office:value-type="float" office:value="0.996811224489796" calcext:value-type="float">
            <text:p>0.996811224489796</text:p>
          </table:table-cell>
          <table:table-cell office:value-type="float" office:value="0.981611394557823" calcext:value-type="float">
            <text:p>0.981611394557823</text:p>
          </table:table-cell>
          <table:table-cell office:value-type="float" office:value="0.989583333333333" calcext:value-type="float">
            <text:p>0.989583333333333</text:p>
          </table:table-cell>
          <table:table-cell office:value-type="float" office:value="0.979272959183674" calcext:value-type="float">
            <text:p>0.979272959183674</text:p>
          </table:table-cell>
          <table:table-cell office:value-type="float" office:value="0.976084183673469" calcext:value-type="float">
            <text:p>0.976084183673469</text:p>
          </table:table-cell>
          <table:table-cell office:value-type="float" office:value="0.973639455782313" calcext:value-type="float">
            <text:p>0.973639455782313</text:p>
          </table:table-cell>
          <table:table-cell office:value-type="float" office:value="0.970769557823129" calcext:value-type="float">
            <text:p>0.970769557823129</text:p>
          </table:table-cell>
          <table:table-cell office:value-type="float" office:value="0.972895408163265" calcext:value-type="float">
            <text:p>0.972895408163265</text:p>
          </table:table-cell>
          <table:table-cell office:value-type="float" office:value="0.973639455782313" calcext:value-type="float">
            <text:p>0.973639455782313</text:p>
          </table:table-cell>
          <table:table-cell office:value-type="float" office:value="0.980973639455782" calcext:value-type="float">
            <text:p>0.980973639455782</text:p>
          </table:table-cell>
          <table:table-cell office:value-type="float" office:value="0.970344387755102" calcext:value-type="float">
            <text:p>0.970344387755102</text:p>
          </table:table-cell>
          <table:table-cell office:value-type="float" office:value="0.956951530612245" calcext:value-type="float">
            <text:p>0.956951530612245</text:p>
          </table:table-cell>
          <table:table-cell office:value-type="float" office:value="0.973107993197279" calcext:value-type="float">
            <text:p>0.973107993197279</text:p>
          </table:table-cell>
          <table:table-cell office:value-type="float" office:value="0.95046768707483" calcext:value-type="float">
            <text:p>0.95046768707483</text:p>
          </table:table-cell>
          <table:table-cell office:value-type="float" office:value="0.959396258503402" calcext:value-type="float">
            <text:p>0.959396258503402</text:p>
          </table:table-cell>
          <table:table-cell office:value-type="float" office:value="0.963329081632653" calcext:value-type="float">
            <text:p>0.963329081632653</text:p>
          </table:table-cell>
          <table:table-cell office:value-type="float" office:value="0.966305272108844" calcext:value-type="float">
            <text:p>0.966305272108844</text:p>
          </table:table-cell>
          <table:table-cell office:value-type="float" office:value="0.956738945578231" calcext:value-type="float">
            <text:p>0.956738945578231</text:p>
          </table:table-cell>
          <table:table-cell office:value-type="float" office:value="0.920280612244898" calcext:value-type="float">
            <text:p>0.920280612244898</text:p>
          </table:table-cell>
          <table:table-cell office:value-type="float" office:value="0.95078656462585" calcext:value-type="float">
            <text:p>0.95078656462585</text:p>
          </table:table-cell>
          <table:table-cell office:value-type="float" office:value="0.944515306122449" calcext:value-type="float">
            <text:p>0.944515306122449</text:p>
          </table:table-cell>
          <table:table-cell office:value-type="float" office:value="0.947172619047619" calcext:value-type="float">
            <text:p>0.947172619047619</text:p>
          </table:table-cell>
          <table:table-cell office:value-type="float" office:value="0.945259353741497" calcext:value-type="float">
            <text:p>0.945259353741497</text:p>
          </table:table-cell>
          <table:table-cell office:value-type="float" office:value="0.948235544217687" calcext:value-type="float">
            <text:p>0.948235544217687</text:p>
          </table:table-cell>
          <table:table-cell office:value-type="float" office:value="0.936224489795918" calcext:value-type="float">
            <text:p>0.936224489795918</text:p>
          </table:table-cell>
          <table:table-cell office:value-type="float" office:value="0.920174319727891" calcext:value-type="float">
            <text:p>0.920174319727891</text:p>
          </table:table-cell>
          <table:table-cell office:value-type="float" office:value="0.919855442176871" calcext:value-type="float">
            <text:p>0.919855442176871</text:p>
          </table:table-cell>
          <table:table-cell office:value-type="float" office:value="0.860012755102041" calcext:value-type="float">
            <text:p>0.860012755102041</text:p>
          </table:table-cell>
          <table:table-cell office:value-type="float" office:value="0.853210034013605" calcext:value-type="float">
            <text:p>0.853210034013605</text:p>
          </table:table-cell>
          <table:table-cell office:value-type="float" office:value="0.750212585034014" calcext:value-type="float">
            <text:p>0.750212585034014</text:p>
          </table:table-cell>
          <table:table-cell office:value-type="float" office:value="0.731505102040816" calcext:value-type="float">
            <text:p>0.731505102040816</text:p>
          </table:table-cell>
          <table:table-cell office:value-type="float" office:value="0.773384353741497" calcext:value-type="float">
            <text:p>0.773384353741497</text:p>
          </table:table-cell>
          <table:table-cell office:value-type="float" office:value="0.771258503401361" calcext:value-type="float">
            <text:p>0.771258503401361</text:p>
          </table:table-cell>
          <table:table-cell office:value-type="float" office:value="0.517431972789116" calcext:value-type="float">
            <text:p>0.517431972789116</text:p>
          </table:table-cell>
        </table:table-row>
        <table:table-row table:style-name="ro2">
          <table:table-cell table:style-name="ce28" office:value-type="string" calcext:value-type="string">
            <text:p>BNU2</text:p>
          </table:table-cell>
          <table:table-cell table:style-name="ce31"/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string" calcext:value-type="string">
            <text:p>2/1.5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BMB_1</text:p>
          </table:table-cell>
          <table:table-cell table:style-name="ce31" office:value-type="string" calcext:value-type="string">
            <text:p>s3://ndmg-data/BMB_1/BMB_1-11-27-20-m2g-func/functional_edgelists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2-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.3" calcext:value-type="float">
            <text:p>2.3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BATRT</text:p>
          </table:table-cell>
          <table:table-cell table:style-name="ce31" office:value-type="string" calcext:value-type="string">
            <text:p>s3://ndmg-data/IBATRT/IBATRT-11-27-20-m2g-func/functional_edgelists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string" calcext:value-type="string">
            <text:p>2-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.75" calcext:value-type="float">
            <text:p>1.75</text:p>
          </table:table-cell>
          <table:table-cell table:style-name="ce56" office:value-type="string" calcext:value-type="string">
            <text:p>Sequential Ascending</text:p>
          </table:table-cell>
          <table:table-cell table:style-name="ce58"/>
          <table:table-cell table:number-columns-repeated="6"/>
          <table:table-cell office:value-type="float" office:value="0.9613045" calcext:value-type="float">
            <text:p>0.9613045</text:p>
          </table:table-cell>
          <table:table-cell/>
          <table:table-cell office:value-type="float" office:value="0.967727" calcext:value-type="float">
            <text:p>0.967727</text:p>
          </table:table-cell>
          <table:table-cell table:number-columns-repeated="8"/>
          <table:table-cell office:value-type="float" office:value="0.96166349" calcext:value-type="float">
            <text:p>0.96166349</text:p>
          </table:table-cell>
          <table:table-cell office:value-type="float" office:value="0.9453165" calcext:value-type="float">
            <text:p>0.9453165</text:p>
          </table:table-cell>
          <table:table-cell office:value-type="float" office:value="0.966075" calcext:value-type="float">
            <text:p>0.966075</text:p>
          </table:table-cell>
          <table:table-cell table:number-columns-repeated="2"/>
          <table:table-cell office:value-type="float" office:value="0.9384566" calcext:value-type="float">
            <text:p>0.9384566</text:p>
          </table:table-cell>
          <table:table-cell office:value-type="float" office:value="0.941713595" calcext:value-type="float">
            <text:p>0.941713595</text:p>
          </table:table-cell>
          <table:table-cell office:value-type="float" office:value="0.91750898" calcext:value-type="float">
            <text:p>0.91750898</text:p>
          </table:table-cell>
          <table:table-cell office:value-type="float" office:value="0.91860098992" calcext:value-type="float">
            <text:p>0.91860098992</text:p>
          </table:table-cell>
          <table:table-cell/>
          <table:table-cell office:value-type="float" office:value="0.9329304" calcext:value-type="float">
            <text:p>0.9329304</text:p>
          </table:table-cell>
          <table:table-cell office:value-type="float" office:value="0.8636497" calcext:value-type="float">
            <text:p>0.8636497</text:p>
          </table:table-cell>
          <table:table-cell/>
          <table:table-cell office:value-type="float" office:value="0.8399395" calcext:value-type="float">
            <text:p>0.8399395</text:p>
          </table:table-cell>
          <table:table-cell office:value-type="float" office:value="0.8879937" calcext:value-type="float">
            <text:p>0.8879937</text:p>
          </table:table-cell>
          <table:table-cell office:value-type="float" office:value="0.79809" calcext:value-type="float">
            <text:p>0.79809</text:p>
          </table:table-cell>
          <table:table-cell office:value-type="float" office:value="0.8005" calcext:value-type="float">
            <text:p>0.8005</text:p>
          </table:table-cell>
          <table:table-cell/>
        </table:table-row>
        <table:table-row table:style-name="ro3">
          <table:table-cell table:style-name="ce22" office:value-type="string" calcext:value-type="string">
            <text:p>IPCAS_6</text:p>
          </table:table-cell>
          <table:table-cell table:style-name="ce28" office:value-type="string" calcext:value-type="string">
            <text:p>s3://ndmg-data/IPCAS_6/IPCAS_6-11-27-20-m2g-func/functional_edgelist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MRN_1</text:p>
          </table:table-cell>
          <table:table-cell table:style-name="ce22" office:value-type="string" calcext:value-type="string">
            <text:p>s3://ndmg-data/MRN_1-11-27-20-m2g-func/functional_edgelists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PCAS3</text:p>
          </table:table-cell>
          <table:table-cell table:style-name="ce22" office:value-type="string" calcext:value-type="string">
            <text:p>s3://ndmg-data/IPCAS3/IPCAS3-11-27-20-m2g-func/functional_edgelists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2-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Utah1</text:p>
          </table:table-cell>
          <table:table-cell table:style-name="ce22" office:value-type="string" calcext:value-type="string">
            <text:p>s3://ndmg-data/Utah1/Utah1-11-27-20-m2g-func/functional_edgelists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NYU_1</text:p>
          </table:table-cell>
          <table:table-cell table:style-name="ce22" office:value-type="string" calcext:value-type="string">
            <text:p>s3://ndmg-data/NYU_1/NYU_1-11-27-20-m2g-func/functional_edgelists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UWM</text:p>
          </table:table-cell>
          <table:table-cell table:style-name="ce31" office:value-type="string" calcext:value-type="string">
            <text:p>s3://ndmg-data/UWM/UWM-11-27-20-m2g-func/functional_edgelists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PCAS_2</text:p>
          </table:table-cell>
          <table:table-cell table:style-name="ce22" office:value-type="string" calcext:value-type="string">
            <text:p>s3://ndmg-data/IPCAS_2/IPCAS_2-11-27-20-m2g-func/functional_edgelists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PCAS_5</text:p>
          </table:table-cell>
          <table:table-cell table:style-name="ce22" office:value-type="string" calcext:value-type="string">
            <text:p>s3://ndmg-data/IPCAS_5/IPCAS_5-11-27-20-m2g-func/functional_edgelists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JHNU_bids</text:p>
          </table:table-cell>
          <table:table-cell table:style-name="ce22" office:value-type="string" calcext:value-type="string">
            <text:p>s3://ndmg-data/JHNU_bids/JHNU_bids-11-27-20-m2g-func/functional_edgelist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ACAS_1</text:p>
          </table:table-cell>
          <table:table-cell table:style-name="ce22" office:value-type="string" calcext:value-type="string">
            <text:p>s3://ndmg-data/IACAS_1/IACAS_1-11-27-20-m2g-func/functional_edgelists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SWU2</text:p>
          </table:table-cell>
          <table:table-cell table:style-name="ce22" office:value-type="string" calcext:value-type="string">
            <text:p>s3://ndmg-data/SWU2/SWU2-11-27-20-m2g-func/functional_edgelists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SWU3</text:p>
          </table:table-cell>
          <table:table-cell table:style-name="ce22" office:value-type="string" calcext:value-type="string">
            <text:p>s3://ndmg-data/SWU3/SWU3-11-27-20-m2g-func/functional_edgelists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3">
          <table:table-cell table:style-name="ce22" office:value-type="string" calcext:value-type="string">
            <text:p>IPCAS4</text:p>
          </table:table-cell>
          <table:table-cell table:style-name="ce22" office:value-type="string" calcext:value-type="string">
            <text:p>s3://ndmg-data/IPCAS4/IPCAS4-11-27-20-m2g-func/functional_edgelist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2">
          <table:table-cell table:style-name="ce29" office:value-type="string" calcext:value-type="string">
            <text:p>ABIDEII-BNI_1</text:p>
          </table:table-cell>
          <table:table-cell table:style-name="ce31"/>
          <table:table-cell table:style-name="ce28" office:value-type="float" office:value="29" calcext:value-type="float">
            <text:p>29</text:p>
          </table:table-cell>
          <table:table-cell table:style-name="ce52" office:value-type="float" office:value="1" calcext:value-type="float">
            <text:p>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Sequential Ascending</text:p>
          </table:table-cell>
          <table:table-cell office:value-type="string" calcext:value-type="string">
            <text:p>4mm rest</text:p>
          </table:table-cell>
          <table:table-cell table:number-columns-repeated="35"/>
        </table:table-row>
        <table:table-row table:style-name="ro3">
          <table:table-cell table:style-name="ce22" office:value-type="string" calcext:value-type="string">
            <text:p>IPCAS_8</text:p>
          </table:table-cell>
          <table:table-cell table:style-name="ce22" office:value-type="string" calcext:value-type="string">
            <text:p>s3://ndmg-data/IPCAS_8/IPCAS_8-11-27-20-m2g-func/functional_edgelist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table:style-name="ce58"/>
          <table:table-cell table:number-columns-repeated="35"/>
        </table:table-row>
        <table:table-row table:style-name="ro4">
          <table:table-cell table:style-name="ce22" office:value-type="string" calcext:value-type="string">
            <text:p>ABIDEII-SDSU_1</text:p>
          </table:table-cell>
          <table:table-cell table:style-name="ce31" office:value-type="string" calcext:value-type="string">
            <text:p>s3://ndmg-data/ABIDEII-SDSU_1/ABIDEII-SDSU_1-11-27-20-m2g-func/functional_edgelists</text:p>
          </table:table-cell>
          <table:table-cell table:style-name="ce28" office:value-type="float" office:value="25" calcext:value-type="float">
            <text:p>25</text:p>
          </table:table-cell>
          <table:table-cell table:style-name="ce52" office:value-type="float" office:value="1" calcext:value-type="float">
            <text:p>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Interleaved Ascending</text:p>
          </table:table-cell>
          <table:table-cell office:value-type="string" calcext:value-type="string">
            <text:p>4mm rest</text:p>
          </table:table-cell>
          <table:table-cell table:number-columns-repeated="35"/>
        </table:table-row>
        <table:table-row table:style-name="ro4">
          <table:table-cell table:style-name="ce22" office:value-type="string" calcext:value-type="string">
            <text:p>ABIDEII-TCD_1</text:p>
          </table:table-cell>
          <table:table-cell table:style-name="ce31" office:value-type="string" calcext:value-type="string">
            <text:p>s3://ndmg-data/ABIDEII-TCD_1/ABIDEII-TCD_1-11-27-20-m2g-func/functional_edgelists</text:p>
          </table:table-cell>
          <table:table-cell table:style-name="ce28" office:value-type="float" office:value="21" calcext:value-type="float">
            <text:p>21</text:p>
          </table:table-cell>
          <table:table-cell table:style-name="ce52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" calcext:value-type="float">
            <text:p>2</text:p>
          </table:table-cell>
          <table:table-cell table:style-name="ce56" office:value-type="string" calcext:value-type="string">
            <text:p>Sequential Ascending</text:p>
          </table:table-cell>
          <table:table-cell office:value-type="string" calcext:value-type="string">
            <text:p>3mm rest</text:p>
          </table:table-cell>
          <table:table-cell table:number-columns-repeated="35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"/>
          <table:table-cell table:formula="of:=SUM([.C2:.C31])" office:value-type="float" office:value="1390" calcext:value-type="float">
            <text:p>1390</text:p>
          </table:table-cell>
          <table:table-cell/>
          <table:table-cell table:formula="of:=SUM([.E2:.E31])"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Weighted average</text:p>
          </table:table-cell>
          <table:table-cell table:formula="of:=SUM([.$E2]*[.I2];[.$E3]*[.I3];[.$E4]*[.I4];[.$E5]*[.I5];[.$E6]*[.I6];[.$E7]*[.I7];[.$E8]*[.I8];[.$E9]*[.I9];[.$E10]*[.I10];[.$E11]*[.I11])/[.$E33]" office:value-type="float" office:value="0.623852108001541" calcext:value-type="float">
            <text:p>0.623852108001541</text:p>
          </table:table-cell>
          <table:table-cell table:formula="of:=SUM([.$E2]*[.J2];[.$E3]*[.J3];[.$E4]*[.J4];[.$E5]*[.J5];[.$E6]*[.J6];[.$E7]*[.J7];[.$E8]*[.J8];[.$E9]*[.J9];[.$E10]*[.J10];[.$E11]*[.J11])/[.$E33]" office:value-type="float" office:value="0.621849004401673" calcext:value-type="float">
            <text:p>0.621849004401673</text:p>
          </table:table-cell>
          <table:table-cell table:formula="of:=SUM([.$E2]*[.K2];[.$E3]*[.K3];[.$E4]*[.K4];[.$E5]*[.K5];[.$E6]*[.K6];[.$E7]*[.K7];[.$E8]*[.K8];[.$E9]*[.K9];[.$E10]*[.K10];[.$E11]*[.K11])/[.$E33]" office:value-type="float" office:value="0.617050595013582" calcext:value-type="float">
            <text:p>0.617050595013582</text:p>
          </table:table-cell>
          <table:table-cell table:formula="of:=SUM([.$E2]*[.L2];[.$E3]*[.L3];[.$E4]*[.L4];[.$E5]*[.L5];[.$E6]*[.L6];[.$E7]*[.L7];[.$E8]*[.L8];[.$E9]*[.L9];[.$E10]*[.L10];[.$E11]*[.L11])/[.$E33]" office:value-type="float" office:value="0.615148387310739" calcext:value-type="float">
            <text:p>0.615148387310739</text:p>
          </table:table-cell>
          <table:table-cell table:formula="of:=SUM([.$E2]*[.M2];[.$E3]*[.M3];[.$E4]*[.M4];[.$E5]*[.M5];[.$E6]*[.M6];[.$E7]*[.M7];[.$E8]*[.M8];[.$E9]*[.M9];[.$E10]*[.M10];[.$E11]*[.M11])/[.$E33]" office:value-type="float" office:value="0.612782677892969" calcext:value-type="float">
            <text:p>0.612782677892969</text:p>
          </table:table-cell>
          <table:table-cell table:formula="of:=SUM([.$E2]*[.N2];[.$E3]*[.N3];[.$E4]*[.N4];[.$E5]*[.N5];[.$E6]*[.N6];[.$E7]*[.N7];[.$E8]*[.N8];[.$E9]*[.N9];[.$E10]*[.N10];[.$E11]*[.N11])/[.$E33]" office:value-type="float" office:value="0.612565882098604" calcext:value-type="float">
            <text:p>0.612565882098604</text:p>
          </table:table-cell>
          <table:table-cell table:formula="of:=SUM([.$E2]*[.O2];[.$E3]*[.O3];[.$E4]*[.O4];[.$E5]*[.O5];[.$E6]*[.O6];[.$E7]*[.O7];[.$E8]*[.O8];[.$E9]*[.O9];[.$E10]*[.O10];[.$E11]*[.O11])/[.$E33]" office:value-type="float" office:value="0.606441997945527" calcext:value-type="float">
            <text:p>0.606441997945527</text:p>
          </table:table-cell>
          <table:table-cell table:formula="of:=SUM([.$E2]*[.P2];[.$E3]*[.P3];[.$E4]*[.P4];[.$E5]*[.P5];[.$E6]*[.P6];[.$E7]*[.P7];[.$E8]*[.P8];[.$E9]*[.P9];[.$E10]*[.P10];[.$E11]*[.P11])/[.$E33]" office:value-type="float" office:value="0.605076823649867" calcext:value-type="float">
            <text:p>0.605076823649867</text:p>
          </table:table-cell>
          <table:table-cell table:formula="of:=SUM([.$E2]*[.Q2];[.$E3]*[.Q3];[.$E4]*[.Q4];[.$E5]*[.Q5];[.$E6]*[.Q6];[.$E7]*[.Q7];[.$E8]*[.Q8];[.$E9]*[.Q9];[.$E10]*[.Q10];[.$E11]*[.Q11])/[.$E33]" office:value-type="float" office:value="0.60433905387533" calcext:value-type="float">
            <text:p>0.60433905387533</text:p>
          </table:table-cell>
          <table:table-cell table:formula="of:=SUM([.$E2]*[.R2];[.$E3]*[.R3];[.$E4]*[.R4];[.$E5]*[.R5];[.$E6]*[.R6];[.$E7]*[.R7];[.$E8]*[.R8];[.$E9]*[.R9];[.$E10]*[.R10];[.$E11]*[.R11])/[.$E33]" office:value-type="float" office:value="0.602945401159041" calcext:value-type="float">
            <text:p>0.602945401159041</text:p>
          </table:table-cell>
          <table:table-cell table:formula="of:=SUM([.$E2]*[.S2];[.$E3]*[.S3];[.$E4]*[.S4];[.$E5]*[.S5];[.$E6]*[.S6];[.$E7]*[.S7];[.$E8]*[.S8];[.$E9]*[.S9];[.$E10]*[.S10];[.$E11]*[.S11])/[.$E33]" office:value-type="float" office:value="0.596793778076866" calcext:value-type="float">
            <text:p>0.596793778076866</text:p>
          </table:table-cell>
          <table:table-cell table:formula="of:=SUM([.$E2]*[.T2];[.$E3]*[.T3];[.$E4]*[.T4];[.$E5]*[.T5];[.$E6]*[.T6];[.$E7]*[.T7];[.$E8]*[.T8];[.$E9]*[.T9];[.$E10]*[.T10];[.$E11]*[.T11])/[.$E33]" office:value-type="float" office:value="0.590646266600589" calcext:value-type="float">
            <text:p>0.590646266600589</text:p>
          </table:table-cell>
          <table:table-cell table:formula="of:=SUM([.$E2]*[.U2];[.$E3]*[.U3];[.$E4]*[.U4];[.$E5]*[.U5];[.$E6]*[.U6];[.$E7]*[.U7];[.$E8]*[.U8];[.$E9]*[.U9];[.$E10]*[.U10];[.$E11]*[.U11])/[.$E33]" office:value-type="float" office:value="0.588647814760725" calcext:value-type="float">
            <text:p>0.588647814760725</text:p>
          </table:table-cell>
          <table:table-cell table:formula="of:=SUM([.$E2]*[.V2];[.$E3]*[.V3];[.$E4]*[.V4];[.$E5]*[.V5];[.$E6]*[.V6];[.$E7]*[.V7];[.$E8]*[.V8];[.$E9]*[.V9];[.$E10]*[.V10];[.$E11]*[.V11])/[.$E33]" office:value-type="float" office:value="0.587591119697008" calcext:value-type="float">
            <text:p>0.587591119697008</text:p>
          </table:table-cell>
          <table:table-cell table:formula="of:=SUM([.$E2]*[.W2];[.$E3]*[.W3];[.$E4]*[.W4];[.$E5]*[.W5];[.$E6]*[.W6];[.$E7]*[.W7];[.$E8]*[.W8];[.$E9]*[.W9];[.$E10]*[.W10];[.$E11]*[.W11])/[.$E33]" office:value-type="float" office:value="0.583000697027536" calcext:value-type="float">
            <text:p>0.583000697027536</text:p>
          </table:table-cell>
          <table:table-cell table:formula="of:=SUM([.$E2]*[.X2];[.$E3]*[.X3];[.$E4]*[.X4];[.$E5]*[.X5];[.$E6]*[.X6];[.$E7]*[.X7];[.$E8]*[.X8];[.$E9]*[.X9];[.$E10]*[.X10];[.$E11]*[.X11])/[.$E33]" office:value-type="float" office:value="0.58141660014892" calcext:value-type="float">
            <text:p>0.58141660014892</text:p>
          </table:table-cell>
          <table:table-cell table:formula="of:=SUM([.$E2]*[.Y2];[.$E3]*[.Y3];[.$E4]*[.Y4];[.$E5]*[.Y5];[.$E6]*[.Y6];[.$E7]*[.Y7];[.$E8]*[.Y8];[.$E9]*[.Y9];[.$E10]*[.Y10];[.$E11]*[.Y11])/[.$E33]" office:value-type="float" office:value="0.580516406920829" calcext:value-type="float">
            <text:p>0.580516406920829</text:p>
          </table:table-cell>
          <table:table-cell table:formula="of:=SUM([.$E2]*[.Z2];[.$E3]*[.Z3];[.$E4]*[.Z4];[.$E5]*[.Z5];[.$E6]*[.Z6];[.$E7]*[.Z7];[.$E8]*[.Z8];[.$E9]*[.Z9];[.$E10]*[.Z10];[.$E11]*[.Z11])/[.$E33]" office:value-type="float" office:value="0.578640684590779" calcext:value-type="float">
            <text:p>0.578640684590779</text:p>
          </table:table-cell>
          <table:table-cell table:formula="of:=SUM([.$E2]*[.AA2];[.$E3]*[.AA3];[.$E4]*[.AA4];[.$E5]*[.AA5];[.$E6]*[.AA6];[.$E7]*[.AA7];[.$E8]*[.AA8];[.$E9]*[.AA9];[.$E10]*[.AA10];[.$E11]*[.AA11])/[.$E33]" office:value-type="float" office:value="0.575605178606327" calcext:value-type="float">
            <text:p>0.575605178606327</text:p>
          </table:table-cell>
          <table:table-cell table:formula="of:=SUM([.$E2]*[.AB2];[.$E3]*[.AB3];[.$E4]*[.AB4];[.$E5]*[.AB5];[.$E6]*[.AB6];[.$E7]*[.AB7];[.$E8]*[.AB8];[.$E9]*[.AB9];[.$E10]*[.AB10];[.$E11]*[.AB11])/[.$E33]" office:value-type="float" office:value="0.573502508419398" calcext:value-type="float">
            <text:p>0.573502508419398</text:p>
          </table:table-cell>
          <table:table-cell table:formula="of:=SUM([.$E2]*[.AC2];[.$E3]*[.AC3];[.$E4]*[.AC4];[.$E5]*[.AC5];[.$E6]*[.AC6];[.$E7]*[.AC7];[.$E8]*[.AC8];[.$E9]*[.AC9];[.$E10]*[.AC10];[.$E11]*[.AC11])/[.$E33]" office:value-type="float" office:value="0.570938672473843" calcext:value-type="float">
            <text:p>0.570938672473843</text:p>
          </table:table-cell>
          <table:table-cell table:formula="of:=SUM([.$E2]*[.AD2];[.$E3]*[.AD3];[.$E4]*[.AD4];[.$E5]*[.AD5];[.$E6]*[.AD6];[.$E7]*[.AD7];[.$E8]*[.AD8];[.$E9]*[.AD9];[.$E10]*[.AD10];[.$E11]*[.AD11])/[.$E33]" office:value-type="float" office:value="0.569511701190967" calcext:value-type="float">
            <text:p>0.569511701190967</text:p>
          </table:table-cell>
          <table:table-cell table:formula="of:=SUM([.$E2]*[.AE2];[.$E3]*[.AE3];[.$E4]*[.AE4];[.$E5]*[.AE5];[.$E6]*[.AE6];[.$E7]*[.AE7];[.$E8]*[.AE8];[.$E9]*[.AE9];[.$E10]*[.AE10];[.$E11]*[.AE11])/[.$E33]" office:value-type="float" office:value="0.568826145256742" calcext:value-type="float">
            <text:p>0.568826145256742</text:p>
          </table:table-cell>
          <table:table-cell table:formula="of:=SUM([.$E2]*[.AF2];[.$E3]*[.AF3];[.$E4]*[.AF4];[.$E5]*[.AF5];[.$E6]*[.AF6];[.$E7]*[.AF7];[.$E8]*[.AF8];[.$E9]*[.AF9];[.$E10]*[.AF10];[.$E11]*[.AF11])/[.$E33]" office:value-type="float" office:value="0.565646192377122" calcext:value-type="float">
            <text:p>0.565646192377122</text:p>
          </table:table-cell>
          <table:table-cell table:formula="of:=SUM([.$E2]*[.AG2];[.$E3]*[.AG3];[.$E4]*[.AG4];[.$E5]*[.AG5];[.$E6]*[.AG6];[.$E7]*[.AG7];[.$E8]*[.AG8];[.$E9]*[.AG9];[.$E10]*[.AG10];[.$E11]*[.AG11])/[.$E33]" office:value-type="float" office:value="0.561033805972093" calcext:value-type="float">
            <text:p>0.561033805972093</text:p>
          </table:table-cell>
          <table:table-cell table:formula="of:=SUM([.$E2]*[.AH2];[.$E3]*[.AH3];[.$E4]*[.AH4];[.$E5]*[.AH5];[.$E6]*[.AH6];[.$E7]*[.AH7];[.$E8]*[.AH8];[.$E9]*[.AH9];[.$E10]*[.AH10];[.$E11]*[.AH11])/[.$E33]" office:value-type="float" office:value="0.555498399076109" calcext:value-type="float">
            <text:p>0.555498399076109</text:p>
          </table:table-cell>
          <table:table-cell table:formula="of:=SUM([.$E2]*[.AI2];[.$E3]*[.AI3];[.$E4]*[.AI4];[.$E5]*[.AI5];[.$E6]*[.AI6];[.$E7]*[.AI7];[.$E8]*[.AI8];[.$E9]*[.AI9];[.$E10]*[.AI10];[.$E11]*[.AI11])/[.$E33]" office:value-type="float" office:value="0.550788724164278" calcext:value-type="float">
            <text:p>0.550788724164278</text:p>
          </table:table-cell>
          <table:table-cell table:formula="of:=SUM([.$E2]*[.AJ2];[.$E3]*[.AJ3];[.$E4]*[.AJ4];[.$E5]*[.AJ5];[.$E6]*[.AJ6];[.$E7]*[.AJ7];[.$E8]*[.AJ8];[.$E9]*[.AJ9];[.$E10]*[.AJ10];[.$E11]*[.AJ11])/[.$E33]" office:value-type="float" office:value="0.548467637292008" calcext:value-type="float">
            <text:p>0.548467637292008</text:p>
          </table:table-cell>
          <table:table-cell table:formula="of:=SUM([.$E2]*[.AK2];[.$E3]*[.AK3];[.$E4]*[.AK4];[.$E5]*[.AK5];[.$E6]*[.AK6];[.$E7]*[.AK7];[.$E8]*[.AK8];[.$E9]*[.AK9];[.$E10]*[.AK10];[.$E11]*[.AK11])/[.$E33]" office:value-type="float" office:value="0.505655459080592" calcext:value-type="float">
            <text:p>0.505655459080592</text:p>
          </table:table-cell>
          <table:table-cell table:formula="of:=SUM([.$E2]*[.AL2];[.$E3]*[.AL3];[.$E4]*[.AL4];[.$E5]*[.AL5];[.$E6]*[.AL6];[.$E7]*[.AL7];[.$E8]*[.AL8];[.$E9]*[.AL9];[.$E10]*[.AL10];[.$E11]*[.AL11])/[.$E33]" office:value-type="float" office:value="0.504742958616389" calcext:value-type="float">
            <text:p>0.504742958616389</text:p>
          </table:table-cell>
          <table:table-cell table:formula="of:=SUM([.$E2]*[.AM2];[.$E3]*[.AM3];[.$E4]*[.AM4];[.$E5]*[.AM5];[.$E6]*[.AM6];[.$E7]*[.AM7];[.$E8]*[.AM8];[.$E9]*[.AM9];[.$E10]*[.AM10];[.$E11]*[.AM11])/[.$E33]" office:value-type="float" office:value="0.481218536627617" calcext:value-type="float">
            <text:p>0.481218536627617</text:p>
          </table:table-cell>
          <table:table-cell table:formula="of:=SUM([.$E2]*[.AN2];[.$E3]*[.AN3];[.$E4]*[.AN4];[.$E5]*[.AN5];[.$E6]*[.AN6];[.$E7]*[.AN7];[.$E8]*[.AN8];[.$E9]*[.AN9];[.$E10]*[.AN10];[.$E11]*[.AN11])/[.$E33]" office:value-type="float" office:value="0.463783732611872" calcext:value-type="float">
            <text:p>0.463783732611872</text:p>
          </table:table-cell>
          <table:table-cell table:formula="of:=SUM([.$E2]*[.AO2];[.$E3]*[.AO3];[.$E4]*[.AO4];[.$E5]*[.AO5];[.$E6]*[.AO6];[.$E7]*[.AO7];[.$E8]*[.AO8];[.$E9]*[.AO9];[.$E10]*[.AO10];[.$E11]*[.AO11])/[.$E33]" office:value-type="float" office:value="0.440372499522424" calcext:value-type="float">
            <text:p>0.440372499522424</text:p>
          </table:table-cell>
          <table:table-cell table:formula="of:=SUM([.$E2]*[.AP2];[.$E3]*[.AP3];[.$E4]*[.AP4];[.$E5]*[.AP5];[.$E6]*[.AP6];[.$E7]*[.AP7];[.$E8]*[.AP8];[.$E9]*[.AP9];[.$E10]*[.AP10];[.$E11]*[.AP11])/[.$E33]" office:value-type="float" office:value="0.439402025856112" calcext:value-type="float">
            <text:p>0.439402025856112</text:p>
          </table:table-cell>
          <table:table-cell table:formula="of:=SUM([.$E2]*[.AQ2];[.$E3]*[.AQ3];[.$E4]*[.AQ4];[.$E5]*[.AQ5];[.$E6]*[.AQ6];[.$E7]*[.AQ7];[.$E8]*[.AQ8];[.$E9]*[.AQ9];[.$E10]*[.AQ10];[.$E11]*[.AQ11])/[.$E33]" office:value-type="float" office:value="0.331964729330042" calcext:value-type="float">
            <text:p>0.331964729330042</text:p>
          </table:table-cell>
        </table:table-row>
        <table:table-row table:style-name="ro1" table:number-rows-repeated="104854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Diff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24"/>
        <table:table-column table:style-name="co6" table:default-cell-style-name="ce28"/>
        <table:table-column table:style-name="co1" table:number-columns-repeated="3" table:default-cell-style-name="ce28"/>
        <table:table-column table:style-name="co1" table:default-cell-style-name="ce38"/>
        <table:table-column table:style-name="co1" table:number-columns-repeated="57" table:default-cell-style-name="Default"/>
        <table:table-row table:style-name="ro1">
          <table:table-cell table:style-name="ce20" office:value-type="string" calcext:value-type="string">
            <text:p>DATASET</text:p>
          </table:table-cell>
          <table:table-cell table:style-name="ce20" office:value-type="string" calcext:value-type="string">
            <text:p>location</text:p>
          </table:table-cell>
          <table:table-cell office:value-type="string" calcext:value-type="string">
            <text:p>Indiv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#Scans</text:p>
          </table:table-cell>
          <table:table-cell/>
          <table:table-cell table:style-name="ce57" office:value-type="string" calcext:value-type="string">
            <text:p>Percentage</text:p>
          </table:table-cell>
          <table:table-cell office:value-type="string" calcext:value-type="string">
            <text:p>Glasser</text:p>
          </table:table-cell>
          <table:table-cell office:value-type="string" calcext:value-type="string">
            <text:p>Schaefer1000</text:p>
          </table:table-cell>
          <table:table-cell office:value-type="string" calcext:value-type="string">
            <text:p>Schaefer300</text:p>
          </table:table-cell>
          <table:table-cell office:value-type="string" calcext:value-type="string">
            <text:p>Schaefer400</text:p>
          </table:table-cell>
          <table:table-cell office:value-type="string" calcext:value-type="string">
            <text:p>Schaefer200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CAPRSC</text:p>
          </table:table-cell>
          <table:table-cell office:value-type="string" calcext:value-type="string">
            <text:p>Destrieux</text:p>
          </table:table-cell>
          <table:table-cell office:value-type="string" calcext:value-type="string">
            <text:p>DS00278</text:p>
          </table:table-cell>
          <table:table-cell office:value-type="string" calcext:value-type="string">
            <text:p>CPAC200</text:p>
          </table:table-cell>
          <table:table-cell office:value-type="string" calcext:value-type="string">
            <text:p>Brodmann</text:p>
          </table:table-cell>
          <table:table-cell office:value-type="string" calcext:value-type="string">
            <text:p>DKT</text:p>
          </table:table-cell>
          <table:table-cell office:value-type="string" calcext:value-type="string">
            <text:p>Talairach</text:p>
          </table:table-cell>
          <table:table-cell office:value-type="string" calcext:value-type="string">
            <text:p>Desikan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Slab907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Hammersmith</text:p>
          </table:table-cell>
          <table:table-cell office:value-type="string" calcext:value-type="string">
            <text:p>Slab1068</text:p>
          </table:table-cell>
          <table:table-cell office:value-type="string" calcext:value-type="string">
            <text:p>DS00195</text:p>
          </table:table-cell>
          <table:table-cell office:value-type="string" calcext:value-type="string">
            <text:p>DS00096</text:p>
          </table:table-cell>
          <table:table-cell office:value-type="string" calcext:value-type="string">
            <text:p>Yeo-17-lib</text:p>
          </table:table-cell>
          <table:table-cell office:value-type="string" calcext:value-type="string">
            <text:p>DS00071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Yeo17</text:p>
          </table:table-cell>
          <table:table-cell office:value-type="string" calcext:value-type="string">
            <text:p>DS00108</text:p>
          </table:table-cell>
          <table:table-cell office:value-type="string" calcext:value-type="string">
            <text:p>DS00140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JHU</text:p>
          </table:table-cell>
          <table:table-cell office:value-type="string" calcext:value-type="string">
            <text:p>DesikanKlein</text:p>
          </table:table-cell>
          <table:table-cell office:value-type="string" calcext:value-type="string">
            <text:p>Yeo-7-lib</text:p>
          </table:table-cell>
          <table:table-cell office:value-type="string" calcext:value-type="string">
            <text:p>Yeo-7</text:p>
          </table:table-cell>
          <table:table-cell office:value-type="string" calcext:value-type="string">
            <text:p>Juelich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issue</text:p>
          </table:table-cell>
          <table:table-cell table:number-columns-repeated="22"/>
        </table:table-row>
        <table:table-row table:style-name="ro1">
          <table:table-cell table:style-name="ce34" office:value-type="string" calcext:value-type="string">
            <text:p>SWU4</text:p>
          </table:table-cell>
          <table:table-cell office:value-type="string" calcext:value-type="string">
            <text:p>s3://ndmg-data/SWU4/SWU4-8-27-20-m2g-native-csa-det/diff_edgelists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E2]/[.E$18]" office:value-type="float" office:value="0.319213313161876" calcext:value-type="float">
            <text:p>0.319213313161876</text:p>
          </table:table-cell>
          <table:table-cell office:value-type="float" office:value="0.907092114610466" calcext:value-type="float">
            <text:p>0.907092114610466</text:p>
          </table:table-cell>
          <table:table-cell office:value-type="float" office:value="0.905470044991712" calcext:value-type="float">
            <text:p>0.905470044991712</text:p>
          </table:table-cell>
          <table:table-cell office:value-type="float" office:value="0.897720814586787" calcext:value-type="float">
            <text:p>0.897720814586787</text:p>
          </table:table-cell>
          <table:table-cell office:value-type="float" office:value="0.900556476438551" calcext:value-type="float">
            <text:p>0.900556476438551</text:p>
          </table:table-cell>
          <table:table-cell office:value-type="float" office:value="0.897347856973715" calcext:value-type="float">
            <text:p>0.897347856973715</text:p>
          </table:table-cell>
          <table:table-cell office:value-type="float" office:value="0.891771252663983" calcext:value-type="float">
            <text:p>0.891771252663983</text:p>
          </table:table-cell>
          <table:table-cell office:value-type="float" office:value="0.897762254321572" calcext:value-type="float">
            <text:p>0.897762254321572</text:p>
          </table:table-cell>
          <table:table-cell office:value-type="float" office:value="0.8804641250296" calcext:value-type="float">
            <text:p>0.8804641250296</text:p>
          </table:table-cell>
          <table:table-cell office:value-type="float" office:value="0.881091641013497" calcext:value-type="float">
            <text:p>0.881091641013497</text:p>
          </table:table-cell>
          <table:table-cell office:value-type="float" office:value="0.852030547004499" calcext:value-type="float">
            <text:p>0.852030547004499</text:p>
          </table:table-cell>
          <table:table-cell office:value-type="float" office:value="0.875017759886337" calcext:value-type="float">
            <text:p>0.875017759886337</text:p>
          </table:table-cell>
          <table:table-cell office:value-type="float" office:value="0.884164101349751" calcext:value-type="float">
            <text:p>0.884164101349751</text:p>
          </table:table-cell>
          <table:table-cell office:value-type="float" office:value="0.888367274449444" calcext:value-type="float">
            <text:p>0.888367274449444</text:p>
          </table:table-cell>
          <table:table-cell office:value-type="float" office:value="0.873697608335307" calcext:value-type="float">
            <text:p>0.873697608335307</text:p>
          </table:table-cell>
          <table:table-cell office:value-type="float" office:value="0.873460809850817" calcext:value-type="float">
            <text:p>0.873460809850817</text:p>
          </table:table-cell>
          <table:table-cell office:value-type="float" office:value="0.87183282026995" calcext:value-type="float">
            <text:p>0.87183282026995</text:p>
          </table:table-cell>
          <table:table-cell table:style-name="ce28" office:value-type="float" office:value="0.861715605020128" calcext:value-type="float">
            <text:p>0.861715605020128</text:p>
          </table:table-cell>
          <table:table-cell office:value-type="float" office:value="0.877912621359223" calcext:value-type="float">
            <text:p>0.877912621359223</text:p>
          </table:table-cell>
          <table:table-cell office:value-type="float" office:value="0.855653563817191" calcext:value-type="float">
            <text:p>0.855653563817191</text:p>
          </table:table-cell>
          <table:table-cell office:value-type="float" office:value="0.840516220696188" calcext:value-type="float">
            <text:p>0.840516220696188</text:p>
          </table:table-cell>
          <table:table-cell office:value-type="float" office:value="0.874295524508643" calcext:value-type="float">
            <text:p>0.874295524508643</text:p>
          </table:table-cell>
          <table:table-cell office:value-type="float" office:value="0.846400663035757" calcext:value-type="float">
            <text:p>0.846400663035757</text:p>
          </table:table-cell>
          <table:table-cell office:value-type="float" office:value="0.863112716078617" calcext:value-type="float">
            <text:p>0.863112716078617</text:p>
          </table:table-cell>
          <table:table-cell office:value-type="float" office:value="0.87700686715605" calcext:value-type="float">
            <text:p>0.87700686715605</text:p>
          </table:table-cell>
          <table:table-cell office:value-type="float" office:value="0.850153919014918" calcext:value-type="float">
            <text:p>0.850153919014918</text:p>
          </table:table-cell>
          <table:table-cell office:value-type="float" office:value="0.848218091404215" calcext:value-type="float">
            <text:p>0.848218091404215</text:p>
          </table:table-cell>
          <table:table-cell office:value-type="float" office:value="0.817315889178309" calcext:value-type="float">
            <text:p>0.817315889178309</text:p>
          </table:table-cell>
          <table:table-cell office:value-type="float" office:value="0.855659483779304" calcext:value-type="float">
            <text:p>0.855659483779304</text:p>
          </table:table-cell>
          <table:table-cell office:value-type="float" office:value="0.770139711105849" calcext:value-type="float">
            <text:p>0.770139711105849</text:p>
          </table:table-cell>
          <table:table-cell office:value-type="float" office:value="0.826906227800142" calcext:value-type="float">
            <text:p>0.826906227800142</text:p>
          </table:table-cell>
          <table:table-cell office:value-type="float" office:value="0.751435590812219" calcext:value-type="float">
            <text:p>0.751435590812219</text:p>
          </table:table-cell>
          <table:table-cell office:value-type="float" office:value="0.74920672507696" calcext:value-type="float">
            <text:p>0.74920672507696</text:p>
          </table:table-cell>
          <table:table-cell office:value-type="float" office:value="0.659489699265925" calcext:value-type="float">
            <text:p>0.659489699265925</text:p>
          </table:table-cell>
          <table:table-cell office:value-type="float" office:value="0.499905280606204" calcext:value-type="float">
            <text:p>0.499905280606204</text:p>
          </table:table-cell>
          <table:table-cell office:value-type="float" office:value="0.553856855316126" calcext:value-type="float">
            <text:p>0.5538568553161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NU1</text:p>
          </table:table-cell>
          <table:table-cell office:value-type="string" calcext:value-type="string">
            <text:p>s3://ndmg-data/HNU1/HNU1-8-27-20-m2g-native-csa-det/diff_edgelist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E3]/[.E$18]" office:value-type="float" office:value="0.226928895612708" calcext:value-type="float">
            <text:p>0.226928895612708</text:p>
          </table:table-cell>
          <table:table-cell office:value-type="float" office:value="0.995523627075351" calcext:value-type="float">
            <text:p>0.995523627075351</text:p>
          </table:table-cell>
          <table:table-cell office:value-type="float" office:value="0.995614303959131" calcext:value-type="float">
            <text:p>0.995614303959131</text:p>
          </table:table-cell>
          <table:table-cell office:value-type="float" office:value="0.996411238825032" calcext:value-type="float">
            <text:p>0.996411238825032</text:p>
          </table:table-cell>
          <table:table-cell office:value-type="float" office:value="0.996102171136654" calcext:value-type="float">
            <text:p>0.996102171136654</text:p>
          </table:table-cell>
          <table:table-cell office:value-type="float" office:value="0.993914431673052" calcext:value-type="float">
            <text:p>0.993914431673052</text:p>
          </table:table-cell>
          <table:table-cell office:value-type="float" office:value="0.993893997445722" calcext:value-type="float">
            <text:p>0.993893997445722</text:p>
          </table:table-cell>
          <table:table-cell office:value-type="float" office:value="0.990630906768838" calcext:value-type="float">
            <text:p>0.990630906768838</text:p>
          </table:table-cell>
          <table:table-cell office:value-type="float" office:value="0.983984674329502" calcext:value-type="float">
            <text:p>0.983984674329502</text:p>
          </table:table-cell>
          <table:table-cell office:value-type="float" office:value="0.969744572158365" calcext:value-type="float">
            <text:p>0.969744572158365</text:p>
          </table:table-cell>
          <table:table-cell office:value-type="float" office:value="0.989375478927203" calcext:value-type="float">
            <text:p>0.989375478927203</text:p>
          </table:table-cell>
          <table:table-cell office:value-type="float" office:value="0.954375478927203" calcext:value-type="float">
            <text:p>0.954375478927203</text:p>
          </table:table-cell>
          <table:table-cell office:value-type="float" office:value="0.962547892720307" calcext:value-type="float">
            <text:p>0.962547892720307</text:p>
          </table:table-cell>
          <table:table-cell office:value-type="float" office:value="0.95305619412516" calcext:value-type="float">
            <text:p>0.95305619412516</text:p>
          </table:table-cell>
          <table:table-cell office:value-type="float" office:value="0.968117496807152" calcext:value-type="float">
            <text:p>0.968117496807152</text:p>
          </table:table-cell>
          <table:table-cell office:value-type="float" office:value="0.953597701149425" calcext:value-type="float">
            <text:p>0.953597701149425</text:p>
          </table:table-cell>
          <table:table-cell office:value-type="float" office:value="0.976205619412516" calcext:value-type="float">
            <text:p>0.976205619412516</text:p>
          </table:table-cell>
          <table:table-cell table:style-name="ce28" office:value-type="float" office:value="0.957561941251596" calcext:value-type="float">
            <text:p>0.957561941251596</text:p>
          </table:table-cell>
          <table:table-cell office:value-type="float" office:value="0.956896551724138" calcext:value-type="float">
            <text:p>0.956896551724138</text:p>
          </table:table-cell>
          <table:table-cell office:value-type="float" office:value="0.959618135376756" calcext:value-type="float">
            <text:p>0.959618135376756</text:p>
          </table:table-cell>
          <table:table-cell office:value-type="float" office:value="0.913390804597701" calcext:value-type="float">
            <text:p>0.913390804597701</text:p>
          </table:table-cell>
          <table:table-cell office:value-type="float" office:value="0.887425287356322" calcext:value-type="float">
            <text:p>0.887425287356322</text:p>
          </table:table-cell>
          <table:table-cell office:value-type="float" office:value="0.930789272030651" calcext:value-type="float">
            <text:p>0.930789272030651</text:p>
          </table:table-cell>
          <table:table-cell office:value-type="float" office:value="0.889690932311622" calcext:value-type="float">
            <text:p>0.889690932311622</text:p>
          </table:table-cell>
          <table:table-cell office:value-type="float" office:value="0.898416347381865" calcext:value-type="float">
            <text:p>0.898416347381865</text:p>
          </table:table-cell>
          <table:table-cell office:value-type="float" office:value="0.913312899106002" calcext:value-type="float">
            <text:p>0.913312899106002</text:p>
          </table:table-cell>
          <table:table-cell office:value-type="float" office:value="0.841077905491698" calcext:value-type="float">
            <text:p>0.841077905491698</text:p>
          </table:table-cell>
          <table:table-cell office:value-type="float" office:value="0.834418901660281" calcext:value-type="float">
            <text:p>0.834418901660281</text:p>
          </table:table-cell>
          <table:table-cell office:value-type="float" office:value="0.866941251596424" calcext:value-type="float">
            <text:p>0.866941251596424</text:p>
          </table:table-cell>
          <table:table-cell office:value-type="float" office:value="0.848840357598978" calcext:value-type="float">
            <text:p>0.848840357598978</text:p>
          </table:table-cell>
          <table:table-cell office:value-type="float" office:value="0.794112388250319" calcext:value-type="float">
            <text:p>0.794112388250319</text:p>
          </table:table-cell>
          <table:table-cell office:value-type="float" office:value="0.778323116219668" calcext:value-type="float">
            <text:p>0.778323116219668</text:p>
          </table:table-cell>
          <table:table-cell office:value-type="float" office:value="0.778602809706258" calcext:value-type="float">
            <text:p>0.778602809706258</text:p>
          </table:table-cell>
          <table:table-cell office:value-type="float" office:value="0.730116219667944" calcext:value-type="float">
            <text:p>0.730116219667944</text:p>
          </table:table-cell>
          <table:table-cell office:value-type="float" office:value="0.54200319284802" calcext:value-type="float">
            <text:p>0.54200319284802</text:p>
          </table:table-cell>
          <table:table-cell office:value-type="float" office:value="0.523258620689655" calcext:value-type="float">
            <text:p>0.5232586206896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KI-ENH</text:p>
          </table:table-cell>
          <table:table-cell table:style-name="ce37" office:value-type="string" calcext:value-type="string">
            <text:p>s3://ndmg-data/NKIENH/NKIENH-11-01-20-m2g-native-csa-det/diff_edgelists</text:p>
          </table:table-cell>
          <table:table-cell office:value-type="float" office:value="192" calcext:value-type="float">
            <text:p>192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E4]/[.E$18]" office:value-type="float" office:value="0.0975794251134644" calcext:value-type="float">
            <text:p>0.0975794251134644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XHCUMS</text:p>
          </table:table-cell>
          <table:table-cell office:value-type="string" calcext:value-type="string">
            <text:p>s3://ndmg-data/XHCUMS/XHCUMS-8-27-20-m2g-native-csa-det/diff_edgelists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E5]/[.E$18]" office:value-type="float" office:value="0.0885022692889561" calcext:value-type="float">
            <text:p>0.0885022692889561</text:p>
          </table:table-cell>
          <table:table-cell office:value-type="float" office:value="0.95966513351964" calcext:value-type="float">
            <text:p>0.95966513351964</text:p>
          </table:table-cell>
          <table:table-cell office:value-type="float" office:value="0.948125291103866" calcext:value-type="float">
            <text:p>0.948125291103866</text:p>
          </table:table-cell>
          <table:table-cell office:value-type="float" office:value="0.956581685130969" calcext:value-type="float">
            <text:p>0.956581685130969</text:p>
          </table:table-cell>
          <table:table-cell office:value-type="float" office:value="0.947755693159891" calcext:value-type="float">
            <text:p>0.947755693159891</text:p>
          </table:table-cell>
          <table:table-cell office:value-type="float" office:value="0.952778967607071" calcext:value-type="float">
            <text:p>0.952778967607071</text:p>
          </table:table-cell>
          <table:table-cell office:value-type="float" office:value="0.955390411870384" calcext:value-type="float">
            <text:p>0.955390411870384</text:p>
          </table:table-cell>
          <table:table-cell office:value-type="float" office:value="0.927180887783618" calcext:value-type="float">
            <text:p>0.927180887783618</text:p>
          </table:table-cell>
          <table:table-cell office:value-type="float" office:value="0.941147635404884" calcext:value-type="float">
            <text:p>0.941147635404884</text:p>
          </table:table-cell>
          <table:table-cell office:value-type="float" office:value="0.949879365171779" calcext:value-type="float">
            <text:p>0.949879365171779</text:p>
          </table:table-cell>
          <table:table-cell office:value-type="float" office:value="0.952053633807971" calcext:value-type="float">
            <text:p>0.952053633807971</text:p>
          </table:table-cell>
          <table:table-cell office:value-type="float" office:value="0.941882499390068" calcext:value-type="float">
            <text:p>0.941882499390068</text:p>
          </table:table-cell>
          <table:table-cell office:value-type="float" office:value="0.925547933717036" calcext:value-type="float">
            <text:p>0.925547933717036</text:p>
          </table:table-cell>
          <table:table-cell office:value-type="float" office:value="0.936609360791359" calcext:value-type="float">
            <text:p>0.936609360791359</text:p>
          </table:table-cell>
          <table:table-cell office:value-type="float" office:value="0.942155409264311" calcext:value-type="float">
            <text:p>0.942155409264311</text:p>
          </table:table-cell>
          <table:table-cell office:value-type="float" office:value="0.935805186361923" calcext:value-type="float">
            <text:p>0.935805186361923</text:p>
          </table:table-cell>
          <table:table-cell office:value-type="float" office:value="0.910805255672367" calcext:value-type="float">
            <text:p>0.910805255672367</text:p>
          </table:table-cell>
          <table:table-cell table:style-name="ce28" office:value-type="float" office:value="0.947710814647238" calcext:value-type="float">
            <text:p>0.947710814647238</text:p>
          </table:table-cell>
          <table:table-cell office:value-type="float" office:value="0.902217518353405" calcext:value-type="float">
            <text:p>0.902217518353405</text:p>
          </table:table-cell>
          <table:table-cell office:value-type="float" office:value="0.922655608878391" calcext:value-type="float">
            <text:p>0.922655608878391</text:p>
          </table:table-cell>
          <table:table-cell office:value-type="float" office:value="0.949094424390622" calcext:value-type="float">
            <text:p>0.949094424390622</text:p>
          </table:table-cell>
          <table:table-cell office:value-type="float" office:value="0.918276921562756" calcext:value-type="float">
            <text:p>0.918276921562756</text:p>
          </table:table-cell>
          <table:table-cell office:value-type="float" office:value="0.900791109410695" calcext:value-type="float">
            <text:p>0.900791109410695</text:p>
          </table:table-cell>
          <table:table-cell office:value-type="float" office:value="0.939178005855346" calcext:value-type="float">
            <text:p>0.939178005855346</text:p>
          </table:table-cell>
          <table:table-cell office:value-type="float" office:value="0.897388659702353" calcext:value-type="float">
            <text:p>0.897388659702353</text:p>
          </table:table-cell>
          <table:table-cell office:value-type="float" office:value="0.902486789429326" calcext:value-type="float">
            <text:p>0.902486789429326</text:p>
          </table:table-cell>
          <table:table-cell office:value-type="float" office:value="0.940486587042828" calcext:value-type="float">
            <text:p>0.940486587042828</text:p>
          </table:table-cell>
          <table:table-cell office:value-type="float" office:value="0.941678899960077" calcext:value-type="float">
            <text:p>0.941678899960077</text:p>
          </table:table-cell>
          <table:table-cell office:value-type="float" office:value="0.844218711879256" calcext:value-type="float">
            <text:p>0.844218711879256</text:p>
          </table:table-cell>
          <table:table-cell office:value-type="float" office:value="0.884656677645441" calcext:value-type="float">
            <text:p>0.884656677645441</text:p>
          </table:table-cell>
          <table:table-cell office:value-type="float" office:value="0.797431216315124" calcext:value-type="float">
            <text:p>0.797431216315124</text:p>
          </table:table-cell>
          <table:table-cell office:value-type="float" office:value="0.743511156209107" calcext:value-type="float">
            <text:p>0.743511156209107</text:p>
          </table:table-cell>
          <table:table-cell office:value-type="float" office:value="0.730182237951072" calcext:value-type="float">
            <text:p>0.730182237951072</text:p>
          </table:table-cell>
          <table:table-cell office:value-type="float" office:value="0.848504523199592" calcext:value-type="float">
            <text:p>0.848504523199592</text:p>
          </table:table-cell>
          <table:table-cell office:value-type="float" office:value="0.508666144759022" calcext:value-type="float">
            <text:p>0.508666144759022</text:p>
          </table:table-cell>
          <table:table-cell office:value-type="float" office:value="0.532980335240757" calcext:value-type="float">
            <text:p>0.5329803352407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NU1</text:p>
          </table:table-cell>
          <table:table-cell office:value-type="string" calcext:value-type="string">
            <text:p>s3://ndmg-data/BNU1/BNU1-8-27-20-m2g-native-csa-det/diff_edgelists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E6]/[.E$18]" office:value-type="float" office:value="0.086232980332829" calcext:value-type="float">
            <text:p>0.086232980332829</text:p>
          </table:table-cell>
          <table:table-cell office:value-type="float" office:value="0.978383458646617" calcext:value-type="float">
            <text:p>0.978383458646617</text:p>
          </table:table-cell>
          <table:table-cell office:value-type="float" office:value="0.962562656641604" calcext:value-type="float">
            <text:p>0.962562656641604</text:p>
          </table:table-cell>
          <table:table-cell office:value-type="float" office:value="0.972431077694236" calcext:value-type="float">
            <text:p>0.972431077694236</text:p>
          </table:table-cell>
          <table:table-cell office:value-type="float" office:value="0.969298245614035" calcext:value-type="float">
            <text:p>0.969298245614035</text:p>
          </table:table-cell>
          <table:table-cell office:value-type="float" office:value="0.978853383458647" calcext:value-type="float">
            <text:p>0.978853383458647</text:p>
          </table:table-cell>
          <table:table-cell office:value-type="float" office:value="0.953790726817043" calcext:value-type="float">
            <text:p>0.953790726817043</text:p>
          </table:table-cell>
          <table:table-cell office:value-type="float" office:value="0.953399122807017" calcext:value-type="float">
            <text:p>0.953399122807017</text:p>
          </table:table-cell>
          <table:table-cell office:value-type="float" office:value="0.950501253132832" calcext:value-type="float">
            <text:p>0.950501253132832</text:p>
          </table:table-cell>
          <table:table-cell office:value-type="float" office:value="0.955200501253133" calcext:value-type="float">
            <text:p>0.955200501253133</text:p>
          </table:table-cell>
          <table:table-cell office:value-type="float" office:value="0.972587719298246" calcext:value-type="float">
            <text:p>0.972587719298246</text:p>
          </table:table-cell>
          <table:table-cell office:value-type="float" office:value="0.94000626566416" calcext:value-type="float">
            <text:p>0.94000626566416</text:p>
          </table:table-cell>
          <table:table-cell office:value-type="float" office:value="0.948308270676692" calcext:value-type="float">
            <text:p>0.948308270676692</text:p>
          </table:table-cell>
          <table:table-cell office:value-type="float" office:value="0.932722431077694" calcext:value-type="float">
            <text:p>0.932722431077694</text:p>
          </table:table-cell>
          <table:table-cell office:value-type="float" office:value="0.928728070175439" calcext:value-type="float">
            <text:p>0.928728070175439</text:p>
          </table:table-cell>
          <table:table-cell office:value-type="float" office:value="0.948934837092732" calcext:value-type="float">
            <text:p>0.948934837092732</text:p>
          </table:table-cell>
          <table:table-cell office:value-type="float" office:value="0.924342105263158" calcext:value-type="float">
            <text:p>0.924342105263158</text:p>
          </table:table-cell>
          <table:table-cell table:style-name="ce28" office:value-type="float" office:value="0.946193609022556" calcext:value-type="float">
            <text:p>0.946193609022556</text:p>
          </table:table-cell>
          <table:table-cell office:value-type="float" office:value="0.934602130325814" calcext:value-type="float">
            <text:p>0.934602130325814</text:p>
          </table:table-cell>
          <table:table-cell office:value-type="float" office:value="0.90906954887218" calcext:value-type="float">
            <text:p>0.9090695488721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953320802005012" calcext:value-type="float">
            <text:p>0.953320802005012</text:p>
          </table:table-cell>
          <table:table-cell office:value-type="float" office:value="0.9390664160401" calcext:value-type="float">
            <text:p>0.9390664160401</text:p>
          </table:table-cell>
          <table:table-cell office:value-type="float" office:value="0.951754385964912" calcext:value-type="float">
            <text:p>0.951754385964912</text:p>
          </table:table-cell>
          <table:table-cell office:value-type="float" office:value="0.919251253132832" calcext:value-type="float">
            <text:p>0.919251253132832</text:p>
          </table:table-cell>
          <table:table-cell office:value-type="float" office:value="0.915256892230576" calcext:value-type="float">
            <text:p>0.915256892230576</text:p>
          </table:table-cell>
          <table:table-cell office:value-type="float" office:value="0.972979323308271" calcext:value-type="float">
            <text:p>0.972979323308271</text:p>
          </table:table-cell>
          <table:table-cell office:value-type="float" office:value="0.954573934837093" calcext:value-type="float">
            <text:p>0.954573934837093</text:p>
          </table:table-cell>
          <table:table-cell office:value-type="float" office:value="0.878916040100251" calcext:value-type="float">
            <text:p>0.878916040100251</text:p>
          </table:table-cell>
          <table:table-cell office:value-type="float" office:value="0.934758771929825" calcext:value-type="float">
            <text:p>0.934758771929825</text:p>
          </table:table-cell>
          <table:table-cell office:value-type="float" office:value="0.863095238095238" calcext:value-type="float">
            <text:p>0.863095238095238</text:p>
          </table:table-cell>
          <table:table-cell office:value-type="float" office:value="0.786380012531328" calcext:value-type="float">
            <text:p>0.786380012531328</text:p>
          </table:table-cell>
          <table:table-cell office:value-type="float" office:value="0.78015350877193" calcext:value-type="float">
            <text:p>0.78015350877193</text:p>
          </table:table-cell>
          <table:table-cell office:value-type="float" office:value="0.793233082706767" calcext:value-type="float">
            <text:p>0.793233082706767</text:p>
          </table:table-cell>
          <table:table-cell office:value-type="float" office:value="0.557135025062657" calcext:value-type="float">
            <text:p>0.557135025062657</text:p>
          </table:table-cell>
          <table:table-cell office:value-type="float" office:value="0.550595238095238" calcext:value-type="float">
            <text:p>0.550595238095238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BNU3</text:p>
          </table:table-cell>
          <table:table-cell office:value-type="string" calcext:value-type="string">
            <text:p>s3://ndmg-data/BNU3/BNU3-11-01-20-m2g-native-csa-det/diff_edgelists</text:p>
          </table:table-cell>
          <table:table-cell office:value-type="float" office:value="46" calcext:value-type="float">
            <text:p>46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mm dwi, 1mm anat</text:p>
          </table:table-cell>
          <table:table-cell table:formula="of:=[.E7]/[.E$18]" office:value-type="float" office:value="0.0347957639939486" calcext:value-type="float">
            <text:p>0.03479576399394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PCAS8</text:p>
          </table:table-cell>
          <table:table-cell office:value-type="string" calcext:value-type="string">
            <text:p>s3://ndmg-data/IPCAS_8/IPCAS8-8-27-20-m2g-native-csa-det/diff_edgelists</text:p>
          </table:table-cell>
          <table:table-cell table:style-name="Default" table:number-columns-repeated="2"/>
          <table:table-cell office:value-type="float" office:value="26" calcext:value-type="float">
            <text:p>26</text:p>
          </table:table-cell>
          <table:table-cell/>
          <table:table-cell table:formula="of:=[.E8]/[.E$18]" office:value-type="float" office:value="0.0196671709531014" calcext:value-type="float">
            <text:p>0.0196671709531014</text:p>
          </table:table-cell>
          <table:table-cell office:value-type="float" office:value="0.971153846153846" calcext:value-type="float">
            <text:p>0.971153846153846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0.897435897435897" calcext:value-type="float">
            <text:p>0.897435897435897</text:p>
          </table:table-cell>
          <table:table-cell office:value-type="float" office:value="0.907051282051282" calcext:value-type="float">
            <text:p>0.907051282051282</text:p>
          </table:table-cell>
          <table:table-cell office:value-type="float" office:value="0.905448717948718" calcext:value-type="float">
            <text:p>0.905448717948718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.902243589743589" calcext:value-type="float">
            <text:p>0.902243589743589</text:p>
          </table:table-cell>
          <table:table-cell office:value-type="float" office:value="0.951923076923077" calcext:value-type="float">
            <text:p>0.951923076923077</text:p>
          </table:table-cell>
          <table:table-cell office:value-type="float" office:value="0.878205128205128" calcext:value-type="float">
            <text:p>0.878205128205128</text:p>
          </table:table-cell>
          <table:table-cell office:value-type="float" office:value="0.892628205128205" calcext:value-type="float">
            <text:p>0.892628205128205</text:p>
          </table:table-cell>
          <table:table-cell office:value-type="float" office:value="0.939102564102564" calcext:value-type="float">
            <text:p>0.939102564102564</text:p>
          </table:table-cell>
          <table:table-cell office:value-type="float" office:value="0.870192307692308" calcext:value-type="float">
            <text:p>0.870192307692308</text:p>
          </table:table-cell>
          <table:table-cell office:value-type="float" office:value="0.836538461538462" calcext:value-type="float">
            <text:p>0.836538461538462</text:p>
          </table:table-cell>
          <table:table-cell office:value-type="float" office:value="0.822115384615385" calcext:value-type="float">
            <text:p>0.8221153846153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6698717948718" calcext:value-type="float">
            <text:p>0.86698717948718</text:p>
          </table:table-cell>
          <table:table-cell office:value-type="float" office:value="0.842948717948718" calcext:value-type="float">
            <text:p>0.842948717948718</text:p>
          </table:table-cell>
          <table:table-cell office:value-type="float" office:value="0.857371794871795" calcext:value-type="float">
            <text:p>0.857371794871795</text:p>
          </table:table-cell>
          <table:table-cell office:value-type="float" office:value="0.831730769230769" calcext:value-type="float">
            <text:p>0.831730769230769</text:p>
          </table:table-cell>
          <table:table-cell office:value-type="float" office:value="0.911858974358974" calcext:value-type="float">
            <text:p>0.911858974358974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66987179487179" calcext:value-type="float">
            <text:p>0.866987179487179</text:p>
          </table:table-cell>
          <table:table-cell office:value-type="float" office:value="0.782051282051282" calcext:value-type="float">
            <text:p>0.782051282051282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.921474358974359" calcext:value-type="float">
            <text:p>0.921474358974359</text:p>
          </table:table-cell>
          <table:table-cell office:value-type="float" office:value="0.778846153846154" calcext:value-type="float">
            <text:p>0.778846153846154</text:p>
          </table:table-cell>
          <table:table-cell office:value-type="float" office:value="0.780448717948718" calcext:value-type="float">
            <text:p>0.780448717948718</text:p>
          </table:table-cell>
          <table:table-cell office:value-type="float" office:value="0.671474358974359" calcext:value-type="float">
            <text:p>0.671474358974359</text:p>
          </table:table-cell>
          <table:table-cell office:value-type="float" office:value="0.746794871794872" calcext:value-type="float">
            <text:p>0.746794871794872</text:p>
          </table:table-cell>
          <table:table-cell office:value-type="float" office:value="0.698717948717949" calcext:value-type="float">
            <text:p>0.698717948717949</text:p>
          </table:table-cell>
          <table:table-cell office:value-type="float" office:value="0.623397435897436" calcext:value-type="float">
            <text:p>0.623397435897436</text:p>
          </table:table-cell>
          <table:table-cell office:value-type="float" office:value="0.455128205128205" calcext:value-type="float">
            <text:p>0.455128205128205</text:p>
          </table:table-cell>
          <table:table-cell office:value-type="float" office:value="0.560897435897436" calcext:value-type="float">
            <text:p>0.5608974358974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KI1</text:p>
          </table:table-cell>
          <table:table-cell office:value-type="string" calcext:value-type="string">
            <text:p>s3://ndmg-data/NKI1/NKI1-8-24-20-m2g-native-csa-det/diff_edgelis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9]/[.E$18]" office:value-type="float" office:value="0.0302571860816944" calcext:value-type="float">
            <text:p>0.0302571860816944</text:p>
          </table:table-cell>
          <table:table-cell office:value-type="float" office:value="0.992763157894737" calcext:value-type="float">
            <text:p>0.992763157894737</text:p>
          </table:table-cell>
          <table:table-cell office:value-type="float" office:value="0.985526315789473" calcext:value-type="float">
            <text:p>0.985526315789473</text:p>
          </table:table-cell>
          <table:table-cell office:value-type="float" office:value="0.994078947368421" calcext:value-type="float">
            <text:p>0.994078947368421</text:p>
          </table:table-cell>
          <table:table-cell office:value-type="float" office:value="0.988157894736842" calcext:value-type="float">
            <text:p>0.988157894736842</text:p>
          </table:table-cell>
          <table:table-cell office:value-type="float" office:value="0.992763157894737" calcext:value-type="float">
            <text:p>0.9927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67763157894737" calcext:value-type="float">
            <text:p>0.967763157894737</text:p>
          </table:table-cell>
          <table:table-cell office:value-type="float" office:value="0.998026315789473" calcext:value-type="float">
            <text:p>0.998026315789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6710526315789" calcext:value-type="float">
            <text:p>0.9967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96052631578947" calcext:value-type="float">
            <text:p>0.996052631578947</text:p>
          </table:table-cell>
          <table:table-cell office:value-type="float" office:value="0.982894736842105" calcext:value-type="float">
            <text:p>0.982894736842105</text:p>
          </table:table-cell>
          <table:table-cell office:value-type="float" office:value="0.967105263157895" calcext:value-type="float">
            <text:p>0.967105263157895</text:p>
          </table:table-cell>
          <table:table-cell table:style-name="ce28" office:value-type="float" office:value="0.999342105263158" calcext:value-type="float">
            <text:p>0.999342105263158</text:p>
          </table:table-cell>
          <table:table-cell office:value-type="float" office:value="0.986842105263158" calcext:value-type="float">
            <text:p>0.986842105263158</text:p>
          </table:table-cell>
          <table:table-cell office:value-type="float" office:value="0.993421052631579" calcext:value-type="float">
            <text:p>0.993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95394736842105" calcext:value-type="float">
            <text:p>0.995394736842105</text:p>
          </table:table-cell>
          <table:table-cell office:value-type="float" office:value="0.950657894736842" calcext:value-type="float">
            <text:p>0.950657894736842</text:p>
          </table:table-cell>
          <table:table-cell office:value-type="float" office:value="0.995394736842105" calcext:value-type="float">
            <text:p>0.995394736842105</text:p>
          </table:table-cell>
          <table:table-cell office:value-type="float" office:value="0.998026315789473" calcext:value-type="float">
            <text:p>0.9980263157894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30263157894737" calcext:value-type="float">
            <text:p>0.930263157894737</text:p>
          </table:table-cell>
          <table:table-cell office:value-type="float" office:value="0.990789473684211" calcext:value-type="float">
            <text:p>0.990789473684211</text:p>
          </table:table-cell>
          <table:table-cell office:value-type="float" office:value="0.965131578947368" calcext:value-type="float">
            <text:p>0.965131578947368</text:p>
          </table:table-cell>
          <table:table-cell office:value-type="float" office:value="0.903947368421053" calcext:value-type="float">
            <text:p>0.903947368421053</text:p>
          </table:table-cell>
          <table:table-cell office:value-type="float" office:value="0.824671052631579" calcext:value-type="float">
            <text:p>0.824671052631579</text:p>
          </table:table-cell>
          <table:table-cell office:value-type="float" office:value="0.970394736842105" calcext:value-type="float">
            <text:p>0.970394736842105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506578947368421" calcext:value-type="float">
            <text:p>0.506578947368421</text:p>
          </table:table-cell>
          <table:table-cell table:number-columns-repeated="22"/>
        </table:table-row>
        <table:table-row table:style-name="ro1">
          <table:table-cell table:style-name="ce51" office:value-type="string" calcext:value-type="string">
            <text:p>NKI24</text:p>
          </table:table-cell>
          <table:table-cell office:value-type="string" calcext:value-type="string">
            <text:p>s3://ndmg-data/NKI24_new/NKI24-11-01-20-m2g-native-csa-det/diff_edgelis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E10]/[.E$18]" office:value-type="float" office:value="0.0287443267776097" calcext:value-type="float">
            <text:p>0.0287443267776097</text:p>
          </table:table-cell>
          <table:table-cell office:value-type="float" office:value="0.994281045751634" calcext:value-type="float">
            <text:p>0.994281045751634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995915032679739" calcext:value-type="float">
            <text:p>0.995915032679739</text:p>
          </table:table-cell>
          <table:table-cell office:value-type="float" office:value="0.98937908496732" calcext:value-type="float">
            <text:p>0.98937908496732</text:p>
          </table:table-cell>
          <table:table-cell office:value-type="float" office:value="0.992647058823529" calcext:value-type="float">
            <text:p>0.992647058823529</text:p>
          </table:table-cell>
          <table:table-cell office:value-type="float" office:value="1" calcext:value-type="float">
            <text:p>1</text:p>
          </table:table-cell>
          <table:table-cell office:value-type="float" office:value="0.984477124183006" calcext:value-type="float">
            <text:p>0.984477124183006</text:p>
          </table:table-cell>
          <table:table-cell office:value-type="float" office:value="0.962418300653595" calcext:value-type="float">
            <text:p>0.962418300653595</text:p>
          </table:table-cell>
          <table:table-cell office:value-type="float" office:value="0.997549019607843" calcext:value-type="float">
            <text:p>0.9975490196078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6732026143791" calcext:value-type="float">
            <text:p>0.996732026143791</text:p>
          </table:table-cell>
          <table:table-cell office:value-type="float" office:value="1" calcext:value-type="float">
            <text:p>1</text:p>
          </table:table-cell>
          <table:table-cell office:value-type="float" office:value="0.994281045751634" calcext:value-type="float">
            <text:p>0.994281045751634</text:p>
          </table:table-cell>
          <table:table-cell office:value-type="float" office:value="0.984477124183006" calcext:value-type="float">
            <text:p>0.984477124183006</text:p>
          </table:table-cell>
          <table:table-cell office:value-type="float" office:value="0.963235294117647" calcext:value-type="float">
            <text:p>0.963235294117647</text:p>
          </table:table-cell>
          <table:table-cell table:style-name="ce28" office:value-type="float" office:value="0.999183006535948" calcext:value-type="float">
            <text:p>0.999183006535948</text:p>
          </table:table-cell>
          <table:table-cell office:value-type="float" office:value="0.98202614379085" calcext:value-type="float">
            <text:p>0.98202614379085</text:p>
          </table:table-cell>
          <table:table-cell office:value-type="float" office:value="0.994281045751634" calcext:value-type="float">
            <text:p>0.994281045751634</text:p>
          </table:table-cell>
          <table:table-cell office:value-type="float" office:value="1" calcext:value-type="float">
            <text:p>1</text:p>
          </table:table-cell>
          <table:table-cell office:value-type="float" office:value="0.995915032679739" calcext:value-type="float">
            <text:p>0.995915032679739</text:p>
          </table:table-cell>
          <table:table-cell office:value-type="float" office:value="0.941993464052288" calcext:value-type="float">
            <text:p>0.941993464052288</text:p>
          </table:table-cell>
          <table:table-cell office:value-type="float" office:value="0.995098039215686" calcext:value-type="float">
            <text:p>0.995098039215686</text:p>
          </table:table-cell>
          <table:table-cell office:value-type="float" office:value="0.996732026143791" calcext:value-type="float">
            <text:p>0.996732026143791</text:p>
          </table:table-cell>
          <table:table-cell office:value-type="float" office:value="0.93218954248366" calcext:value-type="float">
            <text:p>0.93218954248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7091503267974" calcext:value-type="float">
            <text:p>0.937091503267974</text:p>
          </table:table-cell>
          <table:table-cell office:value-type="float" office:value="0.986928104575163" calcext:value-type="float">
            <text:p>0.986928104575163</text:p>
          </table:table-cell>
          <table:table-cell office:value-type="float" office:value="0.964052287581699" calcext:value-type="float">
            <text:p>0.964052287581699</text:p>
          </table:table-cell>
          <table:table-cell office:value-type="float" office:value="0.901960784313725" calcext:value-type="float">
            <text:p>0.901960784313725</text:p>
          </table:table-cell>
          <table:table-cell office:value-type="float" office:value="0.800245098039216" calcext:value-type="float">
            <text:p>0.800245098039216</text:p>
          </table:table-cell>
          <table:table-cell office:value-type="float" office:value="0.968954248366013" calcext:value-type="float">
            <text:p>0.968954248366013</text:p>
          </table:table-cell>
          <table:table-cell office:value-type="float" office:value="0.906862745098039" calcext:value-type="float">
            <text:p>0.906862745098039</text:p>
          </table:table-cell>
          <table:table-cell office:value-type="float" office:value="0.506535947712418" calcext:value-type="float">
            <text:p>0.506535947712418</text:p>
          </table:table-cell>
          <table:table-cell table:number-columns-repeated="22"/>
        </table:table-row>
        <table:table-row table:style-name="ro2">
          <table:table-cell table:style-name="ce28" office:value-type="string" calcext:value-type="string">
            <text:p>ABIDEII-TCD_1</text:p>
          </table:table-cell>
          <table:table-cell table:style-name="ce22" office:value-type="string" calcext:value-type="string">
            <text:p>ABIDEII-TCD_1/ABIDEII-TCD_1-11-01-20-m2g-native-csa-det/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mm dwi, 1mm anat</text:p>
          </table:table-cell>
          <table:table-cell table:formula="of:=[.E11]/[.E$18]" office:value-type="float" office:value="0.0143721633888048" calcext:value-type="float">
            <text:p>0.0143721633888048</text:p>
          </table:table-cell>
          <table:table-cell table:number-columns-repeated="57"/>
        </table:table-row>
        <table:table-row table:style-name="ro3">
          <table:table-cell table:style-name="ce28" office:value-type="string" calcext:value-type="string">
            <text:p>ABIDEII-BNI_1</text:p>
          </table:table-cell>
          <table:table-cell table:style-name="ce22" office:value-type="string" calcext:value-type="string">
            <text:p>ABIDEII-BNI_1/ABIDEII-BNI_1-8-27-20-m2g-native-csa-det/</text:p>
          </table:table-cell>
          <table:table-cell office:value-type="float" office:value="29" calcext:value-type="float">
            <text:p>29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mm dwi, 3.75 rest, 1mm <text:s/>anat</text:p>
          </table:table-cell>
          <table:table-cell table:formula="of:=[.E12]/[.E$18]" office:value-type="float" office:value="0.0219364599092284" calcext:value-type="float">
            <text:p>0.0219364599092284</text:p>
          </table:table-cell>
          <table:table-cell table:number-columns-repeated="57"/>
        </table:table-row>
        <table:table-row table:style-name="ro2">
          <table:table-cell table:style-name="ce28" office:value-type="string" calcext:value-type="string">
            <text:p>ABIDEII-SDSU_1</text:p>
          </table:table-cell>
          <table:table-cell table:style-name="ce22" office:value-type="string" calcext:value-type="string">
            <text:p>ABIDEII-SDSU_1/ABIDEII-SDSU_1-11-01-20-m2g-native-csa-det/</text:p>
          </table:table-cell>
          <table:table-cell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mm dwi, 1mm anat</text:p>
          </table:table-cell>
          <table:table-cell table:formula="of:=[.E13]/[.E$18]" office:value-type="float" office:value="0.0173978819969743" calcext:value-type="float">
            <text:p>0.01739788199697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N1</text:p>
          </table:table-cell>
          <table:table-cell office:value-type="string" calcext:value-type="string">
            <text:p>s3://ndmg-data/MRN_1/MRN_1-8-27-20-m2g-native-csa-det/diff_edgelists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-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formula="of:=[.E14]/[.E$18]" office:value-type="float" office:value="0.0143721633888048" calcext:value-type="float">
            <text:p>0.0143721633888048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75" calcext:value-type="float">
            <text:p>0.975</text:p>
          </table:table-cell>
          <table:table-cell table:style-name="ce28" office:value-type="float" office:value="0.825" calcext:value-type="float">
            <text:p>0.825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" calcext:value-type="float">
            <text:p>0.85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8333333333333" calcext:value-type="float">
            <text:p>0.758333333333333</text:p>
          </table:table-cell>
          <table:table-cell office:value-type="float" office:value="0.575" calcext:value-type="float">
            <text:p>0.57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841666666666667" calcext:value-type="float">
            <text:p>0.84166666666666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57"/>
        </table:table-row>
        <table:table-row table:style-name="ro5">
          <table:table-cell table:style-name="ce35" table:number-columns-repeated="2"/>
          <table:table-cell table:style-name="ce35" table:formula="of:=SUM([.C2:.C14])" office:value-type="float" office:value="711" calcext:value-type="float">
            <text:p>711</text:p>
          </table:table-cell>
          <table:table-cell table:style-name="ce35"/>
          <table:table-cell table:style-name="ce35" table:formula="of:=SUM([.E2:.E15])" office:value-type="float" office:value="1322" calcext:value-type="float">
            <text:p>1322</text:p>
          </table:table-cell>
          <table:table-cell table:style-name="ce35"/>
          <table:table-cell table:style-name="ce51" office:value-type="string" calcext:value-type="string">
            <text:p>Weighted Average</text:p>
          </table:table-cell>
          <table:table-cell table:style-name="ce35" table:formula="of:=SUM([.H2]*[.$E2];[.H3]*[.$E3];[.H5]*[.$E5];[.H6]*[.$E6];[.H8]*[.$E8];[.H9]*[.$E9];[.H10]*[.$E10];[.H14]*[.$E14])/[.$E18]" office:value-type="float" office:value="0.775543142801376" calcext:value-type="float">
            <text:p>0.775543142801376</text:p>
          </table:table-cell>
          <table:table-cell table:style-name="ce35" table:formula="of:=SUM([.I2]*[.$E2];[.I3]*[.$E3];[.I5]*[.$E5];[.I6]*[.$E6];[.I8]*[.$E8];[.I9]*[.$E9];[.I10]*[.$E10];[.I14]*[.$E14])/[.$E18]" office:value-type="float" office:value="0.771248406664905" calcext:value-type="float">
            <text:p>0.771248406664905</text:p>
          </table:table-cell>
          <table:table-cell table:style-name="ce35" table:formula="of:=SUM([.J2]*[.$E2];[.J3]*[.$E3];[.J5]*[.$E5];[.J6]*[.$E6];[.J8]*[.$E8];[.J9]*[.$E9];[.J10]*[.$E10];[.J14]*[.$E14])/[.$E18]" office:value-type="float" office:value="0.770124824425492" calcext:value-type="float">
            <text:p>0.770124824425492</text:p>
          </table:table-cell>
          <table:table-cell table:style-name="ce35" table:formula="of:=SUM([.K2]*[.$E2];[.K3]*[.$E3];[.K5]*[.$E5];[.K6]*[.$E6];[.K8]*[.$E8];[.K9]*[.$E9];[.K10]*[.$E10];[.K14]*[.$E14])/[.$E18]" office:value-type="float" office:value="0.769850444918813" calcext:value-type="float">
            <text:p>0.769850444918813</text:p>
          </table:table-cell>
          <table:table-cell table:style-name="ce35" table:formula="of:=SUM([.L2]*[.$E2];[.L3]*[.$E3];[.L5]*[.$E5];[.L6]*[.$E6];[.L8]*[.$E8];[.L9]*[.$E9];[.L10]*[.$E10];[.L14]*[.$E14])/[.$E18]" office:value-type="float" office:value="0.76908144071121" calcext:value-type="float">
            <text:p>0.76908144071121</text:p>
          </table:table-cell>
          <table:table-cell table:style-name="ce35" table:formula="of:=SUM([.M2]*[.$E2];[.M3]*[.$E3];[.M5]*[.$E5];[.M6]*[.$E6];[.M8]*[.$E8];[.M9]*[.$E9];[.M10]*[.$E10];[.M14]*[.$E14])/[.$E18]" office:value-type="float" office:value="0.766225533714495" calcext:value-type="float">
            <text:p>0.766225533714495</text:p>
          </table:table-cell>
          <table:table-cell table:style-name="ce35" table:formula="of:=SUM([.N2]*[.$E2];[.N3]*[.$E3];[.N5]*[.$E5];[.N6]*[.$E6];[.N8]*[.$E8];[.N9]*[.$E9];[.N10]*[.$E10];[.N14]*[.$E14])/[.$E18]" office:value-type="float" office:value="0.763810760713533" calcext:value-type="float">
            <text:p>0.763810760713533</text:p>
          </table:table-cell>
          <table:table-cell table:style-name="ce35" table:formula="of:=SUM([.O2]*[.$E2];[.O3]*[.$E3];[.O5]*[.$E5];[.O6]*[.$E6];[.O8]*[.$E8];[.O9]*[.$E9];[.O10]*[.$E10];[.O14]*[.$E14])/[.$E18]" office:value-type="float" office:value="0.758211120273436" calcext:value-type="float">
            <text:p>0.758211120273436</text:p>
          </table:table-cell>
          <table:table-cell table:style-name="ce35" table:formula="of:=SUM([.P2]*[.$E2];[.P3]*[.$E3];[.P5]*[.$E5];[.P6]*[.$E6];[.P8]*[.$E8];[.P9]*[.$E9];[.P10]*[.$E10];[.P14]*[.$E14])/[.$E18]" office:value-type="float" office:value="0.75515686011082" calcext:value-type="float">
            <text:p>0.75515686011082</text:p>
          </table:table-cell>
          <table:table-cell table:style-name="ce35" table:formula="of:=SUM([.Q2]*[.$E2];[.Q3]*[.$E3];[.Q5]*[.$E5];[.Q6]*[.$E6];[.Q8]*[.$E8];[.Q9]*[.$E9];[.Q10]*[.$E10];[.Q14]*[.$E14])/[.$E18]" office:value-type="float" office:value="0.75363828265476" calcext:value-type="float">
            <text:p>0.75363828265476</text:p>
          </table:table-cell>
          <table:table-cell table:style-name="ce35" table:formula="of:=SUM([.R2]*[.$E2];[.R3]*[.$E3];[.R5]*[.$E5];[.R6]*[.$E6];[.R8]*[.$E8];[.R9]*[.$E9];[.R10]*[.$E10];[.R14]*[.$E14])/[.$E18]" office:value-type="float" office:value="0.751840905025701" calcext:value-type="float">
            <text:p>0.751840905025701</text:p>
          </table:table-cell>
          <table:table-cell table:style-name="ce35" table:formula="of:=SUM([.S2]*[.$E2];[.S3]*[.$E3];[.S5]*[.$E5];[.S6]*[.$E6];[.S8]*[.$E8];[.S9]*[.$E9];[.S10]*[.$E10];[.S14]*[.$E14])/[.$E18]" office:value-type="float" office:value="0.752254493999359" calcext:value-type="float">
            <text:p>0.752254493999359</text:p>
          </table:table-cell>
          <table:table-cell table:style-name="ce35" table:formula="of:=SUM([.T2]*[.$E2];[.T3]*[.$E3];[.T5]*[.$E5];[.T6]*[.$E6];[.T8]*[.$E8];[.T9]*[.$E9];[.T10]*[.$E10];[.T14]*[.$E14])/[.$E18]" office:value-type="float" office:value="0.75036926405244" calcext:value-type="float">
            <text:p>0.75036926405244</text:p>
          </table:table-cell>
          <table:table-cell table:style-name="ce35" table:formula="of:=SUM([.U2]*[.$E2];[.U3]*[.$E3];[.U5]*[.$E5];[.U6]*[.$E6];[.U8]*[.$E8];[.U9]*[.$E9];[.U10]*[.$E10];[.U14]*[.$E14])/[.$E18]" office:value-type="float" office:value="0.749641407699412" calcext:value-type="float">
            <text:p>0.749641407699412</text:p>
          </table:table-cell>
          <table:table-cell table:style-name="ce35" table:formula="of:=SUM([.V2]*[.$E2];[.V3]*[.$E3];[.V5]*[.$E5];[.V6]*[.$E6];[.V8]*[.$E8];[.V9]*[.$E9];[.V10]*[.$E10];[.V14]*[.$E14])/[.$E18]" office:value-type="float" office:value="0.748322090666233" calcext:value-type="float">
            <text:p>0.748322090666233</text:p>
          </table:table-cell>
          <table:table-cell table:style-name="ce35" table:formula="of:=SUM([.W2]*[.$E2];[.W3]*[.$E3];[.W5]*[.$E5];[.W6]*[.$E6];[.W8]*[.$E8];[.W9]*[.$E9];[.W10]*[.$E10];[.W14]*[.$E14])/[.$E18]" office:value-type="float" office:value="0.748160491120116" calcext:value-type="float">
            <text:p>0.748160491120116</text:p>
          </table:table-cell>
          <table:table-cell table:style-name="ce35" table:formula="of:=SUM([.X2]*[.$E2];[.X3]*[.$E3];[.X5]*[.$E5];[.X6]*[.$E6];[.X8]*[.$E8];[.X9]*[.$E9];[.X10]*[.$E10];[.X14]*[.$E14])/[.$E18]" office:value-type="float" office:value="0.74523079391969" calcext:value-type="float">
            <text:p>0.74523079391969</text:p>
          </table:table-cell>
          <table:table-cell table:style-name="ce35" table:formula="of:=SUM([.Y2]*[.$E2];[.Y3]*[.$E3];[.Y5]*[.$E5];[.Y6]*[.$E6];[.Y8]*[.$E8];[.Y9]*[.$E9];[.Y10]*[.$E10];[.Y14]*[.$E14])/[.$E18]" office:value-type="float" office:value="0.743798180970678" calcext:value-type="float">
            <text:p>0.743798180970678</text:p>
          </table:table-cell>
          <table:table-cell table:style-name="ce35" table:formula="of:=SUM([.Z2]*[.$E2];[.Z3]*[.$E3];[.Z5]*[.$E5];[.Z6]*[.$E6];[.Z8]*[.$E8];[.Z9]*[.$E9];[.Z10]*[.$E10];[.Z14]*[.$E14])/[.$E18]" office:value-type="float" office:value="0.739240091677691" calcext:value-type="float">
            <text:p>0.739240091677691</text:p>
          </table:table-cell>
          <table:table-cell table:style-name="ce35" table:formula="of:=SUM([.AA2]*[.$E2];[.AA3]*[.$E3];[.AA5]*[.$E5];[.AA6]*[.$E6];[.AA8]*[.$E8];[.AA9]*[.$E9];[.AA10]*[.$E10];[.AA14]*[.$E14])/[.$E18]" office:value-type="float" office:value="0.731623867787007" calcext:value-type="float">
            <text:p>0.731623867787007</text:p>
          </table:table-cell>
          <table:table-cell table:style-name="ce35" table:formula="of:=SUM([.AB2]*[.$E2];[.AB3]*[.$E3];[.AB5]*[.$E5];[.AB6]*[.$E6];[.AB8]*[.$E8];[.AB9]*[.$E9];[.AB10]*[.$E10];[.AB14]*[.$E14])/[.$E18]" office:value-type="float" office:value="0.731826396507669" calcext:value-type="float">
            <text:p>0.731826396507669</text:p>
          </table:table-cell>
          <table:table-cell table:style-name="ce35" table:formula="of:=SUM([.AC2]*[.$E2];[.AC3]*[.$E3];[.AC5]*[.$E5];[.AC6]*[.$E6];[.AC8]*[.$E8];[.AC9]*[.$E9];[.AC10]*[.$E10];[.AC14]*[.$E14])/[.$E18]" office:value-type="float" office:value="0.728790514420097" calcext:value-type="float">
            <text:p>0.728790514420097</text:p>
          </table:table-cell>
          <table:table-cell table:style-name="ce35" table:formula="of:=SUM([.AD2]*[.$E2];[.AD3]*[.$E3];[.AD5]*[.$E5];[.AD6]*[.$E6];[.AD8]*[.$E8];[.AD9]*[.$E9];[.AD10]*[.$E10];[.AD14]*[.$E14])/[.$E18]" office:value-type="float" office:value="0.729875835245299" calcext:value-type="float">
            <text:p>0.729875835245299</text:p>
          </table:table-cell>
          <table:table-cell table:style-name="ce35" table:formula="of:=SUM([.AE2]*[.$E2];[.AE3]*[.$E3];[.AE5]*[.$E5];[.AE6]*[.$E6];[.AE8]*[.$E8];[.AE9]*[.$E9];[.AE10]*[.$E10];[.AE14]*[.$E14])/[.$E18]" office:value-type="float" office:value="0.727527323112789" calcext:value-type="float">
            <text:p>0.727527323112789</text:p>
          </table:table-cell>
          <table:table-cell table:style-name="ce35" table:formula="of:=SUM([.AF2]*[.$E2];[.AF3]*[.$E3];[.AF5]*[.$E5];[.AF6]*[.$E6];[.AF8]*[.$E8];[.AF9]*[.$E9];[.AF10]*[.$E10];[.AF14]*[.$E14])/[.$E18]" office:value-type="float" office:value="0.722651739471502" calcext:value-type="float">
            <text:p>0.722651739471502</text:p>
          </table:table-cell>
          <table:table-cell table:style-name="ce35" table:formula="of:=SUM([.AG2]*[.$E2];[.AG3]*[.$E3];[.AG5]*[.$E5];[.AG6]*[.$E6];[.AG8]*[.$E8];[.AG9]*[.$E9];[.AG10]*[.$E10];[.AG14]*[.$E14])/[.$E18]" office:value-type="float" office:value="0.716263500894323" calcext:value-type="float">
            <text:p>0.716263500894323</text:p>
          </table:table-cell>
          <table:table-cell table:style-name="ce35" table:formula="of:=SUM([.AH2]*[.$E2];[.AH3]*[.$E3];[.AH5]*[.$E5];[.AH6]*[.$E6];[.AH8]*[.$E8];[.AH9]*[.$E9];[.AH10]*[.$E10];[.AH14]*[.$E14])/[.$E18]" office:value-type="float" office:value="0.704290848914338" calcext:value-type="float">
            <text:p>0.704290848914338</text:p>
          </table:table-cell>
          <table:table-cell table:style-name="ce35" table:formula="of:=SUM([.AI2]*[.$E2];[.AI3]*[.$E3];[.AI5]*[.$E5];[.AI6]*[.$E6];[.AI8]*[.$E8];[.AI9]*[.$E9];[.AI10]*[.$E10];[.AI14]*[.$E14])/[.$E18]" office:value-type="float" office:value="0.699762253354817" calcext:value-type="float">
            <text:p>0.699762253354817</text:p>
          </table:table-cell>
          <table:table-cell table:style-name="ce35" table:formula="of:=SUM([.AJ2]*[.$E2];[.AJ3]*[.$E3];[.AJ5]*[.$E5];[.AJ6]*[.$E6];[.AJ8]*[.$E8];[.AJ9]*[.$E9];[.AJ10]*[.$E10];[.AJ14]*[.$E14])/[.$E18]" office:value-type="float" office:value="0.681961606332907" calcext:value-type="float">
            <text:p>0.681961606332907</text:p>
          </table:table-cell>
          <table:table-cell table:style-name="ce35" table:formula="of:=SUM([.AK2]*[.$E2];[.AK3]*[.$E3];[.AK5]*[.$E5];[.AK6]*[.$E6];[.AK8]*[.$E8];[.AK9]*[.$E9];[.AK10]*[.$E10];[.AK14]*[.$E14])/[.$E18]" office:value-type="float" office:value="0.667551465565669" calcext:value-type="float">
            <text:p>0.667551465565669</text:p>
          </table:table-cell>
          <table:table-cell table:style-name="ce35" table:formula="of:=SUM([.AL2]*[.$E2];[.AL3]*[.$E3];[.AL5]*[.$E5];[.AL6]*[.$E6];[.AL8]*[.$E8];[.AL9]*[.$E9];[.AL10]*[.$E10];[.AL14]*[.$E14])/[.$E18]" office:value-type="float" office:value="0.630886247176846" calcext:value-type="float">
            <text:p>0.630886247176846</text:p>
          </table:table-cell>
          <table:table-cell table:style-name="ce35" table:formula="of:=SUM([.AM2]*[.$E2];[.AM3]*[.$E3];[.AM5]*[.$E5];[.AM6]*[.$E6];[.AM8]*[.$E8];[.AM9]*[.$E9];[.AM10]*[.$E10];[.AM14]*[.$E14])/[.$E18]" office:value-type="float" office:value="0.621535092207804" calcext:value-type="float">
            <text:p>0.621535092207804</text:p>
          </table:table-cell>
          <table:table-cell table:style-name="ce35" table:formula="of:=SUM([.AN2]*[.$E2];[.AN3]*[.$E3];[.AN5]*[.$E5];[.AN6]*[.$E6];[.AN8]*[.$E8];[.AN9]*[.$E9];[.AN10]*[.$E10];[.AN14]*[.$E14])/[.$E18]" office:value-type="float" office:value="0.597437597487484" calcext:value-type="float">
            <text:p>0.597437597487484</text:p>
          </table:table-cell>
          <table:table-cell table:style-name="ce35" table:formula="of:=SUM([.AO2]*[.$E2];[.AO3]*[.$E3];[.AO5]*[.$E5];[.AO6]*[.$E6];[.AO8]*[.$E8];[.AO9]*[.$E9];[.AO10]*[.$E10];[.AO14]*[.$E14])/[.$E18]" office:value-type="float" office:value="0.44730470626032" calcext:value-type="float">
            <text:p>0.44730470626032</text:p>
          </table:table-cell>
          <table:table-cell table:style-name="ce35" table:formula="of:=SUM([.AP2]*[.$E2];[.AP3]*[.$E3];[.AP5]*[.$E5];[.AP6]*[.$E6];[.AP8]*[.$E8];[.AP9]*[.$E9];[.AP10]*[.$E10];[.AP14]*[.$E14])/[.$E18]" office:value-type="float" office:value="0.438295455943623" calcext:value-type="float">
            <text:p>0.438295455943623</text:p>
          </table:table-cell>
          <table:table-cell table:style-name="ce35" table:number-columns-repeated="22"/>
        </table:table-row>
      </table:table>
      <table:table table:name="Sheet3" table:style-name="ta1">
        <table:table-column table:style-name="co5" table:default-cell-style-name="Default"/>
        <table:table-column table:style-name="co1" table:number-columns-repeated="10" table:default-cell-style-name="Default"/>
        <table:table-column table:style-name="co1" table:default-cell-style-name="ce66"/>
        <table:table-column table:style-name="co1" table:number-columns-repeated="8" table:default-cell-style-name="Default"/>
        <table:table-column table:style-name="co1" table:default-cell-style-name="ce66"/>
        <table:table-row table:style-name="ro1">
          <table:table-cell table:style-name="ce64" office:value-type="string" calcext:value-type="string">
            <text:p>DIFFUSION</text:p>
          </table:table-cell>
          <table:table-cell/>
          <table:table-cell office:value-type="string" calcext:value-type="string">
            <text:p>Ipsilater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ercent STD</text:p>
          </table:table-cell>
          <table:table-cell office:value-type="string" calcext:value-type="string">
            <text:p>Homotopic</text:p>
          </table:table-cell>
          <table:table-cell table:number-columns-repeated="4"/>
          <table:table-cell office:value-type="string" calcext:value-type="string">
            <text:p>Contralateral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3">
            <text:p>SWU4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245" calcext:value-type="float">
            <text:p>245</text:p>
          </table:table-cell>
          <table:table-cell office:value-type="float" office:value="5076.8985192209" calcext:value-type="float">
            <text:p>5076.8985192209</text:p>
          </table:table-cell>
          <table:table-cell office:value-type="float" office:value="1149.95766945712" calcext:value-type="float">
            <text:p>1149.95766945712</text:p>
          </table:table-cell>
          <table:table-cell office:value-type="float" office:value="0.859118493620075" calcext:value-type="float">
            <text:p>0.859118493620075</text:p>
          </table:table-cell>
          <table:table-cell office:value-type="float" office:value="0.0492561674516344" calcext:value-type="float">
            <text:p>0.0492561674516344</text:p>
          </table:table-cell>
          <table:table-cell office:value-type="float" office:value="177" calcext:value-type="float">
            <text:p>177</text:p>
          </table:table-cell>
          <table:table-cell office:value-type="float" office:value="5131.46563184516" calcext:value-type="float">
            <text:p>5131.46563184516</text:p>
          </table:table-cell>
          <table:table-cell office:value-type="float" office:value="2749.12939357079" calcext:value-type="float">
            <text:p>2749.12939357079</text:p>
          </table:table-cell>
          <table:table-cell office:value-type="float" office:value="0.0245026941498617" calcext:value-type="float">
            <text:p>0.0245026941498617</text:p>
          </table:table-cell>
          <table:table-cell table:style-name="Default" office:value-type="float" office:value="0.00716902722394007" calcext:value-type="float">
            <text:p>0.00716902722394007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730.480332456373" calcext:value-type="float">
            <text:p>730.480332456373</text:p>
          </table:table-cell>
          <table:table-cell office:value-type="float" office:value="484.729475950447" calcext:value-type="float">
            <text:p>484.729475950447</text:p>
          </table:table-cell>
          <table:table-cell office:value-type="float" office:value="0.116378812230063" calcext:value-type="float">
            <text:p>0.116378812230063</text:p>
          </table:table-cell>
          <table:table-cell office:value-type="float" office:value="0.042587298855611" calcext:value-type="float">
            <text:p>0.042587298855611</text:p>
          </table:table-cell>
          <table:table-cell/>
          <table:table-cell table:formula="of:=SUM([.M2];[.H2];[.C2])"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348" calcext:value-type="float">
            <text:p>348</text:p>
          </table:table-cell>
          <table:table-cell office:value-type="float" office:value="3254.3133471564" calcext:value-type="float">
            <text:p>3254.3133471564</text:p>
          </table:table-cell>
          <table:table-cell office:value-type="float" office:value="661.353474640256" calcext:value-type="float">
            <text:p>661.353474640256</text:p>
          </table:table-cell>
          <table:table-cell office:value-type="float" office:value="0.866832962974429" calcext:value-type="float">
            <text:p>0.866832962974429</text:p>
          </table:table-cell>
          <table:table-cell office:value-type="float" office:value="0.0487085689345939" calcext:value-type="float">
            <text:p>0.0487085689345939</text:p>
          </table:table-cell>
          <table:table-cell office:value-type="float" office:value="74" calcext:value-type="float">
            <text:p>74</text:p>
          </table:table-cell>
          <table:table-cell office:value-type="float" office:value="2496.77743346701" calcext:value-type="float">
            <text:p>2496.77743346701</text:p>
          </table:table-cell>
          <table:table-cell office:value-type="float" office:value="1324.24793028807" calcext:value-type="float">
            <text:p>1324.24793028807</text:p>
          </table:table-cell>
          <table:table-cell office:value-type="float" office:value="0.0157366109410771" calcext:value-type="float">
            <text:p>0.0157366109410771</text:p>
          </table:table-cell>
          <table:table-cell table:style-name="Default" office:value-type="float" office:value="0.0061749585443448" calcext:value-type="float">
            <text:p>0.0061749585443448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53.590026671719" calcext:value-type="float">
            <text:p>453.590026671719</text:p>
          </table:table-cell>
          <table:table-cell office:value-type="float" office:value="227.77439916642" calcext:value-type="float">
            <text:p>227.77439916642</text:p>
          </table:table-cell>
          <table:table-cell office:value-type="float" office:value="0.117430426084494" calcext:value-type="float">
            <text:p>0.117430426084494</text:p>
          </table:table-cell>
          <table:table-cell office:value-type="float" office:value="0.042946339839268" calcext:value-type="float">
            <text:p>0.042946339839268</text:p>
          </table:table-cell>
          <table:table-cell/>
          <table:table-cell table:formula="of:=SUM([.M3];[.H3];[.C3])"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377" calcext:value-type="float">
            <text:p>377</text:p>
          </table:table-cell>
          <table:table-cell office:value-type="float" office:value="1347.39974511384" calcext:value-type="float">
            <text:p>1347.39974511384</text:p>
          </table:table-cell>
          <table:table-cell office:value-type="float" office:value="305.257843108275" calcext:value-type="float">
            <text:p>305.257843108275</text:p>
          </table:table-cell>
          <table:table-cell office:value-type="float" office:value="0.839469103580821" calcext:value-type="float">
            <text:p>0.839469103580821</text:p>
          </table:table-cell>
          <table:table-cell office:value-type="float" office:value="0.0410295673723987" calcext:value-type="float">
            <text:p>0.0410295673723987</text:p>
          </table:table-cell>
          <table:table-cell office:value-type="float" office:value="45" calcext:value-type="float">
            <text:p>45</text:p>
          </table:table-cell>
          <table:table-cell office:value-type="float" office:value="935.433708935136" calcext:value-type="float">
            <text:p>935.433708935136</text:p>
          </table:table-cell>
          <table:table-cell office:value-type="float" office:value="357.476991886895" calcext:value-type="float">
            <text:p>357.476991886895</text:p>
          </table:table-cell>
          <table:table-cell office:value-type="float" office:value="0.0100977028413313" calcext:value-type="float">
            <text:p>0.0100977028413313</text:p>
          </table:table-cell>
          <table:table-cell table:style-name="Default" office:value-type="float" office:value="0.0028430998426343" calcext:value-type="float">
            <text:p>0.002843099842634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45.810869160496" calcext:value-type="float">
            <text:p>245.810869160496</text:p>
          </table:table-cell>
          <table:table-cell office:value-type="float" office:value="98.4789654306964" calcext:value-type="float">
            <text:p>98.4789654306964</text:p>
          </table:table-cell>
          <table:table-cell office:value-type="float" office:value="0.150433193577848" calcext:value-type="float">
            <text:p>0.150433193577848</text:p>
          </table:table-cell>
          <table:table-cell office:value-type="float" office:value="0.0385701358752069" calcext:value-type="float">
            <text:p>0.0385701358752069</text:p>
          </table:table-cell>
          <table:table-cell/>
          <table:table-cell table:formula="of:=SUM([.M4];[.H4];[.C4])"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HNU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300" calcext:value-type="float">
            <text:p>300</text:p>
          </table:table-cell>
          <table:table-cell office:value-type="float" office:value="2464.50609919262" calcext:value-type="float">
            <text:p>2464.50609919262</text:p>
          </table:table-cell>
          <table:table-cell office:value-type="float" office:value="494.188045568907" calcext:value-type="float">
            <text:p>494.188045568907</text:p>
          </table:table-cell>
          <table:table-cell office:value-type="float" office:value="0.957290226033654" calcext:value-type="float">
            <text:p>0.957290226033654</text:p>
          </table:table-cell>
          <table:table-cell office:value-type="float" office:value="0.0274450645083592" calcext:value-type="float">
            <text:p>0.0274450645083592</text:p>
          </table:table-cell>
          <table:table-cell office:value-type="float" office:value="0" calcext:value-type="float">
            <text:p>0</text:p>
          </table:table-cell>
          <table:table-cell office:value-type="float" office:value="700.626456582633" calcext:value-type="float">
            <text:p>700.626456582633</text:p>
          </table:table-cell>
          <table:table-cell office:value-type="float" office:value="403.639728346799" calcext:value-type="float">
            <text:p>403.639728346799</text:p>
          </table:table-cell>
          <table:table-cell office:value-type="float" office:value="0.00795420846712392" calcext:value-type="float">
            <text:p>0.00795420846712392</text:p>
          </table:table-cell>
          <table:table-cell table:style-name="Default" office:value-type="float" office:value="0.00412801773651866" calcext:value-type="float">
            <text:p>0.0041280177365186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90.2478811171527" calcext:value-type="float">
            <text:p>90.2478811171527</text:p>
          </table:table-cell>
          <table:table-cell office:value-type="float" office:value="72.1805251740188" calcext:value-type="float">
            <text:p>72.1805251740188</text:p>
          </table:table-cell>
          <table:table-cell office:value-type="float" office:value="0.0347555654992223" calcext:value-type="float">
            <text:p>0.0347555654992223</text:p>
          </table:table-cell>
          <table:table-cell office:value-type="float" office:value="0.0260568013441176" calcext:value-type="float">
            <text:p>0.0260568013441176</text:p>
          </table:table-cell>
          <table:table-cell/>
          <table:table-cell table:formula="of:=SUM([.M5];[.H5];[.C5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300" calcext:value-type="float">
            <text:p>300</text:p>
          </table:table-cell>
          <table:table-cell office:value-type="float" office:value="1477.51049955073" calcext:value-type="float">
            <text:p>1477.51049955073</text:p>
          </table:table-cell>
          <table:table-cell office:value-type="float" office:value="337.529374236932" calcext:value-type="float">
            <text:p>337.529374236932</text:p>
          </table:table-cell>
          <table:table-cell office:value-type="float" office:value="0.963086533308723" calcext:value-type="float">
            <text:p>0.963086533308723</text:p>
          </table:table-cell>
          <table:table-cell office:value-type="float" office:value="0.0217274280542057" calcext:value-type="float">
            <text:p>0.0217274280542057</text:p>
          </table:table-cell>
          <table:table-cell office:value-type="float" office:value="0" calcext:value-type="float">
            <text:p>0</text:p>
          </table:table-cell>
          <table:table-cell office:value-type="float" office:value="258.34239091318" calcext:value-type="float">
            <text:p>258.34239091318</text:p>
          </table:table-cell>
          <table:table-cell office:value-type="float" office:value="190.95183316081" calcext:value-type="float">
            <text:p>190.95183316081</text:p>
          </table:table-cell>
          <table:table-cell office:value-type="float" office:value="0.00403795791645442" calcext:value-type="float">
            <text:p>0.00403795791645442</text:p>
          </table:table-cell>
          <table:table-cell table:style-name="Default" office:value-type="float" office:value="0.00269859746680321" calcext:value-type="float">
            <text:p>0.00269859746680321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51.5985204862182" calcext:value-type="float">
            <text:p>51.5985204862182</text:p>
          </table:table-cell>
          <table:table-cell office:value-type="float" office:value="35.277428484652" calcext:value-type="float">
            <text:p>35.277428484652</text:p>
          </table:table-cell>
          <table:table-cell office:value-type="float" office:value="0.0328755087748228" calcext:value-type="float">
            <text:p>0.0328755087748228</text:p>
          </table:table-cell>
          <table:table-cell office:value-type="float" office:value="0.0193607422306448" calcext:value-type="float">
            <text:p>0.0193607422306448</text:p>
          </table:table-cell>
          <table:table-cell/>
          <table:table-cell table:formula="of:=SUM([.M6];[.H6];[.C6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300" calcext:value-type="float">
            <text:p>300</text:p>
          </table:table-cell>
          <table:table-cell office:value-type="float" office:value="560.676922507611" calcext:value-type="float">
            <text:p>560.676922507611</text:p>
          </table:table-cell>
          <table:table-cell office:value-type="float" office:value="149.1639220937" calcext:value-type="float">
            <text:p>149.1639220937</text:p>
          </table:table-cell>
          <table:table-cell office:value-type="float" office:value="0.963652963451535" calcext:value-type="float">
            <text:p>0.963652963451535</text:p>
          </table:table-cell>
          <table:table-cell office:value-type="float" office:value="0.0292560713017656" calcext:value-type="float">
            <text:p>0.0292560713017656</text:p>
          </table:table-cell>
          <table:table-cell office:value-type="float" office:value="0" calcext:value-type="float">
            <text:p>0</text:p>
          </table:table-cell>
          <table:table-cell office:value-type="float" office:value="63.194088267965" calcext:value-type="float">
            <text:p>63.194088267965</text:p>
          </table:table-cell>
          <table:table-cell office:value-type="float" office:value="43.776587230038" calcext:value-type="float">
            <text:p>43.776587230038</text:p>
          </table:table-cell>
          <table:table-cell office:value-type="float" office:value="0.00192784389929478" calcext:value-type="float">
            <text:p>0.00192784389929478</text:p>
          </table:table-cell>
          <table:table-cell table:style-name="Default" office:value-type="float" office:value="0.00120607170026303" calcext:value-type="float">
            <text:p>0.0012060717002630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0.8447965111069" calcext:value-type="float">
            <text:p>20.8447965111069</text:p>
          </table:table-cell>
          <table:table-cell office:value-type="float" office:value="20.3983955629005" calcext:value-type="float">
            <text:p>20.3983955629005</text:p>
          </table:table-cell>
          <table:table-cell office:value-type="float" office:value="0.0344191926491704" calcext:value-type="float">
            <text:p>0.0344191926491704</text:p>
          </table:table-cell>
          <table:table-cell office:value-type="float" office:value="0.0284617835670053" calcext:value-type="float">
            <text:p>0.0284617835670053</text:p>
          </table:table-cell>
          <table:table-cell/>
          <table:table-cell table:formula="of:=SUM([.M7];[.H7];[.C7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KIENH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110" calcext:value-type="float">
            <text:p>110</text:p>
          </table:table-cell>
          <table:table-cell office:value-type="float" office:value="3975.59505726392" calcext:value-type="float">
            <text:p>3975.59505726392</text:p>
          </table:table-cell>
          <table:table-cell office:value-type="float" office:value="931.718758001402" calcext:value-type="float">
            <text:p>931.718758001402</text:p>
          </table:table-cell>
          <table:table-cell office:value-type="float" office:value="0.896598470747918" calcext:value-type="float">
            <text:p>0.896598470747918</text:p>
          </table:table-cell>
          <table:table-cell office:value-type="float" office:value="0.0398827914666695" calcext:value-type="float">
            <text:p>0.0398827914666695</text:p>
          </table:table-cell>
          <table:table-cell office:value-type="float" office:value="19" calcext:value-type="float">
            <text:p>19</text:p>
          </table:table-cell>
          <table:table-cell office:value-type="float" office:value="2760.84624868975" calcext:value-type="float">
            <text:p>2760.84624868975</text:p>
          </table:table-cell>
          <table:table-cell office:value-type="float" office:value="1481.39268993858" calcext:value-type="float">
            <text:p>1481.39268993858</text:p>
          </table:table-cell>
          <table:table-cell office:value-type="float" office:value="0.0180855949742161" calcext:value-type="float">
            <text:p>0.0180855949742161</text:p>
          </table:table-cell>
          <table:table-cell table:style-name="Default" office:value-type="float" office:value="0.00725732029992715" calcext:value-type="float">
            <text:p>0.0072573202999271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02.5449136028" calcext:value-type="float">
            <text:p>402.5449136028</text:p>
          </table:table-cell>
          <table:table-cell office:value-type="float" office:value="274.528191533142" calcext:value-type="float">
            <text:p>274.528191533142</text:p>
          </table:table-cell>
          <table:table-cell office:value-type="float" office:value="0.0853159342778662" calcext:value-type="float">
            <text:p>0.0853159342778662</text:p>
          </table:table-cell>
          <table:table-cell office:value-type="float" office:value="0.0388608237350799" calcext:value-type="float">
            <text:p>0.0388608237350799</text:p>
          </table:table-cell>
          <table:table-cell/>
          <table:table-cell table:formula="of:=SUM([.M8];[.H8];[.C8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129" calcext:value-type="float">
            <text:p>129</text:p>
          </table:table-cell>
          <table:table-cell office:value-type="float" office:value="2648.9090503876" calcext:value-type="float">
            <text:p>2648.9090503876</text:p>
          </table:table-cell>
          <table:table-cell office:value-type="float" office:value="653.263655701437" calcext:value-type="float">
            <text:p>653.263655701437</text:p>
          </table:table-cell>
          <table:table-cell office:value-type="float" office:value="0.917916438709958" calcext:value-type="float">
            <text:p>0.917916438709958</text:p>
          </table:table-cell>
          <table:table-cell office:value-type="float" office:value="0.030440696875162" calcext:value-type="float">
            <text:p>0.030440696875162</text:p>
          </table:table-cell>
          <table:table-cell office:value-type="float" office:value="0" calcext:value-type="float">
            <text:p>0</text:p>
          </table:table-cell>
          <table:table-cell office:value-type="float" office:value="1249.84038958458" calcext:value-type="float">
            <text:p>1249.84038958458</text:p>
          </table:table-cell>
          <table:table-cell office:value-type="float" office:value="657.374265455814" calcext:value-type="float">
            <text:p>657.374265455814</text:p>
          </table:table-cell>
          <table:table-cell office:value-type="float" office:value="0.0102307633363199" calcext:value-type="float">
            <text:p>0.0102307633363199</text:p>
          </table:table-cell>
          <table:table-cell table:style-name="Default" office:value-type="float" office:value="0.00385200298747025" calcext:value-type="float">
            <text:p>0.0038520029874702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17.397145195106" calcext:value-type="float">
            <text:p>217.397145195106</text:p>
          </table:table-cell>
          <table:table-cell office:value-type="float" office:value="120.740528881131" calcext:value-type="float">
            <text:p>120.740528881131</text:p>
          </table:table-cell>
          <table:table-cell office:value-type="float" office:value="0.0718527979537223" calcext:value-type="float">
            <text:p>0.0718527979537223</text:p>
          </table:table-cell>
          <table:table-cell office:value-type="float" office:value="0.0271719790784645" calcext:value-type="float">
            <text:p>0.0271719790784645</text:p>
          </table:table-cell>
          <table:table-cell/>
          <table:table-cell table:formula="of:=SUM([.M9];[.H9];[.C9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127" calcext:value-type="float">
            <text:p>127</text:p>
          </table:table-cell>
          <table:table-cell office:value-type="float" office:value="1062.97811120959" calcext:value-type="float">
            <text:p>1062.97811120959</text:p>
          </table:table-cell>
          <table:table-cell office:value-type="float" office:value="271.931295086475" calcext:value-type="float">
            <text:p>271.931295086475</text:p>
          </table:table-cell>
          <table:table-cell office:value-type="float" office:value="0.878732720862547" calcext:value-type="float">
            <text:p>0.878732720862547</text:p>
          </table:table-cell>
          <table:table-cell office:value-type="float" office:value="0.0376339710132817" calcext:value-type="float">
            <text:p>0.0376339710132817</text:p>
          </table:table-cell>
          <table:table-cell office:value-type="float" office:value="2" calcext:value-type="float">
            <text:p>2</text:p>
          </table:table-cell>
          <table:table-cell office:value-type="float" office:value="547.335645314837" calcext:value-type="float">
            <text:p>547.335645314837</text:p>
          </table:table-cell>
          <table:table-cell office:value-type="float" office:value="278.678455969637" calcext:value-type="float">
            <text:p>278.678455969637</text:p>
          </table:table-cell>
          <table:table-cell office:value-type="float" office:value="0.00754453436253801" calcext:value-type="float">
            <text:p>0.00754453436253801</text:p>
          </table:table-cell>
          <table:table-cell table:style-name="Default" office:value-type="float" office:value="0.00245214233807855" calcext:value-type="float">
            <text:p>0.0024521423380785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43.690459279471" calcext:value-type="float">
            <text:p>143.690459279471</text:p>
          </table:table-cell>
          <table:table-cell office:value-type="float" office:value="75.3223373038106" calcext:value-type="float">
            <text:p>75.3223373038106</text:p>
          </table:table-cell>
          <table:table-cell office:value-type="float" office:value="0.113722744774915" calcext:value-type="float">
            <text:p>0.113722744774915</text:p>
          </table:table-cell>
          <table:table-cell office:value-type="float" office:value="0.0354890860327331" calcext:value-type="float">
            <text:p>0.0354890860327331</text:p>
          </table:table-cell>
          <table:table-cell/>
          <table:table-cell table:formula="of:=SUM([.M10];[.H10];[.C10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XHCUMS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111" calcext:value-type="float">
            <text:p>111</text:p>
          </table:table-cell>
          <table:table-cell office:value-type="float" office:value="5839.34348919055" calcext:value-type="float">
            <text:p>5839.34348919055</text:p>
          </table:table-cell>
          <table:table-cell office:value-type="float" office:value="1059.65392189432" calcext:value-type="float">
            <text:p>1059.65392189432</text:p>
          </table:table-cell>
          <table:table-cell office:value-type="float" office:value="0.910934532208854" calcext:value-type="float">
            <text:p>0.910934532208854</text:p>
          </table:table-cell>
          <table:table-cell office:value-type="float" office:value="0.0322222140746761" calcext:value-type="float">
            <text:p>0.0322222140746761</text:p>
          </table:table-cell>
          <table:table-cell office:value-type="float" office:value="6" calcext:value-type="float">
            <text:p>6</text:p>
          </table:table-cell>
          <table:table-cell office:value-type="float" office:value="3506.67374847375" calcext:value-type="float">
            <text:p>3506.67374847375</text:p>
          </table:table-cell>
          <table:table-cell office:value-type="float" office:value="1369.10033521817" calcext:value-type="float">
            <text:p>1369.10033521817</text:p>
          </table:table-cell>
          <table:table-cell office:value-type="float" office:value="0.0160321307099447" calcext:value-type="float">
            <text:p>0.0160321307099447</text:p>
          </table:table-cell>
          <table:table-cell table:style-name="Default" office:value-type="float" office:value="0.00503742998779606" calcext:value-type="float">
            <text:p>0.0050374299877960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74.209926021691" calcext:value-type="float">
            <text:p>474.209926021691</text:p>
          </table:table-cell>
          <table:table-cell office:value-type="float" office:value="223.215578113779" calcext:value-type="float">
            <text:p>223.215578113779</text:p>
          </table:table-cell>
          <table:table-cell office:value-type="float" office:value="0.0730333370812018" calcext:value-type="float">
            <text:p>0.0730333370812018</text:p>
          </table:table-cell>
          <table:table-cell office:value-type="float" office:value="0.0274223197608619" calcext:value-type="float">
            <text:p>0.0274223197608619</text:p>
          </table:table-cell>
          <table:table-cell/>
          <table:table-cell table:formula="of:=SUM([.M11];[.H11];[.C11]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116" calcext:value-type="float">
            <text:p>116</text:p>
          </table:table-cell>
          <table:table-cell office:value-type="float" office:value="3661.16221153846" calcext:value-type="float">
            <text:p>3661.16221153846</text:p>
          </table:table-cell>
          <table:table-cell office:value-type="float" office:value="655.904324214531" calcext:value-type="float">
            <text:p>655.904324214531</text:p>
          </table:table-cell>
          <table:table-cell office:value-type="float" office:value="0.927079890168348" calcext:value-type="float">
            <text:p>0.927079890168348</text:p>
          </table:table-cell>
          <table:table-cell office:value-type="float" office:value="0.0317771648199027" calcext:value-type="float">
            <text:p>0.0317771648199027</text:p>
          </table:table-cell>
          <table:table-cell office:value-type="float" office:value="1" calcext:value-type="float">
            <text:p>1</text:p>
          </table:table-cell>
          <table:table-cell office:value-type="float" office:value="1517.0909489371" calcext:value-type="float">
            <text:p>1517.0909489371</text:p>
          </table:table-cell>
          <table:table-cell office:value-type="float" office:value="754.943472524096" calcext:value-type="float">
            <text:p>754.943472524096</text:p>
          </table:table-cell>
          <table:table-cell office:value-type="float" office:value="0.00923248594301997" calcext:value-type="float">
            <text:p>0.00923248594301997</text:p>
          </table:table-cell>
          <table:table-cell table:style-name="Default" office:value-type="float" office:value="0.003697182466513" calcext:value-type="float">
            <text:p>0.00369718246651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57.798208384717" calcext:value-type="float">
            <text:p>257.798208384717</text:p>
          </table:table-cell>
          <table:table-cell office:value-type="float" office:value="144.67058479466" calcext:value-type="float">
            <text:p>144.67058479466</text:p>
          </table:table-cell>
          <table:table-cell office:value-type="float" office:value="0.0636876238886322" calcext:value-type="float">
            <text:p>0.0636876238886322</text:p>
          </table:table-cell>
          <table:table-cell office:value-type="float" office:value="0.0286510564692753" calcext:value-type="float">
            <text:p>0.0286510564692753</text:p>
          </table:table-cell>
          <table:table-cell/>
          <table:table-cell table:formula="of:=SUM([.M12];[.H12];[.C12]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117" calcext:value-type="float">
            <text:p>117</text:p>
          </table:table-cell>
          <table:table-cell office:value-type="float" office:value="1449.8728212367" calcext:value-type="float">
            <text:p>1449.8728212367</text:p>
          </table:table-cell>
          <table:table-cell office:value-type="float" office:value="249.431687420703" calcext:value-type="float">
            <text:p>249.431687420703</text:p>
          </table:table-cell>
          <table:table-cell office:value-type="float" office:value="0.901185325055944" calcext:value-type="float">
            <text:p>0.901185325055944</text:p>
          </table:table-cell>
          <table:table-cell office:value-type="float" office:value="0.0332611979271903" calcext:value-type="float">
            <text:p>0.0332611979271903</text:p>
          </table:table-cell>
          <table:table-cell office:value-type="float" office:value="0" calcext:value-type="float">
            <text:p>0</text:p>
          </table:table-cell>
          <table:table-cell office:value-type="float" office:value="616.5257159994" calcext:value-type="float">
            <text:p>616.5257159994</text:p>
          </table:table-cell>
          <table:table-cell office:value-type="float" office:value="239.280736643173" calcext:value-type="float">
            <text:p>239.280736643173</text:p>
          </table:table-cell>
          <table:table-cell office:value-type="float" office:value="0.00658761460130058" calcext:value-type="float">
            <text:p>0.00658761460130058</text:p>
          </table:table-cell>
          <table:table-cell table:style-name="Default" office:value-type="float" office:value="0.00212040663524456" calcext:value-type="float">
            <text:p>0.0021204066352445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50.047893745202" calcext:value-type="float">
            <text:p>150.047893745202</text:p>
          </table:table-cell>
          <table:table-cell office:value-type="float" office:value="66.5693264617094" calcext:value-type="float">
            <text:p>66.5693264617094</text:p>
          </table:table-cell>
          <table:table-cell office:value-type="float" office:value="0.0922270603427555" calcext:value-type="float">
            <text:p>0.0922270603427555</text:p>
          </table:table-cell>
          <table:table-cell office:value-type="float" office:value="0.0313502998291595" calcext:value-type="float">
            <text:p>0.0313502998291595</text:p>
          </table:table-cell>
          <table:table-cell/>
          <table:table-cell table:formula="of:=SUM([.M13];[.H13];[.C13]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BNU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108" calcext:value-type="float">
            <text:p>108</text:p>
          </table:table-cell>
          <table:table-cell office:value-type="float" office:value="2237.26031873524" calcext:value-type="float">
            <text:p>2237.26031873524</text:p>
          </table:table-cell>
          <table:table-cell office:value-type="float" office:value="481.45836218659" calcext:value-type="float">
            <text:p>481.45836218659</text:p>
          </table:table-cell>
          <table:table-cell office:value-type="float" office:value="0.919772986553867" calcext:value-type="float">
            <text:p>0.919772986553867</text:p>
          </table:table-cell>
          <table:table-cell office:value-type="float" office:value="0.0448225962784842" calcext:value-type="float">
            <text:p>0.0448225962784842</text:p>
          </table:table-cell>
          <table:table-cell office:value-type="float" office:value="6" calcext:value-type="float">
            <text:p>6</text:p>
          </table:table-cell>
          <table:table-cell office:value-type="float" office:value="1331.37366804107" calcext:value-type="float">
            <text:p>1331.37366804107</text:p>
          </table:table-cell>
          <table:table-cell office:value-type="float" office:value="652.698107225273" calcext:value-type="float">
            <text:p>652.698107225273</text:p>
          </table:table-cell>
          <table:table-cell office:value-type="float" office:value="0.0158658222092388" calcext:value-type="float">
            <text:p>0.0158658222092388</text:p>
          </table:table-cell>
          <table:table-cell table:style-name="Default" office:value-type="float" office:value="0.00547886130835901" calcext:value-type="float">
            <text:p>0.00547886130835901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60.623825931052" calcext:value-type="float">
            <text:p>160.623825931052</text:p>
          </table:table-cell>
          <table:table-cell office:value-type="float" office:value="123.066277612456" calcext:value-type="float">
            <text:p>123.066277612456</text:p>
          </table:table-cell>
          <table:table-cell office:value-type="float" office:value="0.0643611912368938" calcext:value-type="float">
            <text:p>0.0643611912368938</text:p>
          </table:table-cell>
          <table:table-cell office:value-type="float" office:value="0.0423260066818665" calcext:value-type="float">
            <text:p>0.0423260066818665</text:p>
          </table:table-cell>
          <table:table-cell/>
          <table:table-cell table:formula="of:=SUM([.M14];[.H14];[.C14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110" calcext:value-type="float">
            <text:p>110</text:p>
          </table:table-cell>
          <table:table-cell office:value-type="float" office:value="1453.66557391935" calcext:value-type="float">
            <text:p>1453.66557391935</text:p>
          </table:table-cell>
          <table:table-cell office:value-type="float" office:value="300.481433333694" calcext:value-type="float">
            <text:p>300.481433333694</text:p>
          </table:table-cell>
          <table:table-cell office:value-type="float" office:value="0.923788667938199" calcext:value-type="float">
            <text:p>0.923788667938199</text:p>
          </table:table-cell>
          <table:table-cell office:value-type="float" office:value="0.0465108752701182" calcext:value-type="float">
            <text:p>0.0465108752701182</text:p>
          </table:table-cell>
          <table:table-cell office:value-type="float" office:value="4" calcext:value-type="float">
            <text:p>4</text:p>
          </table:table-cell>
          <table:table-cell office:value-type="float" office:value="674.662385270418" calcext:value-type="float">
            <text:p>674.662385270418</text:p>
          </table:table-cell>
          <table:table-cell office:value-type="float" office:value="421.743648629902" calcext:value-type="float">
            <text:p>421.743648629902</text:p>
          </table:table-cell>
          <table:table-cell office:value-type="float" office:value="0.0101940805992214" calcext:value-type="float">
            <text:p>0.0101940805992214</text:p>
          </table:table-cell>
          <table:table-cell table:style-name="Default" office:value-type="float" office:value="0.00475363609544119" calcext:value-type="float">
            <text:p>0.00475363609544119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07.564658476037" calcext:value-type="float">
            <text:p>107.564658476037</text:p>
          </table:table-cell>
          <table:table-cell office:value-type="float" office:value="84.2097513020414" calcext:value-type="float">
            <text:p>84.2097513020414</text:p>
          </table:table-cell>
          <table:table-cell office:value-type="float" office:value="0.0660172514625796" calcext:value-type="float">
            <text:p>0.0660172514625796</text:p>
          </table:table-cell>
          <table:table-cell office:value-type="float" office:value="0.0427092498722861" calcext:value-type="float">
            <text:p>0.0427092498722861</text:p>
          </table:table-cell>
          <table:table-cell/>
          <table:table-cell table:formula="of:=SUM([.M15];[.H15];[.C15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111" calcext:value-type="float">
            <text:p>111</text:p>
          </table:table-cell>
          <table:table-cell office:value-type="float" office:value="530.822351064985" calcext:value-type="float">
            <text:p>530.822351064985</text:p>
          </table:table-cell>
          <table:table-cell office:value-type="float" office:value="130.570846411616" calcext:value-type="float">
            <text:p>130.570846411616</text:p>
          </table:table-cell>
          <table:table-cell office:value-type="float" office:value="0.917424668914063" calcext:value-type="float">
            <text:p>0.917424668914063</text:p>
          </table:table-cell>
          <table:table-cell office:value-type="float" office:value="0.0480901374497246" calcext:value-type="float">
            <text:p>0.0480901374497246</text:p>
          </table:table-cell>
          <table:table-cell office:value-type="float" office:value="3" calcext:value-type="float">
            <text:p>3</text:p>
          </table:table-cell>
          <table:table-cell office:value-type="float" office:value="189.88638220044" calcext:value-type="float">
            <text:p>189.88638220044</text:p>
          </table:table-cell>
          <table:table-cell office:value-type="float" office:value="128.544053816913" calcext:value-type="float">
            <text:p>128.544053816913</text:p>
          </table:table-cell>
          <table:table-cell office:value-type="float" office:value="0.0056050253869071" calcext:value-type="float">
            <text:p>0.0056050253869071</text:p>
          </table:table-cell>
          <table:table-cell table:style-name="Default" office:value-type="float" office:value="0.00303110911464303" calcext:value-type="float">
            <text:p>0.0030311091146430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5.004340913031" calcext:value-type="float">
            <text:p>45.004340913031</text:p>
          </table:table-cell>
          <table:table-cell office:value-type="float" office:value="30.671824525416" calcext:value-type="float">
            <text:p>30.671824525416</text:p>
          </table:table-cell>
          <table:table-cell office:value-type="float" office:value="0.0769703056990299" calcext:value-type="float">
            <text:p>0.0769703056990299</text:p>
          </table:table-cell>
          <table:table-cell office:value-type="float" office:value="0.0457037783189794" calcext:value-type="float">
            <text:p>0.0457037783189794</text:p>
          </table:table-cell>
          <table:table-cell/>
          <table:table-cell table:formula="of:=SUM([.M16];[.H16];[.C16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BNU3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46" calcext:value-type="float">
            <text:p>46</text:p>
          </table:table-cell>
          <table:table-cell office:value-type="float" office:value="3776.22729265619" calcext:value-type="float">
            <text:p>3776.22729265619</text:p>
          </table:table-cell>
          <table:table-cell office:value-type="float" office:value="610.382776665469" calcext:value-type="float">
            <text:p>610.382776665469</text:p>
          </table:table-cell>
          <table:table-cell office:value-type="float" office:value="0.93858526478645" calcext:value-type="float">
            <text:p>0.93858526478645</text:p>
          </table:table-cell>
          <table:table-cell office:value-type="float" office:value="0.0214552217465273" calcext:value-type="float">
            <text:p>0.0214552217465273</text:p>
          </table:table-cell>
          <table:table-cell office:value-type="float" office:value="0" calcext:value-type="float">
            <text:p>0</text:p>
          </table:table-cell>
          <table:table-cell office:value-type="float" office:value="1763.54906832298" calcext:value-type="float">
            <text:p>1763.54906832298</text:p>
          </table:table-cell>
          <table:table-cell office:value-type="float" office:value="645.25018579496" calcext:value-type="float">
            <text:p>645.25018579496</text:p>
          </table:table-cell>
          <table:table-cell office:value-type="float" office:value="0.0129165150750417" calcext:value-type="float">
            <text:p>0.0129165150750417</text:p>
          </table:table-cell>
          <table:table-cell table:style-name="Default" office:value-type="float" office:value="0.00413487080644614" calcext:value-type="float">
            <text:p>0.0041348708064461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95.499451954695" calcext:value-type="float">
            <text:p>195.499451954695</text:p>
          </table:table-cell>
          <table:table-cell office:value-type="float" office:value="83.1401529321954" calcext:value-type="float">
            <text:p>83.1401529321954</text:p>
          </table:table-cell>
          <table:table-cell office:value-type="float" office:value="0.0484982201385081" calcext:value-type="float">
            <text:p>0.0484982201385081</text:p>
          </table:table-cell>
          <table:table-cell office:value-type="float" office:value="0.0175226297460837" calcext:value-type="float">
            <text:p>0.0175226297460837</text:p>
          </table:table-cell>
          <table:table-cell/>
          <table:table-cell table:formula="of:=SUM([.M17];[.H17];[.C1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46" calcext:value-type="float">
            <text:p>46</text:p>
          </table:table-cell>
          <table:table-cell office:value-type="float" office:value="2559.77933423913" calcext:value-type="float">
            <text:p>2559.77933423913</text:p>
          </table:table-cell>
          <table:table-cell office:value-type="float" office:value="421.140090261703" calcext:value-type="float">
            <text:p>421.140090261703</text:p>
          </table:table-cell>
          <table:table-cell office:value-type="float" office:value="0.943998851144347" calcext:value-type="float">
            <text:p>0.943998851144347</text:p>
          </table:table-cell>
          <table:table-cell office:value-type="float" office:value="0.0230469208180407" calcext:value-type="float">
            <text:p>0.0230469208180407</text:p>
          </table:table-cell>
          <table:table-cell office:value-type="float" office:value="0" calcext:value-type="float">
            <text:p>0</text:p>
          </table:table-cell>
          <table:table-cell office:value-type="float" office:value="830.123188405797" calcext:value-type="float">
            <text:p>830.123188405797</text:p>
          </table:table-cell>
          <table:table-cell office:value-type="float" office:value="309.929166060115" calcext:value-type="float">
            <text:p>309.929166060115</text:p>
          </table:table-cell>
          <table:table-cell office:value-type="float" office:value="0.00746847726646625" calcext:value-type="float">
            <text:p>0.00746847726646625</text:p>
          </table:table-cell>
          <table:table-cell table:style-name="Default" office:value-type="float" office:value="0.0025180386228204" calcext:value-type="float">
            <text:p>0.002518038622820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32.170355484344" calcext:value-type="float">
            <text:p>132.170355484344</text:p>
          </table:table-cell>
          <table:table-cell office:value-type="float" office:value="65.7201669672862" calcext:value-type="float">
            <text:p>65.7201669672862</text:p>
          </table:table-cell>
          <table:table-cell office:value-type="float" office:value="0.0485326715891865" calcext:value-type="float">
            <text:p>0.0485326715891865</text:p>
          </table:table-cell>
          <table:table-cell office:value-type="float" office:value="0.0208722757658552" calcext:value-type="float">
            <text:p>0.0208722757658552</text:p>
          </table:table-cell>
          <table:table-cell/>
          <table:table-cell table:formula="of:=SUM([.M18];[.H18];[.C18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46" calcext:value-type="float">
            <text:p>46</text:p>
          </table:table-cell>
          <table:table-cell office:value-type="float" office:value="954.290635630777" calcext:value-type="float">
            <text:p>954.290635630777</text:p>
          </table:table-cell>
          <table:table-cell office:value-type="float" office:value="175.78924104291" calcext:value-type="float">
            <text:p>175.78924104291</text:p>
          </table:table-cell>
          <table:table-cell office:value-type="float" office:value="0.93683155279323" calcext:value-type="float">
            <text:p>0.93683155279323</text:p>
          </table:table-cell>
          <table:table-cell office:value-type="float" office:value="0.0194616984979978" calcext:value-type="float">
            <text:p>0.0194616984979978</text:p>
          </table:table-cell>
          <table:table-cell office:value-type="float" office:value="0" calcext:value-type="float">
            <text:p>0</text:p>
          </table:table-cell>
          <table:table-cell office:value-type="float" office:value="220.292699281594" calcext:value-type="float">
            <text:p>220.292699281594</text:p>
          </table:table-cell>
          <table:table-cell office:value-type="float" office:value="91.1722467051275" calcext:value-type="float">
            <text:p>91.1722467051275</text:p>
          </table:table-cell>
          <table:table-cell office:value-type="float" office:value="0.00372036304686463" calcext:value-type="float">
            <text:p>0.00372036304686463</text:p>
          </table:table-cell>
          <table:table-cell table:style-name="Default" office:value-type="float" office:value="0.00133860345785309" calcext:value-type="float">
            <text:p>0.00133860345785309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60.3381958675811" calcext:value-type="float">
            <text:p>60.3381958675811</text:p>
          </table:table-cell>
          <table:table-cell office:value-type="float" office:value="21.0123253366202" calcext:value-type="float">
            <text:p>21.0123253366202</text:p>
          </table:table-cell>
          <table:table-cell office:value-type="float" office:value="0.0594480841599055" calcext:value-type="float">
            <text:p>0.0594480841599055</text:p>
          </table:table-cell>
          <table:table-cell office:value-type="float" office:value="0.0183942954697814" calcext:value-type="float">
            <text:p>0.0183942954697814</text:p>
          </table:table-cell>
          <table:table-cell/>
          <table:table-cell table:formula="of:=SUM([.M19];[.H19];[.C19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_8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26" calcext:value-type="float">
            <text:p>26</text:p>
          </table:table-cell>
          <table:table-cell office:value-type="float" office:value="3839.24673561732" calcext:value-type="float">
            <text:p>3839.24673561732</text:p>
          </table:table-cell>
          <table:table-cell office:value-type="float" office:value="1093.74709883015" calcext:value-type="float">
            <text:p>1093.74709883015</text:p>
          </table:table-cell>
          <table:table-cell office:value-type="float" office:value="0.941612330349103" calcext:value-type="float">
            <text:p>0.941612330349103</text:p>
          </table:table-cell>
          <table:table-cell office:value-type="float" office:value="0.0235428896897599" calcext:value-type="float">
            <text:p>0.0235428896897599</text:p>
          </table:table-cell>
          <table:table-cell office:value-type="float" office:value="0" calcext:value-type="float">
            <text:p>0</text:p>
          </table:table-cell>
          <table:table-cell office:value-type="float" office:value="1541.87032967033" calcext:value-type="float">
            <text:p>1541.87032967033</text:p>
          </table:table-cell>
          <table:table-cell office:value-type="float" office:value="840.265873234477" calcext:value-type="float">
            <text:p>840.265873234477</text:p>
          </table:table-cell>
          <table:table-cell office:value-type="float" office:value="0.0109655646606973" calcext:value-type="float">
            <text:p>0.0109655646606973</text:p>
          </table:table-cell>
          <table:table-cell table:style-name="Default" office:value-type="float" office:value="0.00389497462418248" calcext:value-type="float">
            <text:p>0.00389497462418248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93.798222365869" calcext:value-type="float">
            <text:p>193.798222365869</text:p>
          </table:table-cell>
          <table:table-cell office:value-type="float" office:value="110.843446325532" calcext:value-type="float">
            <text:p>110.843446325532</text:p>
          </table:table-cell>
          <table:table-cell office:value-type="float" office:value="0.0474221049902" calcext:value-type="float">
            <text:p>0.0474221049902</text:p>
          </table:table-cell>
          <table:table-cell office:value-type="float" office:value="0.0198160366403357" calcext:value-type="float">
            <text:p>0.0198160366403357</text:p>
          </table:table-cell>
          <table:table-cell/>
          <table:table-cell table:formula="of:=SUM([.M20];[.H20];[.C2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26" calcext:value-type="float">
            <text:p>26</text:p>
          </table:table-cell>
          <table:table-cell office:value-type="float" office:value="2532.73151442308" calcext:value-type="float">
            <text:p>2532.73151442308</text:p>
          </table:table-cell>
          <table:table-cell office:value-type="float" office:value="753.959605362113" calcext:value-type="float">
            <text:p>753.959605362113</text:p>
          </table:table-cell>
          <table:table-cell office:value-type="float" office:value="0.955174944452106" calcext:value-type="float">
            <text:p>0.955174944452106</text:p>
          </table:table-cell>
          <table:table-cell office:value-type="float" office:value="0.0175453969390504" calcext:value-type="float">
            <text:p>0.0175453969390504</text:p>
          </table:table-cell>
          <table:table-cell office:value-type="float" office:value="0" calcext:value-type="float">
            <text:p>0</text:p>
          </table:table-cell>
          <table:table-cell office:value-type="float" office:value="721.89842209073" calcext:value-type="float">
            <text:p>721.89842209073</text:p>
          </table:table-cell>
          <table:table-cell office:value-type="float" office:value="420.641553062085" calcext:value-type="float">
            <text:p>420.641553062085</text:p>
          </table:table-cell>
          <table:table-cell office:value-type="float" office:value="0.00660158033162987" calcext:value-type="float">
            <text:p>0.00660158033162987</text:p>
          </table:table-cell>
          <table:table-cell table:style-name="Default" office:value-type="float" office:value="0.00266731763675335" calcext:value-type="float">
            <text:p>0.0026673176367533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02.308965550377" calcext:value-type="float">
            <text:p>102.308965550377</text:p>
          </table:table-cell>
          <table:table-cell office:value-type="float" office:value="59.4490639567014" calcext:value-type="float">
            <text:p>59.4490639567014</text:p>
          </table:table-cell>
          <table:table-cell office:value-type="float" office:value="0.0382234752162641" calcext:value-type="float">
            <text:p>0.0382234752162641</text:p>
          </table:table-cell>
          <table:table-cell office:value-type="float" office:value="0.0150330095139761" calcext:value-type="float">
            <text:p>0.0150330095139761</text:p>
          </table:table-cell>
          <table:table-cell/>
          <table:table-cell table:formula="of:=SUM([.M21];[.H21];[.C21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26" calcext:value-type="float">
            <text:p>26</text:p>
          </table:table-cell>
          <table:table-cell office:value-type="float" office:value="933.904835031877" calcext:value-type="float">
            <text:p>933.904835031877</text:p>
          </table:table-cell>
          <table:table-cell office:value-type="float" office:value="296.391861710376" calcext:value-type="float">
            <text:p>296.391861710376</text:p>
          </table:table-cell>
          <table:table-cell office:value-type="float" office:value="0.943737654975831" calcext:value-type="float">
            <text:p>0.943737654975831</text:p>
          </table:table-cell>
          <table:table-cell office:value-type="float" office:value="0.0205997046201105" calcext:value-type="float">
            <text:p>0.0205997046201105</text:p>
          </table:table-cell>
          <table:table-cell office:value-type="float" office:value="0" calcext:value-type="float">
            <text:p>0</text:p>
          </table:table-cell>
          <table:table-cell office:value-type="float" office:value="200.627530364372" calcext:value-type="float">
            <text:p>200.627530364372</text:p>
          </table:table-cell>
          <table:table-cell office:value-type="float" office:value="103.075532902103" calcext:value-type="float">
            <text:p>103.075532902103</text:p>
          </table:table-cell>
          <table:table-cell office:value-type="float" office:value="0.00349614795727902" calcext:value-type="float">
            <text:p>0.00349614795727902</text:p>
          </table:table-cell>
          <table:table-cell table:style-name="Default" office:value-type="float" office:value="0.00137929759501496" calcext:value-type="float">
            <text:p>0.0013792975950149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53.4638877904678" calcext:value-type="float">
            <text:p>53.4638877904678</text:p>
          </table:table-cell>
          <table:table-cell office:value-type="float" office:value="31.5309698896004" calcext:value-type="float">
            <text:p>31.5309698896004</text:p>
          </table:table-cell>
          <table:table-cell office:value-type="float" office:value="0.0527661970668898" calcext:value-type="float">
            <text:p>0.0527661970668898</text:p>
          </table:table-cell>
          <table:table-cell office:value-type="float" office:value="0.019438418152313" calcext:value-type="float">
            <text:p>0.019438418152313</text:p>
          </table:table-cell>
          <table:table-cell/>
          <table:table-cell table:formula="of:=SUM([.M22];[.H22];[.C2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KI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39" calcext:value-type="float">
            <text:p>39</text:p>
          </table:table-cell>
          <table:table-cell office:value-type="float" office:value="4833.53018907563" calcext:value-type="float">
            <text:p>4833.53018907563</text:p>
          </table:table-cell>
          <table:table-cell office:value-type="float" office:value="1082.44391208877" calcext:value-type="float">
            <text:p>1082.44391208877</text:p>
          </table:table-cell>
          <table:table-cell office:value-type="float" office:value="0.901435533965063" calcext:value-type="float">
            <text:p>0.901435533965063</text:p>
          </table:table-cell>
          <table:table-cell office:value-type="float" office:value="0.0307279173073596" calcext:value-type="float">
            <text:p>0.0307279173073596</text:p>
          </table:table-cell>
          <table:table-cell office:value-type="float" office:value="1" calcext:value-type="float">
            <text:p>1</text:p>
          </table:table-cell>
          <table:table-cell office:value-type="float" office:value="3387.70357142857" calcext:value-type="float">
            <text:p>3387.70357142857</text:p>
          </table:table-cell>
          <table:table-cell office:value-type="float" office:value="1346.34441038502" calcext:value-type="float">
            <text:p>1346.34441038502</text:p>
          </table:table-cell>
          <table:table-cell office:value-type="float" office:value="0.0181624264536224" calcext:value-type="float">
            <text:p>0.0181624264536224</text:p>
          </table:table-cell>
          <table:table-cell table:style-name="Default" office:value-type="float" office:value="0.0051794209633813" calcext:value-type="float">
            <text:p>0.005179420963381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46.075042016807" calcext:value-type="float">
            <text:p>446.075042016807</text:p>
          </table:table-cell>
          <table:table-cell office:value-type="float" office:value="204.048457379043" calcext:value-type="float">
            <text:p>204.048457379043</text:p>
          </table:table-cell>
          <table:table-cell office:value-type="float" office:value="0.0804020395813146" calcext:value-type="float">
            <text:p>0.0804020395813146</text:p>
          </table:table-cell>
          <table:table-cell office:value-type="float" office:value="0.0258126186904764" calcext:value-type="float">
            <text:p>0.0258126186904764</text:p>
          </table:table-cell>
          <table:table-cell/>
          <table:table-cell table:formula="of:=SUM([.M23];[.H23];[.C2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40" calcext:value-type="float">
            <text:p>40</text:p>
          </table:table-cell>
          <table:table-cell office:value-type="float" office:value="3101.619734375" calcext:value-type="float">
            <text:p>3101.619734375</text:p>
          </table:table-cell>
          <table:table-cell office:value-type="float" office:value="566.22327002573" calcext:value-type="float">
            <text:p>566.22327002573</text:p>
          </table:table-cell>
          <table:table-cell office:value-type="float" office:value="0.913379560821105" calcext:value-type="float">
            <text:p>0.913379560821105</text:p>
          </table:table-cell>
          <table:table-cell office:value-type="float" office:value="0.0346973571261707" calcext:value-type="float">
            <text:p>0.0346973571261707</text:p>
          </table:table-cell>
          <table:table-cell office:value-type="float" office:value="0" calcext:value-type="float">
            <text:p>0</text:p>
          </table:table-cell>
          <table:table-cell office:value-type="float" office:value="1589.50128205128" calcext:value-type="float">
            <text:p>1589.50128205128</text:p>
          </table:table-cell>
          <table:table-cell office:value-type="float" office:value="768.37055262785" calcext:value-type="float">
            <text:p>768.37055262785</text:p>
          </table:table-cell>
          <table:table-cell office:value-type="float" office:value="0.0110305760730266" calcext:value-type="float">
            <text:p>0.0110305760730266</text:p>
          </table:table-cell>
          <table:table-cell table:style-name="Default" office:value-type="float" office:value="0.00427704864875614" calcext:value-type="float">
            <text:p>0.0042770486487561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65.634134915678" calcext:value-type="float">
            <text:p>265.634134915678</text:p>
          </table:table-cell>
          <table:table-cell office:value-type="float" office:value="134.777495098942" calcext:value-type="float">
            <text:p>134.777495098942</text:p>
          </table:table-cell>
          <table:table-cell office:value-type="float" office:value="0.0755898631058682" calcext:value-type="float">
            <text:p>0.0755898631058682</text:p>
          </table:table-cell>
          <table:table-cell office:value-type="float" office:value="0.0309388188867116" calcext:value-type="float">
            <text:p>0.0309388188867116</text:p>
          </table:table-cell>
          <table:table-cell/>
          <table:table-cell table:formula="of:=SUM([.M24];[.H24];[.C24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39" calcext:value-type="float">
            <text:p>39</text:p>
          </table:table-cell>
          <table:table-cell office:value-type="float" office:value="1148.31527751244" calcext:value-type="float">
            <text:p>1148.31527751244</text:p>
          </table:table-cell>
          <table:table-cell office:value-type="float" office:value="225.00271828623" calcext:value-type="float">
            <text:p>225.00271828623</text:p>
          </table:table-cell>
          <table:table-cell office:value-type="float" office:value="0.892669293217125" calcext:value-type="float">
            <text:p>0.892669293217125</text:p>
          </table:table-cell>
          <table:table-cell office:value-type="float" office:value="0.0377873150485042" calcext:value-type="float">
            <text:p>0.0377873150485042</text:p>
          </table:table-cell>
          <table:table-cell office:value-type="float" office:value="1" calcext:value-type="float">
            <text:p>1</text:p>
          </table:table-cell>
          <table:table-cell office:value-type="float" office:value="529.657456140351" calcext:value-type="float">
            <text:p>529.657456140351</text:p>
          </table:table-cell>
          <table:table-cell office:value-type="float" office:value="270.956320026075" calcext:value-type="float">
            <text:p>270.956320026075</text:p>
          </table:table-cell>
          <table:table-cell office:value-type="float" office:value="0.00692061232450926" calcext:value-type="float">
            <text:p>0.00692061232450926</text:p>
          </table:table-cell>
          <table:table-cell table:style-name="Default" office:value-type="float" office:value="0.00287586069259849" calcext:value-type="float">
            <text:p>0.00287586069259849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33.537919683226" calcext:value-type="float">
            <text:p>133.537919683226</text:p>
          </table:table-cell>
          <table:table-cell office:value-type="float" office:value="61.0760575606292" calcext:value-type="float">
            <text:p>61.0760575606292</text:p>
          </table:table-cell>
          <table:table-cell office:value-type="float" office:value="0.100410094458366" calcext:value-type="float">
            <text:p>0.100410094458366</text:p>
          </table:table-cell>
          <table:table-cell office:value-type="float" office:value="0.0351722771868242" calcext:value-type="float">
            <text:p>0.0351722771868242</text:p>
          </table:table-cell>
          <table:table-cell/>
          <table:table-cell table:formula="of:=SUM([.M25];[.H25];[.C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KI24_new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37" calcext:value-type="float">
            <text:p>37</text:p>
          </table:table-cell>
          <table:table-cell office:value-type="float" office:value="4750.08042901371" calcext:value-type="float">
            <text:p>4750.08042901371</text:p>
          </table:table-cell>
          <table:table-cell office:value-type="float" office:value="970.527598182253" calcext:value-type="float">
            <text:p>970.527598182253</text:p>
          </table:table-cell>
          <table:table-cell office:value-type="float" office:value="0.900809613177651" calcext:value-type="float">
            <text:p>0.900809613177651</text:p>
          </table:table-cell>
          <table:table-cell office:value-type="float" office:value="0.0294172258197284" calcext:value-type="float">
            <text:p>0.0294172258197284</text:p>
          </table:table-cell>
          <table:table-cell office:value-type="float" office:value="1" calcext:value-type="float">
            <text:p>1</text:p>
          </table:table-cell>
          <table:table-cell office:value-type="float" office:value="3364.4984962406" calcext:value-type="float">
            <text:p>3364.4984962406</text:p>
          </table:table-cell>
          <table:table-cell office:value-type="float" office:value="1261.09182663989" calcext:value-type="float">
            <text:p>1261.09182663989</text:p>
          </table:table-cell>
          <table:table-cell office:value-type="float" office:value="0.0183752382097761" calcext:value-type="float">
            <text:p>0.0183752382097761</text:p>
          </table:table-cell>
          <table:table-cell table:style-name="Default" office:value-type="float" office:value="0.00505692720265114" calcext:value-type="float">
            <text:p>0.0050569272026511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37.609420610349" calcext:value-type="float">
            <text:p>437.609420610349</text:p>
          </table:table-cell>
          <table:table-cell office:value-type="float" office:value="177.482136324903" calcext:value-type="float">
            <text:p>177.482136324903</text:p>
          </table:table-cell>
          <table:table-cell office:value-type="float" office:value="0.0808151486125724" calcext:value-type="float">
            <text:p>0.0808151486125724</text:p>
          </table:table-cell>
          <table:table-cell office:value-type="float" office:value="0.0245900346976981" calcext:value-type="float">
            <text:p>0.0245900346976981</text:p>
          </table:table-cell>
          <table:table-cell/>
          <table:table-cell table:formula="of:=SUM([.M26];[.H26];[.C2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38" calcext:value-type="float">
            <text:p>38</text:p>
          </table:table-cell>
          <table:table-cell office:value-type="float" office:value="3060.32546052632" calcext:value-type="float">
            <text:p>3060.32546052632</text:p>
          </table:table-cell>
          <table:table-cell office:value-type="float" office:value="518.922228454697" calcext:value-type="float">
            <text:p>518.922228454697</text:p>
          </table:table-cell>
          <table:table-cell office:value-type="float" office:value="0.911729846568091" calcext:value-type="float">
            <text:p>0.911729846568091</text:p>
          </table:table-cell>
          <table:table-cell office:value-type="float" office:value="0.0339392964385102" calcext:value-type="float">
            <text:p>0.0339392964385102</text:p>
          </table:table-cell>
          <table:table-cell office:value-type="float" office:value="0" calcext:value-type="float">
            <text:p>0</text:p>
          </table:table-cell>
          <table:table-cell office:value-type="float" office:value="1594.84547908232" calcext:value-type="float">
            <text:p>1594.84547908232</text:p>
          </table:table-cell>
          <table:table-cell office:value-type="float" office:value="739.053435858499" calcext:value-type="float">
            <text:p>739.053435858499</text:p>
          </table:table-cell>
          <table:table-cell office:value-type="float" office:value="0.011211808589342" calcext:value-type="float">
            <text:p>0.011211808589342</text:p>
          </table:table-cell>
          <table:table-cell table:style-name="Default" office:value-type="float" office:value="0.0041304603775589" calcext:value-type="float">
            <text:p>0.0041304603775589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67.872875505441" calcext:value-type="float">
            <text:p>267.872875505441</text:p>
          </table:table-cell>
          <table:table-cell office:value-type="float" office:value="132.81793352651" calcext:value-type="float">
            <text:p>132.81793352651</text:p>
          </table:table-cell>
          <table:table-cell office:value-type="float" office:value="0.0770583448425665" calcext:value-type="float">
            <text:p>0.0770583448425665</text:p>
          </table:table-cell>
          <table:table-cell office:value-type="float" office:value="0.030352728953718" calcext:value-type="float">
            <text:p>0.030352728953718</text:p>
          </table:table-cell>
          <table:table-cell/>
          <table:table-cell table:formula="of:=SUM([.M27];[.H27];[.C27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37" calcext:value-type="float">
            <text:p>37</text:p>
          </table:table-cell>
          <table:table-cell office:value-type="float" office:value="1131.90993026474" calcext:value-type="float">
            <text:p>1131.90993026474</text:p>
          </table:table-cell>
          <table:table-cell office:value-type="float" office:value="206.922906464351" calcext:value-type="float">
            <text:p>206.922906464351</text:p>
          </table:table-cell>
          <table:table-cell office:value-type="float" office:value="0.890315051706955" calcext:value-type="float">
            <text:p>0.890315051706955</text:p>
          </table:table-cell>
          <table:table-cell office:value-type="float" office:value="0.0368117408703007" calcext:value-type="float">
            <text:p>0.0368117408703007</text:p>
          </table:table-cell>
          <table:table-cell office:value-type="float" office:value="1" calcext:value-type="float">
            <text:p>1</text:p>
          </table:table-cell>
          <table:table-cell office:value-type="float" office:value="542.010618651893" calcext:value-type="float">
            <text:p>542.010618651893</text:p>
          </table:table-cell>
          <table:table-cell office:value-type="float" office:value="270.193188716111" calcext:value-type="float">
            <text:p>270.193188716111</text:p>
          </table:table-cell>
          <table:table-cell office:value-type="float" office:value="0.00711390500536631" calcext:value-type="float">
            <text:p>0.00711390500536631</text:p>
          </table:table-cell>
          <table:table-cell table:style-name="Default" office:value-type="float" office:value="0.0027933551547315" calcext:value-type="float">
            <text:p>0.002793355154731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35.1677416679" calcext:value-type="float">
            <text:p>135.1677416679</text:p>
          </table:table-cell>
          <table:table-cell office:value-type="float" office:value="60.5412449109736" calcext:value-type="float">
            <text:p>60.5412449109736</text:p>
          </table:table-cell>
          <table:table-cell office:value-type="float" office:value="0.102571043287679" calcext:value-type="float">
            <text:p>0.102571043287679</text:p>
          </table:table-cell>
          <table:table-cell office:value-type="float" office:value="0.0342732354928899" calcext:value-type="float">
            <text:p>0.0342732354928899</text:p>
          </table:table-cell>
          <table:table-cell/>
          <table:table-cell table:formula="of:=SUM([.M28];[.H28];[.C2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BIDEII-TCD_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18" calcext:value-type="float">
            <text:p>18</text:p>
          </table:table-cell>
          <table:table-cell office:value-type="float" office:value="2514.62644847413" calcext:value-type="float">
            <text:p>2514.62644847413</text:p>
          </table:table-cell>
          <table:table-cell office:value-type="float" office:value="368.029221084982" calcext:value-type="float">
            <text:p>368.029221084982</text:p>
          </table:table-cell>
          <table:table-cell office:value-type="float" office:value="0.926964801972887" calcext:value-type="float">
            <text:p>0.926964801972887</text:p>
          </table:table-cell>
          <table:table-cell office:value-type="float" office:value="0.0311915885268188" calcext:value-type="float">
            <text:p>0.0311915885268188</text:p>
          </table:table-cell>
          <table:table-cell office:value-type="float" office:value="1" calcext:value-type="float">
            <text:p>1</text:p>
          </table:table-cell>
          <table:table-cell office:value-type="float" office:value="1402.84360902256" calcext:value-type="float">
            <text:p>1402.84360902256</text:p>
          </table:table-cell>
          <table:table-cell office:value-type="float" office:value="695.869237587876" calcext:value-type="float">
            <text:p>695.869237587876</text:p>
          </table:table-cell>
          <table:table-cell office:value-type="float" office:value="0.014940597031402" calcext:value-type="float">
            <text:p>0.014940597031402</text:p>
          </table:table-cell>
          <table:table-cell table:style-name="Default" office:value-type="float" office:value="0.00581865090432677" calcext:value-type="float">
            <text:p>0.00581865090432677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60.558513931889" calcext:value-type="float">
            <text:p>160.558513931889</text:p>
          </table:table-cell>
          <table:table-cell office:value-type="float" office:value="91.0909803436036" calcext:value-type="float">
            <text:p>91.0909803436036</text:p>
          </table:table-cell>
          <table:table-cell office:value-type="float" office:value="0.0580946009957112" calcext:value-type="float">
            <text:p>0.0580946009957112</text:p>
          </table:table-cell>
          <table:table-cell office:value-type="float" office:value="0.025642529931505" calcext:value-type="float">
            <text:p>0.025642529931505</text:p>
          </table:table-cell>
          <table:table-cell/>
          <table:table-cell table:formula="of:=SUM([.M29];[.H29];[.C2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19" calcext:value-type="float">
            <text:p>19</text:p>
          </table:table-cell>
          <table:table-cell office:value-type="float" office:value="1627.39256578947" calcext:value-type="float">
            <text:p>1627.39256578947</text:p>
          </table:table-cell>
          <table:table-cell office:value-type="float" office:value="244.58877609878" calcext:value-type="float">
            <text:p>244.58877609878</text:p>
          </table:table-cell>
          <table:table-cell office:value-type="float" office:value="0.930722332332017" calcext:value-type="float">
            <text:p>0.930722332332017</text:p>
          </table:table-cell>
          <table:table-cell office:value-type="float" office:value="0.0363367586973796" calcext:value-type="float">
            <text:p>0.0363367586973796</text:p>
          </table:table-cell>
          <table:table-cell office:value-type="float" office:value="0" calcext:value-type="float">
            <text:p>0</text:p>
          </table:table-cell>
          <table:table-cell office:value-type="float" office:value="754.611336032389" calcext:value-type="float">
            <text:p>754.611336032389</text:p>
          </table:table-cell>
          <table:table-cell office:value-type="float" office:value="437.632024580291" calcext:value-type="float">
            <text:p>437.632024580291</text:p>
          </table:table-cell>
          <table:table-cell office:value-type="float" office:value="0.0101185006592249" calcext:value-type="float">
            <text:p>0.0101185006592249</text:p>
          </table:table-cell>
          <table:table-cell table:style-name="Default" office:value-type="float" office:value="0.00434582675841576" calcext:value-type="float">
            <text:p>0.0043458267584157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08.077188599231" calcext:value-type="float">
            <text:p>108.077188599231</text:p>
          </table:table-cell>
          <table:table-cell office:value-type="float" office:value="76.501575575627" calcext:value-type="float">
            <text:p>76.501575575627</text:p>
          </table:table-cell>
          <table:table-cell office:value-type="float" office:value="0.0591591670087583" calcext:value-type="float">
            <text:p>0.0591591670087583</text:p>
          </table:table-cell>
          <table:table-cell office:value-type="float" office:value="0.0322122076302718" calcext:value-type="float">
            <text:p>0.0322122076302718</text:p>
          </table:table-cell>
          <table:table-cell/>
          <table:table-cell table:formula="of:=SUM([.M30];[.H30];[.C30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19" calcext:value-type="float">
            <text:p>19</text:p>
          </table:table-cell>
          <table:table-cell office:value-type="float" office:value="587.337074537524" calcext:value-type="float">
            <text:p>587.337074537524</text:p>
          </table:table-cell>
          <table:table-cell office:value-type="float" office:value="82.2083305820953" calcext:value-type="float">
            <text:p>82.2083305820953</text:p>
          </table:table-cell>
          <table:table-cell office:value-type="float" office:value="0.92975891200215" calcext:value-type="float">
            <text:p>0.92975891200215</text:p>
          </table:table-cell>
          <table:table-cell office:value-type="float" office:value="0.0319852513736987" calcext:value-type="float">
            <text:p>0.0319852513736987</text:p>
          </table:table-cell>
          <table:table-cell office:value-type="float" office:value="0" calcext:value-type="float">
            <text:p>0</text:p>
          </table:table-cell>
          <table:table-cell office:value-type="float" office:value="202.421975992613" calcext:value-type="float">
            <text:p>202.421975992613</text:p>
          </table:table-cell>
          <table:table-cell office:value-type="float" office:value="135.073014689808" calcext:value-type="float">
            <text:p>135.073014689808</text:p>
          </table:table-cell>
          <table:table-cell office:value-type="float" office:value="0.00533817145967741" calcext:value-type="float">
            <text:p>0.00533817145967741</text:p>
          </table:table-cell>
          <table:table-cell table:style-name="Default" office:value-type="float" office:value="0.00288101307181781" calcext:value-type="float">
            <text:p>0.00288101307181781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2.1069183390893" calcext:value-type="float">
            <text:p>42.1069183390893</text:p>
          </table:table-cell>
          <table:table-cell office:value-type="float" office:value="22.9547577078423" calcext:value-type="float">
            <text:p>22.9547577078423</text:p>
          </table:table-cell>
          <table:table-cell office:value-type="float" office:value="0.0649029165381726" calcext:value-type="float">
            <text:p>0.0649029165381726</text:p>
          </table:table-cell>
          <table:table-cell office:value-type="float" office:value="0.0293347708680742" calcext:value-type="float">
            <text:p>0.0293347708680742</text:p>
          </table:table-cell>
          <table:table-cell/>
          <table:table-cell table:formula="of:=SUM([.M31];[.H31];[.C31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BIDEII-BNI_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27" calcext:value-type="float">
            <text:p>27</text:p>
          </table:table-cell>
          <table:table-cell office:value-type="float" office:value="2518.80519765473" calcext:value-type="float">
            <text:p>2518.80519765473</text:p>
          </table:table-cell>
          <table:table-cell office:value-type="float" office:value="359.191829119774" calcext:value-type="float">
            <text:p>359.191829119774</text:p>
          </table:table-cell>
          <table:table-cell office:value-type="float" office:value="0.92535554940036" calcext:value-type="float">
            <text:p>0.92535554940036</text:p>
          </table:table-cell>
          <table:table-cell office:value-type="float" office:value="0.0530466843887591" calcext:value-type="float">
            <text:p>0.0530466843887591</text:p>
          </table:table-cell>
          <table:table-cell office:value-type="float" office:value="2" calcext:value-type="float">
            <text:p>2</text:p>
          </table:table-cell>
          <table:table-cell office:value-type="float" office:value="1097.58715699446" calcext:value-type="float">
            <text:p>1097.58715699446</text:p>
          </table:table-cell>
          <table:table-cell office:value-type="float" office:value="680.980976130685" calcext:value-type="float">
            <text:p>680.980976130685</text:p>
          </table:table-cell>
          <table:table-cell office:value-type="float" office:value="0.0119012975523275" calcext:value-type="float">
            <text:p>0.0119012975523275</text:p>
          </table:table-cell>
          <table:table-cell table:style-name="Default" office:value-type="float" office:value="0.00693126715218774" calcext:value-type="float">
            <text:p>0.0069312671521877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77.184838335113" calcext:value-type="float">
            <text:p>177.184838335113</text:p>
          </table:table-cell>
          <table:table-cell office:value-type="float" office:value="162.049233279593" calcext:value-type="float">
            <text:p>162.049233279593</text:p>
          </table:table-cell>
          <table:table-cell office:value-type="float" office:value="0.0627431530473123" calcext:value-type="float">
            <text:p>0.0627431530473123</text:p>
          </table:table-cell>
          <table:table-cell office:value-type="float" office:value="0.0526837244106925" calcext:value-type="float">
            <text:p>0.0526837244106925</text:p>
          </table:table-cell>
          <table:table-cell/>
          <table:table-cell table:formula="of:=SUM([.M32];[.H32];[.C32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29" calcext:value-type="float">
            <text:p>29</text:p>
          </table:table-cell>
          <table:table-cell office:value-type="float" office:value="1728.42219827586" calcext:value-type="float">
            <text:p>1728.42219827586</text:p>
          </table:table-cell>
          <table:table-cell office:value-type="float" office:value="252.925129356198" calcext:value-type="float">
            <text:p>252.925129356198</text:p>
          </table:table-cell>
          <table:table-cell office:value-type="float" office:value="0.948676604385012" calcext:value-type="float">
            <text:p>0.948676604385012</text:p>
          </table:table-cell>
          <table:table-cell office:value-type="float" office:value="0.0262024766396635" calcext:value-type="float">
            <text:p>0.0262024766396635</text:p>
          </table:table-cell>
          <table:table-cell office:value-type="float" office:value="0" calcext:value-type="float">
            <text:p>0</text:p>
          </table:table-cell>
          <table:table-cell office:value-type="float" office:value="559.060123784262" calcext:value-type="float">
            <text:p>559.060123784262</text:p>
          </table:table-cell>
          <table:table-cell office:value-type="float" office:value="260.209104016284" calcext:value-type="float">
            <text:p>260.209104016284</text:p>
          </table:table-cell>
          <table:table-cell office:value-type="float" office:value="0.00742019399076596" calcext:value-type="float">
            <text:p>0.00742019399076596</text:p>
          </table:table-cell>
          <table:table-cell table:style-name="Default" office:value-type="float" office:value="0.0031991667550767" calcext:value-type="float">
            <text:p>0.0031991667550767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81.1096297572638" calcext:value-type="float">
            <text:p>81.1096297572638</text:p>
          </table:table-cell>
          <table:table-cell office:value-type="float" office:value="46.7662566581972" calcext:value-type="float">
            <text:p>46.7662566581972</text:p>
          </table:table-cell>
          <table:table-cell office:value-type="float" office:value="0.0439032016242217" calcext:value-type="float">
            <text:p>0.0439032016242217</text:p>
          </table:table-cell>
          <table:table-cell office:value-type="float" office:value="0.0233576562271806" calcext:value-type="float">
            <text:p>0.0233576562271806</text:p>
          </table:table-cell>
          <table:table-cell/>
          <table:table-cell table:formula="of:=SUM([.M33];[.H33];[.C33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29" calcext:value-type="float">
            <text:p>29</text:p>
          </table:table-cell>
          <table:table-cell office:value-type="float" office:value="620.534704357949" calcext:value-type="float">
            <text:p>620.534704357949</text:p>
          </table:table-cell>
          <table:table-cell office:value-type="float" office:value="98.7691292252802" calcext:value-type="float">
            <text:p>98.7691292252802</text:p>
          </table:table-cell>
          <table:table-cell office:value-type="float" office:value="0.924720236084853" calcext:value-type="float">
            <text:p>0.924720236084853</text:p>
          </table:table-cell>
          <table:table-cell office:value-type="float" office:value="0.0414555992654791" calcext:value-type="float">
            <text:p>0.0414555992654791</text:p>
          </table:table-cell>
          <table:table-cell office:value-type="float" office:value="0" calcext:value-type="float">
            <text:p>0</text:p>
          </table:table-cell>
          <table:table-cell office:value-type="float" office:value="200.982456140351" calcext:value-type="float">
            <text:p>200.982456140351</text:p>
          </table:table-cell>
          <table:table-cell office:value-type="float" office:value="80.7889038631046" calcext:value-type="float">
            <text:p>80.7889038631046</text:p>
          </table:table-cell>
          <table:table-cell office:value-type="float" office:value="0.00517624425373803" calcext:value-type="float">
            <text:p>0.00517624425373803</text:p>
          </table:table-cell>
          <table:table-cell table:style-name="Default" office:value-type="float" office:value="0.00198874692330005" calcext:value-type="float">
            <text:p>0.0019887469233000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6.5786728849123" calcext:value-type="float">
            <text:p>46.5786728849123</text:p>
          </table:table-cell>
          <table:table-cell office:value-type="float" office:value="25.4279920997088" calcext:value-type="float">
            <text:p>25.4279920997088</text:p>
          </table:table-cell>
          <table:table-cell office:value-type="float" office:value="0.0701035196614094" calcext:value-type="float">
            <text:p>0.0701035196614094</text:p>
          </table:table-cell>
          <table:table-cell office:value-type="float" office:value="0.0401969863206422" calcext:value-type="float">
            <text:p>0.0401969863206422</text:p>
          </table:table-cell>
          <table:table-cell/>
          <table:table-cell table:formula="of:=SUM([.M34];[.H34];[.C3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BIDEII-SDSU_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21" calcext:value-type="float">
            <text:p>21</text:p>
          </table:table-cell>
          <table:table-cell office:value-type="float" office:value="3665.94055535258" calcext:value-type="float">
            <text:p>3665.94055535258</text:p>
          </table:table-cell>
          <table:table-cell office:value-type="float" office:value="722.319733071772" calcext:value-type="float">
            <text:p>722.319733071772</text:p>
          </table:table-cell>
          <table:table-cell office:value-type="float" office:value="0.904536038156065" calcext:value-type="float">
            <text:p>0.904536038156065</text:p>
          </table:table-cell>
          <table:table-cell office:value-type="float" office:value="0.0259667400150731" calcext:value-type="float">
            <text:p>0.0259667400150731</text:p>
          </table:table-cell>
          <table:table-cell office:value-type="float" office:value="2" calcext:value-type="float">
            <text:p>2</text:p>
          </table:table-cell>
          <table:table-cell office:value-type="float" office:value="2759.89440993789" calcext:value-type="float">
            <text:p>2759.89440993789</text:p>
          </table:table-cell>
          <table:table-cell office:value-type="float" office:value="730.712939966328" calcext:value-type="float">
            <text:p>730.712939966328</text:p>
          </table:table-cell>
          <table:table-cell office:value-type="float" office:value="0.0201689867178119" calcext:value-type="float">
            <text:p>0.0201689867178119</text:p>
          </table:table-cell>
          <table:table-cell table:style-name="Default" office:value-type="float" office:value="0.00431983208517354" calcext:value-type="float">
            <text:p>0.0043198320851735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302.921666057727" calcext:value-type="float">
            <text:p>302.921666057727</text:p>
          </table:table-cell>
          <table:table-cell office:value-type="float" office:value="99.1510698036851" calcext:value-type="float">
            <text:p>99.1510698036851</text:p>
          </table:table-cell>
          <table:table-cell office:value-type="float" office:value="0.0752949751261227" calcext:value-type="float">
            <text:p>0.0752949751261227</text:p>
          </table:table-cell>
          <table:table-cell office:value-type="float" office:value="0.0219081624474003" calcext:value-type="float">
            <text:p>0.0219081624474003</text:p>
          </table:table-cell>
          <table:table-cell/>
          <table:table-cell table:formula="of:=SUM([.M35];[.H35];[.C35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22" calcext:value-type="float">
            <text:p>22</text:p>
          </table:table-cell>
          <table:table-cell office:value-type="float" office:value="2313.08548913043" calcext:value-type="float">
            <text:p>2313.08548913043</text:p>
          </table:table-cell>
          <table:table-cell office:value-type="float" office:value="474.374613764663" calcext:value-type="float">
            <text:p>474.374613764663</text:p>
          </table:table-cell>
          <table:table-cell office:value-type="float" office:value="0.92033685021321" calcext:value-type="float">
            <text:p>0.92033685021321</text:p>
          </table:table-cell>
          <table:table-cell office:value-type="float" office:value="0.022220717796435" calcext:value-type="float">
            <text:p>0.022220717796435</text:p>
          </table:table-cell>
          <table:table-cell office:value-type="float" office:value="1" calcext:value-type="float">
            <text:p>1</text:p>
          </table:table-cell>
          <table:table-cell office:value-type="float" office:value="1318.64659977703" calcext:value-type="float">
            <text:p>1318.64659977703</text:p>
          </table:table-cell>
          <table:table-cell office:value-type="float" office:value="423.053873359918" calcext:value-type="float">
            <text:p>423.053873359918</text:p>
          </table:table-cell>
          <table:table-cell office:value-type="float" office:value="0.0129123707983029" calcext:value-type="float">
            <text:p>0.0129123707983029</text:p>
          </table:table-cell>
          <table:table-cell table:style-name="Default" office:value-type="float" office:value="0.00388757561934043" calcext:value-type="float">
            <text:p>0.0038875756193404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66.422018846916" calcext:value-type="float">
            <text:p>166.422018846916</text:p>
          </table:table-cell>
          <table:table-cell office:value-type="float" office:value="53.2405197279063" calcext:value-type="float">
            <text:p>53.2405197279063</text:p>
          </table:table-cell>
          <table:table-cell office:value-type="float" office:value="0.0667507789884877" calcext:value-type="float">
            <text:p>0.0667507789884877</text:p>
          </table:table-cell>
          <table:table-cell office:value-type="float" office:value="0.0195071803113753" calcext:value-type="float">
            <text:p>0.0195071803113753</text:p>
          </table:table-cell>
          <table:table-cell/>
          <table:table-cell table:formula="of:=SUM([.M36];[.H36];[.C36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23" calcext:value-type="float">
            <text:p>23</text:p>
          </table:table-cell>
          <table:table-cell office:value-type="float" office:value="921.347576211894" calcext:value-type="float">
            <text:p>921.347576211894</text:p>
          </table:table-cell>
          <table:table-cell office:value-type="float" office:value="204.777046508674" calcext:value-type="float">
            <text:p>204.777046508674</text:p>
          </table:table-cell>
          <table:table-cell office:value-type="float" office:value="0.892761017008321" calcext:value-type="float">
            <text:p>0.892761017008321</text:p>
          </table:table-cell>
          <table:table-cell office:value-type="float" office:value="0.0290219498993918" calcext:value-type="float">
            <text:p>0.0290219498993918</text:p>
          </table:table-cell>
          <table:table-cell office:value-type="float" office:value="0" calcext:value-type="float">
            <text:p>0</text:p>
          </table:table-cell>
          <table:table-cell office:value-type="float" office:value="435.638443935927" calcext:value-type="float">
            <text:p>435.638443935927</text:p>
          </table:table-cell>
          <table:table-cell office:value-type="float" office:value="172.058012405042" calcext:value-type="float">
            <text:p>172.058012405042</text:p>
          </table:table-cell>
          <table:table-cell office:value-type="float" office:value="0.00725446826197014" calcext:value-type="float">
            <text:p>0.00725446826197014</text:p>
          </table:table-cell>
          <table:table-cell table:style-name="Default" office:value-type="float" office:value="0.00238175341930416" calcext:value-type="float">
            <text:p>0.00238175341930416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03.40311066118" calcext:value-type="float">
            <text:p>103.40311066118</text:p>
          </table:table-cell>
          <table:table-cell office:value-type="float" office:value="35.6837581314131" calcext:value-type="float">
            <text:p>35.6837581314131</text:p>
          </table:table-cell>
          <table:table-cell office:value-type="float" office:value="0.0999845147297084" calcext:value-type="float">
            <text:p>0.0999845147297084</text:p>
          </table:table-cell>
          <table:table-cell office:value-type="float" office:value="0.0269932456825839" calcext:value-type="float">
            <text:p>0.0269932456825839</text:p>
          </table:table-cell>
          <table:table-cell/>
          <table:table-cell table:formula="of:=SUM([.M37];[.H37];[.C37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MRN_1</text:p>
          </table:table-cell>
          <table:table-cell office:value-type="string" calcext:value-type="string">
            <text:p>Desikan_space-MNI152NLin6_res-2x2x2</text:p>
          </table:table-cell>
          <table:table-cell office:value-type="float" office:value="7" calcext:value-type="float">
            <text:p>7</text:p>
          </table:table-cell>
          <table:table-cell office:value-type="float" office:value="8633.76554621849" calcext:value-type="float">
            <text:p>8633.76554621849</text:p>
          </table:table-cell>
          <table:table-cell office:value-type="float" office:value="2158.94114463765" calcext:value-type="float">
            <text:p>2158.94114463765</text:p>
          </table:table-cell>
          <table:table-cell office:value-type="float" office:value="0.825773355286978" calcext:value-type="float">
            <text:p>0.825773355286978</text:p>
          </table:table-cell>
          <table:table-cell office:value-type="float" office:value="0.0329669524222064" calcext:value-type="float">
            <text:p>0.0329669524222064</text:p>
          </table:table-cell>
          <table:table-cell office:value-type="float" office:value="12" calcext:value-type="float">
            <text:p>12</text:p>
          </table:table-cell>
          <table:table-cell office:value-type="float" office:value="9794.68120300752" calcext:value-type="float">
            <text:p>9794.68120300752</text:p>
          </table:table-cell>
          <table:table-cell office:value-type="float" office:value="3198.09148155662" calcext:value-type="float">
            <text:p>3198.09148155662</text:p>
          </table:table-cell>
          <table:table-cell office:value-type="float" office:value="0.0272602900191741" calcext:value-type="float">
            <text:p>0.0272602900191741</text:p>
          </table:table-cell>
          <table:table-cell table:style-name="Default" office:value-type="float" office:value="0.00448926661622683" calcext:value-type="float">
            <text:p>0.0044892666162268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555.53967271119" calcext:value-type="float">
            <text:p>1555.53967271119</text:p>
          </table:table-cell>
          <table:table-cell office:value-type="float" office:value="531.222314189699" calcext:value-type="float">
            <text:p>531.222314189699</text:p>
          </table:table-cell>
          <table:table-cell office:value-type="float" office:value="0.146966354693848" calcext:value-type="float">
            <text:p>0.146966354693848</text:p>
          </table:table-cell>
          <table:table-cell office:value-type="float" office:value="0.0286983273251532" calcext:value-type="float">
            <text:p>0.0286983273251532</text:p>
          </table:table-cell>
          <table:table-cell/>
          <table:table-cell table:formula="of:=SUM([.M38];[.H38];[.C38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mmersmith_space-MNI152NLin6_res-2x2x2</text:p>
          </table:table-cell>
          <table:table-cell office:value-type="float" office:value="15" calcext:value-type="float">
            <text:p>15</text:p>
          </table:table-cell>
          <table:table-cell office:value-type="float" office:value="5762.2184868421" calcext:value-type="float">
            <text:p>5762.2184868421</text:p>
          </table:table-cell>
          <table:table-cell office:value-type="float" office:value="1428.18894128938" calcext:value-type="float">
            <text:p>1428.18894128938</text:p>
          </table:table-cell>
          <table:table-cell office:value-type="float" office:value="0.836116651927984" calcext:value-type="float">
            <text:p>0.836116651927984</text:p>
          </table:table-cell>
          <table:table-cell office:value-type="float" office:value="0.0318065401113651" calcext:value-type="float">
            <text:p>0.0318065401113651</text:p>
          </table:table-cell>
          <table:table-cell office:value-type="float" office:value="4" calcext:value-type="float">
            <text:p>4</text:p>
          </table:table-cell>
          <table:table-cell office:value-type="float" office:value="4926.58569500675" calcext:value-type="float">
            <text:p>4926.58569500675</text:p>
          </table:table-cell>
          <table:table-cell office:value-type="float" office:value="1933.88768650552" calcext:value-type="float">
            <text:p>1933.88768650552</text:p>
          </table:table-cell>
          <table:table-cell office:value-type="float" office:value="0.0170522329638335" calcext:value-type="float">
            <text:p>0.0170522329638335</text:p>
          </table:table-cell>
          <table:table-cell table:style-name="Default" office:value-type="float" office:value="0.00399471802408824" calcext:value-type="float">
            <text:p>0.00399471802408824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1017.32910352083" calcext:value-type="float">
            <text:p>1017.32910352083</text:p>
          </table:table-cell>
          <table:table-cell office:value-type="float" office:value="328.002542229654" calcext:value-type="float">
            <text:p>328.002542229654</text:p>
          </table:table-cell>
          <table:table-cell office:value-type="float" office:value="0.146831115108182" calcext:value-type="float">
            <text:p>0.146831115108182</text:p>
          </table:table-cell>
          <table:table-cell office:value-type="float" office:value="0.02823374851966" calcext:value-type="float">
            <text:p>0.02823374851966</text:p>
          </table:table-cell>
          <table:table-cell/>
          <table:table-cell table:formula="of:=SUM([.M39];[.H39];[.C3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AL_space-MNI152NLin6_res-2x2x2</text:p>
          </table:table-cell>
          <table:table-cell office:value-type="float" office:value="17" calcext:value-type="float">
            <text:p>17</text:p>
          </table:table-cell>
          <table:table-cell office:value-type="float" office:value="2573.11072372401" calcext:value-type="float">
            <text:p>2573.11072372401</text:p>
          </table:table-cell>
          <table:table-cell office:value-type="float" office:value="800.118424461322" calcext:value-type="float">
            <text:p>800.118424461322</text:p>
          </table:table-cell>
          <table:table-cell office:value-type="float" office:value="0.795563483347079" calcext:value-type="float">
            <text:p>0.795563483347079</text:p>
          </table:table-cell>
          <table:table-cell office:value-type="float" office:value="0.0310678861574263" calcext:value-type="float">
            <text:p>0.0310678861574263</text:p>
          </table:table-cell>
          <table:table-cell office:value-type="float" office:value="2" calcext:value-type="float">
            <text:p>2</text:p>
          </table:table-cell>
          <table:table-cell office:value-type="float" office:value="2056.84579870729" calcext:value-type="float">
            <text:p>2056.84579870729</text:p>
          </table:table-cell>
          <table:table-cell office:value-type="float" office:value="738.527078052808" calcext:value-type="float">
            <text:p>738.527078052808</text:p>
          </table:table-cell>
          <table:table-cell office:value-type="float" office:value="0.0109051643312803" calcext:value-type="float">
            <text:p>0.0109051643312803</text:p>
          </table:table-cell>
          <table:table-cell table:style-name="Default" office:value-type="float" office:value="0.00179598385912023" calcext:value-type="float">
            <text:p>0.0017959838591202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636.652921235656" calcext:value-type="float">
            <text:p>636.652921235656</text:p>
          </table:table-cell>
          <table:table-cell office:value-type="float" office:value="240.780625407966" calcext:value-type="float">
            <text:p>240.780625407966</text:p>
          </table:table-cell>
          <table:table-cell office:value-type="float" office:value="0.193531352321641" calcext:value-type="float">
            <text:p>0.193531352321641</text:p>
          </table:table-cell>
          <table:table-cell office:value-type="float" office:value="0.0295528154550812" calcext:value-type="float">
            <text:p>0.0295528154550812</text:p>
          </table:table-cell>
          <table:table-cell/>
          <table:table-cell table:formula="of:=SUM([.M40];[.H40];[.C40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];[.C5];[.C8];[.C11];[.C14];[.C17];[.C20];[.C23];[.C26];[.C29];[.C32];[.C35];[.C38])" office:value-type="float" office:value="1095" calcext:value-type="float">
            <text:p>1095</text:p>
          </table:table-cell>
          <table:table-cell/>
          <table:table-cell table:formula="of:=[.C41]/([.C41]+[.H41])" office:value-type="float" office:value="0.828290468986384" calcext:value-type="float">
            <text:p>0.828290468986384</text:p>
          </table:table-cell>
          <table:table-cell table:number-columns-repeated="2"/>
          <table:table-cell table:formula="of:=SUM([.H2];[.H5];[.H8];[.H11];[.H14];[.H17];[.H20];[.H23];[.H26];[.H29];[.H32];[.H35];[.H38])" office:value-type="float" office:value="227" calcext:value-type="float">
            <text:p>227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3];[.C6];[.C9];[.C12];[.C15];[.C18];[.C21];[.C24];[.C27];[.C30];[.C33];[.C36];[.C39])" office:value-type="float" office:value="1238" calcext:value-type="float">
            <text:p>1238</text:p>
          </table:table-cell>
          <table:table-cell/>
          <table:table-cell table:formula="of:=[.C42]/([.C42]+[.H42])" office:value-type="float" office:value="0.936459909228442" calcext:value-type="float">
            <text:p>0.936459909228442</text:p>
          </table:table-cell>
          <table:table-cell table:number-columns-repeated="2"/>
          <table:table-cell table:formula="of:=SUM([.H3];[.H6];[.H9];[.H12];[.H15];[.H18];[.H21];[.H24];[.H27];[.H30];[.H33];[.H36];[.H39])" office:value-type="float" office:value="84" calcext:value-type="float">
            <text:p>8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4];[.C7];[.C10];[.C13];[.C16];[.C19];[.C22];[.C25];[.C28];[.C31];[.C34];[.C37];[.C40])" office:value-type="float" office:value="1268" calcext:value-type="float">
            <text:p>1268</text:p>
          </table:table-cell>
          <table:table-cell/>
          <table:table-cell table:formula="of:=[.C43]/([.C43]+[.H43])" office:value-type="float" office:value="0.959152798789713" calcext:value-type="float">
            <text:p>0.959152798789713</text:p>
          </table:table-cell>
          <table:table-cell table:number-columns-repeated="2"/>
          <table:table-cell table:formula="of:=SUM([.H4];[.H7];[.H10];[.H13];[.H16];[.H19];[.H22];[.H25];[.H28];[.H31];[.H34];[.H37];[.H40])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style-name="ce64" office:value-type="string" calcext:value-type="string">
            <text:p>FUNCTIONAL</text:p>
          </table:table-cell>
          <table:table-cell table:number-columns-repeated="20"/>
        </table:table-row>
        <table:table-row table:style-name="ro1">
          <table:table-cell office:value-type="string" calcext:value-type="string" table:number-columns-spanned="1" table:number-rows-spanned="3">
            <text:p>SWU4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3394749236614" calcext:value-type="float">
            <text:p>0.293394749236614</text:p>
          </table:table-cell>
          <table:table-cell office:value-type="float" office:value="0.0585921181477748" calcext:value-type="float">
            <text:p>0.058592118147774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21" calcext:value-type="float">
            <text:p>421</text:p>
          </table:table-cell>
          <table:table-cell office:value-type="float" office:value="0.434298999666625" calcext:value-type="float">
            <text:p>0.434298999666625</text:p>
          </table:table-cell>
          <table:table-cell office:value-type="float" office:value="0.060417794048371" calcext:value-type="float">
            <text:p>0.06041779404837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7133792687648" calcext:value-type="float">
            <text:p>0.287133792687648</text:p>
          </table:table-cell>
          <table:table-cell office:value-type="float" office:value="0.058716464017251" calcext:value-type="float">
            <text:p>0.05871646401725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47];[.H47];[.C47])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4835800132126" calcext:value-type="float">
            <text:p>0.294835800132126</text:p>
          </table:table-cell>
          <table:table-cell office:value-type="float" office:value="0.0580382484980679" calcext:value-type="float">
            <text:p>0.058038248498067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21" calcext:value-type="float">
            <text:p>421</text:p>
          </table:table-cell>
          <table:table-cell office:value-type="float" office:value="0.633349020707717" calcext:value-type="float">
            <text:p>0.633349020707717</text:p>
          </table:table-cell>
          <table:table-cell office:value-type="float" office:value="0.0572203010067651" calcext:value-type="float">
            <text:p>0.057220301006765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7803484444847" calcext:value-type="float">
            <text:p>0.277803484444847</text:p>
          </table:table-cell>
          <table:table-cell office:value-type="float" office:value="0.0587499146487723" calcext:value-type="float">
            <text:p>0.058749914648772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48];[.H48];[.C48])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50370321896645" calcext:value-type="float">
            <text:p>0.350370321896645</text:p>
          </table:table-cell>
          <table:table-cell table:style-name="ce65" office:value-type="float" office:value="0.0721627089118172" calcext:value-type="float">
            <text:p>0.072162708911817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421" calcext:value-type="float">
            <text:p>421</text:p>
          </table:table-cell>
          <table:table-cell table:style-name="ce65" office:value-type="float" office:value="0.755127920325755" calcext:value-type="float">
            <text:p>0.755127920325755</text:p>
          </table:table-cell>
          <table:table-cell table:style-name="ce65" office:value-type="float" office:value="0.055377364697195" calcext:value-type="float">
            <text:p>0.05537736469719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2182363822232" calcext:value-type="float">
            <text:p>0.32182363822232</text:p>
          </table:table-cell>
          <table:table-cell table:style-name="ce65" office:value-type="float" office:value="0.0733893722273319" calcext:value-type="float">
            <text:p>0.0733893722273319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49];[.H49];[.C49])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HNU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7268088896955" calcext:value-type="float">
            <text:p>0.297268088896955</text:p>
          </table:table-cell>
          <table:table-cell office:value-type="float" office:value="0.0668373754414025" calcext:value-type="float">
            <text:p>0.066837375441402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office:value-type="float" office:value="0.443585157426901" calcext:value-type="float">
            <text:p>0.443585157426901</text:p>
          </table:table-cell>
          <table:table-cell office:value-type="float" office:value="0.0670657282596242" calcext:value-type="float">
            <text:p>0.067065728259624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0855411552263" calcext:value-type="float">
            <text:p>0.290855411552263</text:p>
          </table:table-cell>
          <table:table-cell office:value-type="float" office:value="0.0667476407525624" calcext:value-type="float">
            <text:p>0.066747640752562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0];[.H50];[.C50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29825612875" calcext:value-type="float">
            <text:p>0.2829825612875</text:p>
          </table:table-cell>
          <table:table-cell office:value-type="float" office:value="0.0596012289336557" calcext:value-type="float">
            <text:p>0.059601228933655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office:value-type="float" office:value="0.619609526495726" calcext:value-type="float">
            <text:p>0.619609526495726</text:p>
          </table:table-cell>
          <table:table-cell office:value-type="float" office:value="0.0560452343499752" calcext:value-type="float">
            <text:p>0.056045234349975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3154072227774" calcext:value-type="float">
            <text:p>0.263154072227774</text:p>
          </table:table-cell>
          <table:table-cell office:value-type="float" office:value="0.0605907183703383" calcext:value-type="float">
            <text:p>0.060590718370338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1];[.H51];[.C51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51238117086835" calcext:value-type="float">
            <text:p>0.351238117086835</text:p>
          </table:table-cell>
          <table:table-cell table:style-name="ce65" office:value-type="float" office:value="0.076286954407938" calcext:value-type="float">
            <text:p>0.076286954407938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0.764986558761905" calcext:value-type="float">
            <text:p>0.764986558761905</text:p>
          </table:table-cell>
          <table:table-cell table:style-name="ce65" office:value-type="float" office:value="0.0509666169193316" calcext:value-type="float">
            <text:p>0.050966616919331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18119655857143" calcext:value-type="float">
            <text:p>0.318119655857143</text:p>
          </table:table-cell>
          <table:table-cell table:style-name="ce65" office:value-type="float" office:value="0.07912980070494" calcext:value-type="float">
            <text:p>0.07912980070494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52];[.H52];[.C52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YU_2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9656675278496" calcext:value-type="float">
            <text:p>0.299656675278496</text:p>
          </table:table-cell>
          <table:table-cell office:value-type="float" office:value="0.072113360839543" calcext:value-type="float">
            <text:p>0.07211336083954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95" calcext:value-type="float">
            <text:p>495</text:p>
          </table:table-cell>
          <table:table-cell office:value-type="float" office:value="0.429692033599149" calcext:value-type="float">
            <text:p>0.429692033599149</text:p>
          </table:table-cell>
          <table:table-cell office:value-type="float" office:value="0.0741917770532207" calcext:value-type="float">
            <text:p>0.074191777053220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3825234301283" calcext:value-type="float">
            <text:p>0.293825234301283</text:p>
          </table:table-cell>
          <table:table-cell office:value-type="float" office:value="0.0721289162177246" calcext:value-type="float">
            <text:p>0.072128916217724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3];[.H53];[.C53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79478611477273" calcext:value-type="float">
            <text:p>0.279478611477273</text:p>
          </table:table-cell>
          <table:table-cell office:value-type="float" office:value="0.0628915198493166" calcext:value-type="float">
            <text:p>0.062891519849316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95" calcext:value-type="float">
            <text:p>495</text:p>
          </table:table-cell>
          <table:table-cell office:value-type="float" office:value="0.580740040507641" calcext:value-type="float">
            <text:p>0.580740040507641</text:p>
          </table:table-cell>
          <table:table-cell office:value-type="float" office:value="0.0623946940965395" calcext:value-type="float">
            <text:p>0.062394694096539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541351737992" calcext:value-type="float">
            <text:p>0.26541351737992</text:p>
          </table:table-cell>
          <table:table-cell office:value-type="float" office:value="0.0640098949681029" calcext:value-type="float">
            <text:p>0.064009894968102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4];[.H54];[.C54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64639601636533" calcext:value-type="float">
            <text:p>0.364639601636533</text:p>
          </table:table-cell>
          <table:table-cell table:style-name="ce65" office:value-type="float" office:value="0.0902303062712963" calcext:value-type="float">
            <text:p>0.090230306271296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495" calcext:value-type="float">
            <text:p>495</text:p>
          </table:table-cell>
          <table:table-cell table:style-name="ce65" office:value-type="float" office:value="0.731551732929293" calcext:value-type="float">
            <text:p>0.731551732929293</text:p>
          </table:table-cell>
          <table:table-cell table:style-name="ce65" office:value-type="float" office:value="0.0570156880644299" calcext:value-type="float">
            <text:p>0.0570156880644299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40104940636618" calcext:value-type="float">
            <text:p>0.340104940636618</text:p>
          </table:table-cell>
          <table:table-cell table:style-name="ce65" office:value-type="float" office:value="0.0940450110989259" calcext:value-type="float">
            <text:p>0.0940450110989259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55];[.H55];[.C55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XHCUMS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3617223383567" calcext:value-type="float">
            <text:p>0.313617223383567</text:p>
          </table:table-cell>
          <table:table-cell office:value-type="float" office:value="0.074233960494679" calcext:value-type="float">
            <text:p>0.07423396049467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47" calcext:value-type="float">
            <text:p>247</text:p>
          </table:table-cell>
          <table:table-cell office:value-type="float" office:value="0.44924939654805" calcext:value-type="float">
            <text:p>0.44924939654805</text:p>
          </table:table-cell>
          <table:table-cell office:value-type="float" office:value="0.0706508581176921" calcext:value-type="float">
            <text:p>0.070650858117692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856591297689" calcext:value-type="float">
            <text:p>0.30856591297689</text:p>
          </table:table-cell>
          <table:table-cell office:value-type="float" office:value="0.0741601391782179" calcext:value-type="float">
            <text:p>0.074160139178217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6];[.H56];[.C56]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2392108911943" calcext:value-type="float">
            <text:p>0.292392108911943</text:p>
          </table:table-cell>
          <table:table-cell office:value-type="float" office:value="0.0664323999854023" calcext:value-type="float">
            <text:p>0.066432399985402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47" calcext:value-type="float">
            <text:p>247</text:p>
          </table:table-cell>
          <table:table-cell office:value-type="float" office:value="0.585915286411294" calcext:value-type="float">
            <text:p>0.585915286411294</text:p>
          </table:table-cell>
          <table:table-cell office:value-type="float" office:value="0.0623353982779105" calcext:value-type="float">
            <text:p>0.062335398277910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0706397529884" calcext:value-type="float">
            <text:p>0.280706397529884</text:p>
          </table:table-cell>
          <table:table-cell office:value-type="float" office:value="0.0668813711477818" calcext:value-type="float">
            <text:p>0.0668813711477818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7];[.H57];[.C57]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8091972143027" calcext:value-type="float">
            <text:p>0.378091972143027</text:p>
          </table:table-cell>
          <table:table-cell table:style-name="ce65" office:value-type="float" office:value="0.0937765491484515" calcext:value-type="float">
            <text:p>0.093776549148451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247" calcext:value-type="float">
            <text:p>247</text:p>
          </table:table-cell>
          <table:table-cell table:style-name="ce65" office:value-type="float" office:value="0.732086818970503" calcext:value-type="float">
            <text:p>0.732086818970503</text:p>
          </table:table-cell>
          <table:table-cell table:style-name="ce65" office:value-type="float" office:value="0.0590452780193039" calcext:value-type="float">
            <text:p>0.0590452780193039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56885962861906" calcext:value-type="float">
            <text:p>0.356885962861906</text:p>
          </table:table-cell>
          <table:table-cell table:style-name="ce65" office:value-type="float" office:value="0.0952311137472372" calcext:value-type="float">
            <text:p>0.0952311137472372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58];[.H58];[.C58]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UPSM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3479830388753" calcext:value-type="float">
            <text:p>0.303479830388753</text:p>
          </table:table-cell>
          <table:table-cell office:value-type="float" office:value="0.0675491161164029" calcext:value-type="float">
            <text:p>0.067549116116402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30" calcext:value-type="float">
            <text:p>230</text:p>
          </table:table-cell>
          <table:table-cell office:value-type="float" office:value="0.448694571167048" calcext:value-type="float">
            <text:p>0.448694571167048</text:p>
          </table:table-cell>
          <table:table-cell office:value-type="float" office:value="0.0681270311747754" calcext:value-type="float">
            <text:p>0.068127031174775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5732878948476" calcext:value-type="float">
            <text:p>0.295732878948476</text:p>
          </table:table-cell>
          <table:table-cell office:value-type="float" office:value="0.0681467489387809" calcext:value-type="float">
            <text:p>0.068146748938780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59];[.H59];[.C59])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2877410486413" calcext:value-type="float">
            <text:p>0.292877410486413</text:p>
          </table:table-cell>
          <table:table-cell office:value-type="float" office:value="0.070090790302467" calcext:value-type="float">
            <text:p>0.07009079030246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30" calcext:value-type="float">
            <text:p>230</text:p>
          </table:table-cell>
          <table:table-cell office:value-type="float" office:value="0.597281158416945" calcext:value-type="float">
            <text:p>0.597281158416945</text:p>
          </table:table-cell>
          <table:table-cell office:value-type="float" office:value="0.0728483165137571" calcext:value-type="float">
            <text:p>0.072848316513757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7778727637618" calcext:value-type="float">
            <text:p>0.277778727637618</text:p>
          </table:table-cell>
          <table:table-cell office:value-type="float" office:value="0.0714420072318605" calcext:value-type="float">
            <text:p>0.071442007231860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0];[.H60];[.C60])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1819685761783" calcext:value-type="float">
            <text:p>0.371819685761783</text:p>
          </table:table-cell>
          <table:table-cell table:style-name="ce65" office:value-type="float" office:value="0.0914562308011046" calcext:value-type="float">
            <text:p>0.091456230801104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230" calcext:value-type="float">
            <text:p>230</text:p>
          </table:table-cell>
          <table:table-cell table:style-name="ce65" office:value-type="float" office:value="0.740409669813665" calcext:value-type="float">
            <text:p>0.740409669813665</text:p>
          </table:table-cell>
          <table:table-cell table:style-name="ce65" office:value-type="float" office:value="0.0593653425442859" calcext:value-type="float">
            <text:p>0.0593653425442859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46091049188893" calcext:value-type="float">
            <text:p>0.346091049188893</text:p>
          </table:table-cell>
          <table:table-cell table:style-name="ce65" office:value-type="float" office:value="0.0958277837705545" calcext:value-type="float">
            <text:p>0.0958277837705545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61];[.H61];[.C61])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BNU3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2185203504151" calcext:value-type="float">
            <text:p>0.312185203504151</text:p>
          </table:table-cell>
          <table:table-cell office:value-type="float" office:value="0.0639292136643319" calcext:value-type="float">
            <text:p>0.06392921366433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44" calcext:value-type="float">
            <text:p>144</text:p>
          </table:table-cell>
          <table:table-cell office:value-type="float" office:value="0.459078203703704" calcext:value-type="float">
            <text:p>0.459078203703704</text:p>
          </table:table-cell>
          <table:table-cell office:value-type="float" office:value="0.0597455816130866" calcext:value-type="float">
            <text:p>0.0597455816130866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6367630396801" calcext:value-type="float">
            <text:p>0.306367630396801</text:p>
          </table:table-cell>
          <table:table-cell office:value-type="float" office:value="0.0640009944388886" calcext:value-type="float">
            <text:p>0.064000994438888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2];[.H62];[.C62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7211554457465" calcext:value-type="float">
            <text:p>0.307211554457465</text:p>
          </table:table-cell>
          <table:table-cell office:value-type="float" office:value="0.0595044739713231" calcext:value-type="float">
            <text:p>0.059504473971323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44" calcext:value-type="float">
            <text:p>144</text:p>
          </table:table-cell>
          <table:table-cell office:value-type="float" office:value="0.63856722008547" calcext:value-type="float">
            <text:p>0.63856722008547</text:p>
          </table:table-cell>
          <table:table-cell office:value-type="float" office:value="0.052988724537917" calcext:value-type="float">
            <text:p>0.05298872453791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0273819895551" calcext:value-type="float">
            <text:p>0.290273819895551</text:p>
          </table:table-cell>
          <table:table-cell office:value-type="float" office:value="0.0602555034048969" calcext:value-type="float">
            <text:p>0.060255503404896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3];[.H63];[.C63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66962429779412" calcext:value-type="float">
            <text:p>0.366962429779412</text:p>
          </table:table-cell>
          <table:table-cell table:style-name="ce65" office:value-type="float" office:value="0.0715890589465049" calcext:value-type="float">
            <text:p>0.0715890589465049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float" office:value="0.759446249801587" calcext:value-type="float">
            <text:p>0.759446249801587</text:p>
          </table:table-cell>
          <table:table-cell table:style-name="ce65" office:value-type="float" office:value="0.0440335540215097" calcext:value-type="float">
            <text:p>0.0440335540215097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37656638894724" calcext:value-type="float">
            <text:p>0.337656638894724</text:p>
          </table:table-cell>
          <table:table-cell table:style-name="ce65" office:value-type="float" office:value="0.0723522717350704" calcext:value-type="float">
            <text:p>0.0723522717350704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64];[.H64];[.C64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7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68540681042885" calcext:value-type="float">
            <text:p>0.268540681042885</text:p>
          </table:table-cell>
          <table:table-cell office:value-type="float" office:value="0.0472004048884511" calcext:value-type="float">
            <text:p>0.04720040488845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44" calcext:value-type="float">
            <text:p>144</text:p>
          </table:table-cell>
          <table:table-cell office:value-type="float" office:value="0.417660923245614" calcext:value-type="float">
            <text:p>0.417660923245614</text:p>
          </table:table-cell>
          <table:table-cell office:value-type="float" office:value="0.0518316589230955" calcext:value-type="float">
            <text:p>0.051831658923095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3047335004872" calcext:value-type="float">
            <text:p>0.263047335004872</text:p>
          </table:table-cell>
          <table:table-cell office:value-type="float" office:value="0.0474717137291845" calcext:value-type="float">
            <text:p>0.047471713729184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5];[.H65];[.C65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69421777595486" calcext:value-type="float">
            <text:p>0.269421777595486</text:p>
          </table:table-cell>
          <table:table-cell office:value-type="float" office:value="0.0449190295382541" calcext:value-type="float">
            <text:p>0.044919029538254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44" calcext:value-type="float">
            <text:p>144</text:p>
          </table:table-cell>
          <table:table-cell office:value-type="float" office:value="0.638129838853276" calcext:value-type="float">
            <text:p>0.638129838853276</text:p>
          </table:table-cell>
          <table:table-cell office:value-type="float" office:value="0.0481762491521105" calcext:value-type="float">
            <text:p>0.048176249152110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53682029963911" calcext:value-type="float">
            <text:p>0.253682029963911</text:p>
          </table:table-cell>
          <table:table-cell office:value-type="float" office:value="0.0456774779546305" calcext:value-type="float">
            <text:p>0.045677477954630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6];[.H66];[.C66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17355223290149" calcext:value-type="float">
            <text:p>0.317355223290149</text:p>
          </table:table-cell>
          <table:table-cell table:style-name="ce65" office:value-type="float" office:value="0.0574901247745226" calcext:value-type="float">
            <text:p>0.057490124774522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float" office:value="0.751746729166667" calcext:value-type="float">
            <text:p>0.751746729166667</text:p>
          </table:table-cell>
          <table:table-cell table:style-name="ce65" office:value-type="float" office:value="0.0439581972392023" calcext:value-type="float">
            <text:p>0.043958197239202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291030885971055" calcext:value-type="float">
            <text:p>0.291030885971055</text:p>
          </table:table-cell>
          <table:table-cell table:style-name="ce65" office:value-type="float" office:value="0.0586641475197922" calcext:value-type="float">
            <text:p>0.0586641475197922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67];[.H67];[.C67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WU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4913672370582" calcext:value-type="float">
            <text:p>0.304913672370582</text:p>
          </table:table-cell>
          <table:table-cell office:value-type="float" office:value="0.0603005076949637" calcext:value-type="float">
            <text:p>0.060300507694963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19" calcext:value-type="float">
            <text:p>119</text:p>
          </table:table-cell>
          <table:table-cell office:value-type="float" office:value="0.435613953855226" calcext:value-type="float">
            <text:p>0.435613953855226</text:p>
          </table:table-cell>
          <table:table-cell office:value-type="float" office:value="0.0587540018542034" calcext:value-type="float">
            <text:p>0.058754001854203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8458191437567" calcext:value-type="float">
            <text:p>0.298458191437567</text:p>
          </table:table-cell>
          <table:table-cell office:value-type="float" office:value="0.0599655819487536" calcext:value-type="float">
            <text:p>0.059965581948753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8];[.H68];[.C68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0104007993697" calcext:value-type="float">
            <text:p>0.310104007993697</text:p>
          </table:table-cell>
          <table:table-cell office:value-type="float" office:value="0.058660021728402" calcext:value-type="float">
            <text:p>0.05866002172840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19" calcext:value-type="float">
            <text:p>119</text:p>
          </table:table-cell>
          <table:table-cell office:value-type="float" office:value="0.645343528549881" calcext:value-type="float">
            <text:p>0.645343528549881</text:p>
          </table:table-cell>
          <table:table-cell office:value-type="float" office:value="0.0472723317231394" calcext:value-type="float">
            <text:p>0.047272331723139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3503106125898" calcext:value-type="float">
            <text:p>0.293503106125898</text:p>
          </table:table-cell>
          <table:table-cell office:value-type="float" office:value="0.0596419408663541" calcext:value-type="float">
            <text:p>0.059641940866354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69];[.H69];[.C69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5522769889132" calcext:value-type="float">
            <text:p>0.375522769889132</text:p>
          </table:table-cell>
          <table:table-cell table:style-name="ce65" office:value-type="float" office:value="0.0719544116050382" calcext:value-type="float">
            <text:p>0.071954411605038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float" office:value="0.762581155822329" calcext:value-type="float">
            <text:p>0.762581155822329</text:p>
          </table:table-cell>
          <table:table-cell table:style-name="ce65" office:value-type="float" office:value="0.0415626191973628" calcext:value-type="float">
            <text:p>0.0415626191973628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48237254501801" calcext:value-type="float">
            <text:p>0.348237254501801</text:p>
          </table:table-cell>
          <table:table-cell table:style-name="ce65" office:value-type="float" office:value="0.072954416631803" calcext:value-type="float">
            <text:p>0.072954416631803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70];[.H70];[.C70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0141384373045" calcext:value-type="float">
            <text:p>0.290141384373045</text:p>
          </table:table-cell>
          <table:table-cell office:value-type="float" office:value="0.0513279202099376" calcext:value-type="float">
            <text:p>0.051327920209937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18" calcext:value-type="float">
            <text:p>118</text:p>
          </table:table-cell>
          <table:table-cell office:value-type="float" office:value="0.435185380463872" calcext:value-type="float">
            <text:p>0.435185380463872</text:p>
          </table:table-cell>
          <table:table-cell office:value-type="float" office:value="0.0503466036632914" calcext:value-type="float">
            <text:p>0.050346603663291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4387208443312" calcext:value-type="float">
            <text:p>0.284387208443312</text:p>
          </table:table-cell>
          <table:table-cell office:value-type="float" office:value="0.0497053885548942" calcext:value-type="float">
            <text:p>0.049705388554894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1];[.H71];[.C71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7298246477754" calcext:value-type="float">
            <text:p>0.287298246477754</text:p>
          </table:table-cell>
          <table:table-cell office:value-type="float" office:value="0.0470795755002215" calcext:value-type="float">
            <text:p>0.04707957550022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18" calcext:value-type="float">
            <text:p>118</text:p>
          </table:table-cell>
          <table:table-cell office:value-type="float" office:value="0.640095164493698" calcext:value-type="float">
            <text:p>0.640095164493698</text:p>
          </table:table-cell>
          <table:table-cell office:value-type="float" office:value="0.0466251569419719" calcext:value-type="float">
            <text:p>0.046625156941971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94323576737" calcext:value-type="float">
            <text:p>0.2694323576737</text:p>
          </table:table-cell>
          <table:table-cell office:value-type="float" office:value="0.0462683498109283" calcext:value-type="float">
            <text:p>0.046268349810928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2];[.H72];[.C72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34169050263495" calcext:value-type="float">
            <text:p>0.334169050263495</text:p>
          </table:table-cell>
          <table:table-cell table:style-name="ce65" office:value-type="float" office:value="0.0633833026998515" calcext:value-type="float">
            <text:p>0.063383302699851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0.752708866585956" calcext:value-type="float">
            <text:p>0.752708866585956</text:p>
          </table:table-cell>
          <table:table-cell table:style-name="ce65" office:value-type="float" office:value="0.0440656181898461" calcext:value-type="float">
            <text:p>0.0440656181898461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06417560041305" calcext:value-type="float">
            <text:p>0.306417560041305</text:p>
          </table:table-cell>
          <table:table-cell table:style-name="ce65" office:value-type="float" office:value="0.0641765703410144" calcext:value-type="float">
            <text:p>0.0641765703410144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73];[.H73];[.C73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BNU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22979740931297" calcext:value-type="float">
            <text:p>0.322979740931297</text:p>
          </table:table-cell>
          <table:table-cell office:value-type="float" office:value="0.059426711215095" calcext:value-type="float">
            <text:p>0.05942671121509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6" calcext:value-type="float">
            <text:p>106</text:p>
          </table:table-cell>
          <table:table-cell office:value-type="float" office:value="0.449453322906323" calcext:value-type="float">
            <text:p>0.449453322906323</text:p>
          </table:table-cell>
          <table:table-cell office:value-type="float" office:value="0.0594831582504198" calcext:value-type="float">
            <text:p>0.0594831582504198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17183964169771" calcext:value-type="float">
            <text:p>0.317183964169771</text:p>
          </table:table-cell>
          <table:table-cell office:value-type="float" office:value="0.0591573447828154" calcext:value-type="float">
            <text:p>0.059157344782815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4];[.H74];[.C74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22355543260613" calcext:value-type="float">
            <text:p>0.322355543260613</text:p>
          </table:table-cell>
          <table:table-cell office:value-type="float" office:value="0.0599873361669801" calcext:value-type="float">
            <text:p>0.059987336166980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6" calcext:value-type="float">
            <text:p>106</text:p>
          </table:table-cell>
          <table:table-cell office:value-type="float" office:value="0.633414952588292" calcext:value-type="float">
            <text:p>0.633414952588292</text:p>
          </table:table-cell>
          <table:table-cell office:value-type="float" office:value="0.0530182918626302" calcext:value-type="float">
            <text:p>0.053018291862630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4836303136012" calcext:value-type="float">
            <text:p>0.304836303136012</text:p>
          </table:table-cell>
          <table:table-cell office:value-type="float" office:value="0.0610382894167349" calcext:value-type="float">
            <text:p>0.061038289416734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5];[.H75];[.C75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80064884755034" calcext:value-type="float">
            <text:p>0.380064884755034</text:p>
          </table:table-cell>
          <table:table-cell table:style-name="ce65" office:value-type="float" office:value="0.072870700791122" calcext:value-type="float">
            <text:p>0.07287070079112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float" office:value="0.750182686253369" calcext:value-type="float">
            <text:p>0.750182686253369</text:p>
          </table:table-cell>
          <table:table-cell table:style-name="ce65" office:value-type="float" office:value="0.0465571690895078" calcext:value-type="float">
            <text:p>0.0465571690895078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50740934747106" calcext:value-type="float">
            <text:p>0.350740934747106</text:p>
          </table:table-cell>
          <table:table-cell table:style-name="ce65" office:value-type="float" office:value="0.0735008380517593" calcext:value-type="float">
            <text:p>0.0735008380517593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76];[.H76];[.C76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BMB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0080708915608" calcext:value-type="float">
            <text:p>0.310080708915608</text:p>
          </table:table-cell>
          <table:table-cell office:value-type="float" office:value="0.0539197901618702" calcext:value-type="float">
            <text:p>0.053919790161870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0" calcext:value-type="float">
            <text:p>120</text:p>
          </table:table-cell>
          <table:table-cell office:value-type="float" office:value="0.443745170760234" calcext:value-type="float">
            <text:p>0.443745170760234</text:p>
          </table:table-cell>
          <table:table-cell office:value-type="float" office:value="0.0481366869903661" calcext:value-type="float">
            <text:p>0.048136686990366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1995301950408" calcext:value-type="float">
            <text:p>0.301995301950408</text:p>
          </table:table-cell>
          <table:table-cell office:value-type="float" office:value="0.0534731442872241" calcext:value-type="float">
            <text:p>0.053473144287224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7];[.H77];[.C77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7328259192708" calcext:value-type="float">
            <text:p>0.297328259192708</text:p>
          </table:table-cell>
          <table:table-cell office:value-type="float" office:value="0.048810527400051" calcext:value-type="float">
            <text:p>0.04881052740005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20" calcext:value-type="float">
            <text:p>120</text:p>
          </table:table-cell>
          <table:table-cell office:value-type="float" office:value="0.627244296153846" calcext:value-type="float">
            <text:p>0.627244296153846</text:p>
          </table:table-cell>
          <table:table-cell office:value-type="float" office:value="0.048104426740405" calcext:value-type="float">
            <text:p>0.04810442674040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7272909816781" calcext:value-type="float">
            <text:p>0.277272909816781</text:p>
          </table:table-cell>
          <table:table-cell office:value-type="float" office:value="0.049614824077242" calcext:value-type="float">
            <text:p>0.04961482407724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78];[.H78];[.C78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2263442927171" calcext:value-type="float">
            <text:p>0.372263442927171</text:p>
          </table:table-cell>
          <table:table-cell table:style-name="ce65" office:value-type="float" office:value="0.0663003012230147" calcext:value-type="float">
            <text:p>0.0663003012230147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float" office:value="0.749979109047619" calcext:value-type="float">
            <text:p>0.749979109047619</text:p>
          </table:table-cell>
          <table:table-cell table:style-name="ce65" office:value-type="float" office:value="0.0438361330227587" calcext:value-type="float">
            <text:p>0.0438361330227587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38080908662465" calcext:value-type="float">
            <text:p>0.338080908662465</text:p>
          </table:table-cell>
          <table:table-cell table:style-name="ce65" office:value-type="float" office:value="0.0673949187599139" calcext:value-type="float">
            <text:p>0.0673949187599139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79];[.H79];[.C79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BATRT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40572894643073" calcext:value-type="float">
            <text:p>0.340572894643073</text:p>
          </table:table-cell>
          <table:table-cell office:value-type="float" office:value="0.0727385083578437" calcext:value-type="float">
            <text:p>0.072738508357843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office:value-type="float" office:value="0.488232445614035" calcext:value-type="float">
            <text:p>0.488232445614035</text:p>
          </table:table-cell>
          <table:table-cell office:value-type="float" office:value="0.0649332028052147" calcext:value-type="float">
            <text:p>0.064933202805214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34959370982764" calcext:value-type="float">
            <text:p>0.334959370982764</text:p>
          </table:table-cell>
          <table:table-cell office:value-type="float" office:value="0.0723647832517124" calcext:value-type="float">
            <text:p>0.072364783251712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0];[.H80];[.C8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41437416225" calcext:value-type="float">
            <text:p>0.341437416225</text:p>
          </table:table-cell>
          <table:table-cell office:value-type="float" office:value="0.0734235553681008" calcext:value-type="float">
            <text:p>0.073423555368100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office:value-type="float" office:value="0.700249413076923" calcext:value-type="float">
            <text:p>0.700249413076923</text:p>
          </table:table-cell>
          <table:table-cell office:value-type="float" office:value="0.046238879234764" calcext:value-type="float">
            <text:p>0.04623887923476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27588256714553" calcext:value-type="float">
            <text:p>0.327588256714553</text:p>
          </table:table-cell>
          <table:table-cell office:value-type="float" office:value="0.0742519045153585" calcext:value-type="float">
            <text:p>0.074251904515358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1];[.H81];[.C8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416965545302521" calcext:value-type="float">
            <text:p>0.416965545302521</text:p>
          </table:table-cell>
          <table:table-cell table:style-name="ce65" office:value-type="float" office:value="0.0963075097968364" calcext:value-type="float">
            <text:p>0.0963075097968364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0.808064361142857" calcext:value-type="float">
            <text:p>0.808064361142857</text:p>
          </table:table-cell>
          <table:table-cell table:style-name="ce65" office:value-type="float" office:value="0.0402773024265467" calcext:value-type="float">
            <text:p>0.0402773024265467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92579310428571" calcext:value-type="float">
            <text:p>0.392579310428571</text:p>
          </table:table-cell>
          <table:table-cell table:style-name="ce65" office:value-type="float" office:value="0.0985081553345136" calcext:value-type="float">
            <text:p>0.0985081553345136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82];[.H82];[.C8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_6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53796991856557" calcext:value-type="float">
            <text:p>0.253796991856557</text:p>
          </table:table-cell>
          <table:table-cell office:value-type="float" office:value="0.0377722961176186" calcext:value-type="float">
            <text:p>0.037772296117618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90" calcext:value-type="float">
            <text:p>90</text:p>
          </table:table-cell>
          <table:table-cell office:value-type="float" office:value="0.38389509005848" calcext:value-type="float">
            <text:p>0.38389509005848</text:p>
          </table:table-cell>
          <table:table-cell office:value-type="float" office:value="0.04720263529727" calcext:value-type="float">
            <text:p>0.0472026352972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47326479702987" calcext:value-type="float">
            <text:p>0.247326479702987</text:p>
          </table:table-cell>
          <table:table-cell office:value-type="float" office:value="0.0373881137457383" calcext:value-type="float">
            <text:p>0.037388113745738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3];[.H83];[.C83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48231591534722" calcext:value-type="float">
            <text:p>0.248231591534722</text:p>
          </table:table-cell>
          <table:table-cell office:value-type="float" office:value="0.035217424197528" calcext:value-type="float">
            <text:p>0.03521742419752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90" calcext:value-type="float">
            <text:p>90</text:p>
          </table:table-cell>
          <table:table-cell office:value-type="float" office:value="0.600183433903134" calcext:value-type="float">
            <text:p>0.600183433903134</text:p>
          </table:table-cell>
          <table:table-cell office:value-type="float" office:value="0.0441885853671636" calcext:value-type="float">
            <text:p>0.0441885853671636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29764396509126" calcext:value-type="float">
            <text:p>0.229764396509126</text:p>
          </table:table-cell>
          <table:table-cell office:value-type="float" office:value="0.0345014528366736" calcext:value-type="float">
            <text:p>0.034501452836673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4];[.H84];[.C84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03651171288515" calcext:value-type="float">
            <text:p>0.303651171288515</text:p>
          </table:table-cell>
          <table:table-cell table:style-name="ce65" office:value-type="float" office:value="0.0470753228918955" calcext:value-type="float">
            <text:p>0.047075322891895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0.709749704126984" calcext:value-type="float">
            <text:p>0.709749704126984</text:p>
          </table:table-cell>
          <table:table-cell table:style-name="ce65" office:value-type="float" office:value="0.0507640908472075" calcext:value-type="float">
            <text:p>0.050764090847207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27276248184874" calcext:value-type="float">
            <text:p>0.27276248184874</text:p>
          </table:table-cell>
          <table:table-cell table:style-name="ce65" office:value-type="float" office:value="0.0467182903879847" calcext:value-type="float">
            <text:p>0.0467182903879847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85];[.H85];[.C85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MRN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1724581789354" calcext:value-type="float">
            <text:p>0.301724581789354</text:p>
          </table:table-cell>
          <table:table-cell office:value-type="float" office:value="0.0634158508974483" calcext:value-type="float">
            <text:p>0.063415850897448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91" calcext:value-type="float">
            <text:p>91</text:p>
          </table:table-cell>
          <table:table-cell office:value-type="float" office:value="0.44135934085213" calcext:value-type="float">
            <text:p>0.44135934085213</text:p>
          </table:table-cell>
          <table:table-cell office:value-type="float" office:value="0.0649886963693906" calcext:value-type="float">
            <text:p>0.0649886963693906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2961894623692" calcext:value-type="float">
            <text:p>0.2961894623692</text:p>
          </table:table-cell>
          <table:table-cell office:value-type="float" office:value="0.062577817978132" calcext:value-type="float">
            <text:p>0.06257781797813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6];[.H86];[.C86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3043668028846" calcext:value-type="float">
            <text:p>0.293043668028846</text:p>
          </table:table-cell>
          <table:table-cell office:value-type="float" office:value="0.0606715935604899" calcext:value-type="float">
            <text:p>0.06067159356048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91" calcext:value-type="float">
            <text:p>91</text:p>
          </table:table-cell>
          <table:table-cell office:value-type="float" office:value="0.644311856579318" calcext:value-type="float">
            <text:p>0.644311856579318</text:p>
          </table:table-cell>
          <table:table-cell office:value-type="float" office:value="0.062756030562994" calcext:value-type="float">
            <text:p>0.06275603056299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278677980698876" calcext:value-type="float">
            <text:p>0.278677980698876</text:p>
          </table:table-cell>
          <table:table-cell office:value-type="float" office:value="0.0611985445138994" calcext:value-type="float">
            <text:p>0.061198544513899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7];[.H87];[.C87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45608094431619" calcext:value-type="float">
            <text:p>0.345608094431619</text:p>
          </table:table-cell>
          <table:table-cell table:style-name="ce65" office:value-type="float" office:value="0.0790693369291306" calcext:value-type="float">
            <text:p>0.079069336929130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float" office:value="0.756021915855573" calcext:value-type="float">
            <text:p>0.756021915855573</text:p>
          </table:table-cell>
          <table:table-cell table:style-name="ce65" office:value-type="float" office:value="0.0542576333354779" calcext:value-type="float">
            <text:p>0.0542576333354779</text:p>
          </table:table-cell>
          <table:table-cell table:style-name="ce65" office:value-type="string" calcext:value-type="string">
            <text:p>nan</text:p>
          </table:table-cell>
          <table:table-cell table:style-name="ce67" office:value-type="string" calcext:value-type="string">
            <text:p>nan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2049539166128" calcext:value-type="float">
            <text:p>0.32049539166128</text:p>
          </table:table-cell>
          <table:table-cell table:style-name="ce65" office:value-type="float" office:value="0.0802840565112728" calcext:value-type="float">
            <text:p>0.0802840565112728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88];[.H88];[.C8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3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5104669895644" calcext:value-type="float">
            <text:p>0.295104669895644</text:p>
          </table:table-cell>
          <table:table-cell office:value-type="float" office:value="0.0650904168820793" calcext:value-type="float">
            <text:p>0.065090416882079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80" calcext:value-type="float">
            <text:p>80</text:p>
          </table:table-cell>
          <table:table-cell office:value-type="float" office:value="0.435214719078947" calcext:value-type="float">
            <text:p>0.435214719078947</text:p>
          </table:table-cell>
          <table:table-cell office:value-type="float" office:value="0.0684359118798487" calcext:value-type="float">
            <text:p>0.068435911879848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9160243494859" calcext:value-type="float">
            <text:p>0.289160243494859</text:p>
          </table:table-cell>
          <table:table-cell office:value-type="float" office:value="0.0640255100374514" calcext:value-type="float">
            <text:p>0.064025510037451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89];[.H89];[.C89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675246103125" calcext:value-type="float">
            <text:p>0.29675246103125</text:p>
          </table:table-cell>
          <table:table-cell office:value-type="float" office:value="0.0661142341452614" calcext:value-type="float">
            <text:p>0.06611423414526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80" calcext:value-type="float">
            <text:p>80</text:p>
          </table:table-cell>
          <table:table-cell office:value-type="float" office:value="0.649336542948718" calcext:value-type="float">
            <text:p>0.649336542948718</text:p>
          </table:table-cell>
          <table:table-cell office:value-type="float" office:value="0.0577048905978658" calcext:value-type="float">
            <text:p>0.0577048905978658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0614052154903" calcext:value-type="float">
            <text:p>0.280614052154903</text:p>
          </table:table-cell>
          <table:table-cell office:value-type="float" office:value="0.0661338890503856" calcext:value-type="float">
            <text:p>0.066133889050385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0];[.H90];[.C9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51848505304622" calcext:value-type="float">
            <text:p>0.351848505304622</text:p>
          </table:table-cell>
          <table:table-cell table:style-name="ce65" office:value-type="float" office:value="0.0834916068255214" calcext:value-type="float">
            <text:p>0.0834916068255214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0.764776677857143" calcext:value-type="float">
            <text:p>0.764776677857143</text:p>
          </table:table-cell>
          <table:table-cell table:style-name="ce65" office:value-type="float" office:value="0.0494520999393783" calcext:value-type="float">
            <text:p>0.049452099939378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23816703487395" calcext:value-type="float">
            <text:p>0.323816703487395</text:p>
          </table:table-cell>
          <table:table-cell table:style-name="ce65" office:value-type="float" office:value="0.0854139311945253" calcext:value-type="float">
            <text:p>0.0854139311945253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91];[.H91];[.C91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Utah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8452564819985" calcext:value-type="float">
            <text:p>0.308452564819985</text:p>
          </table:table-cell>
          <table:table-cell office:value-type="float" office:value="0.075635986565791" calcext:value-type="float">
            <text:p>0.07563598656579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8" calcext:value-type="float">
            <text:p>78</text:p>
          </table:table-cell>
          <table:table-cell office:value-type="float" office:value="0.44219625888439" calcext:value-type="float">
            <text:p>0.44219625888439</text:p>
          </table:table-cell>
          <table:table-cell office:value-type="float" office:value="0.0761078492277147" calcext:value-type="float">
            <text:p>0.076107849227714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0819161409752" calcext:value-type="float">
            <text:p>0.300819161409752</text:p>
          </table:table-cell>
          <table:table-cell office:value-type="float" office:value="0.0752714004017498" calcext:value-type="float">
            <text:p>0.0752714004017498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2];[.H92];[.C92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7106100584936" calcext:value-type="float">
            <text:p>0.287106100584936</text:p>
          </table:table-cell>
          <table:table-cell office:value-type="float" office:value="0.0706587167483338" calcext:value-type="float">
            <text:p>0.070658716748333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8" calcext:value-type="float">
            <text:p>78</text:p>
          </table:table-cell>
          <table:table-cell office:value-type="float" office:value="0.582129565088757" calcext:value-type="float">
            <text:p>0.582129565088757</text:p>
          </table:table-cell>
          <table:table-cell office:value-type="float" office:value="0.0644792285890251" calcext:value-type="float">
            <text:p>0.064479228589025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0111117442624" calcext:value-type="float">
            <text:p>0.270111117442624</text:p>
          </table:table-cell>
          <table:table-cell office:value-type="float" office:value="0.0710140030040329" calcext:value-type="float">
            <text:p>0.071014003004032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3];[.H93];[.C93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83920959200603" calcext:value-type="float">
            <text:p>0.383920959200603</text:p>
          </table:table-cell>
          <table:table-cell table:style-name="ce65" office:value-type="float" office:value="0.0954304930137091" calcext:value-type="float">
            <text:p>0.0954304930137091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0.728889661904762" calcext:value-type="float">
            <text:p>0.728889661904762</text:p>
          </table:table-cell>
          <table:table-cell table:style-name="ce65" office:value-type="float" office:value="0.0562591378703662" calcext:value-type="float">
            <text:p>0.056259137870366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57470249515191" calcext:value-type="float">
            <text:p>0.357470249515191</text:p>
          </table:table-cell>
          <table:table-cell table:style-name="ce65" office:value-type="float" office:value="0.0991660355210697" calcext:value-type="float">
            <text:p>0.0991660355210697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94];[.H94];[.C94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YU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8171461935874" calcext:value-type="float">
            <text:p>0.298171461935874</text:p>
          </table:table-cell>
          <table:table-cell office:value-type="float" office:value="0.0584350015593703" calcext:value-type="float">
            <text:p>0.058435001559370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5" calcext:value-type="float">
            <text:p>75</text:p>
          </table:table-cell>
          <table:table-cell office:value-type="float" office:value="0.415573365847953" calcext:value-type="float">
            <text:p>0.415573365847953</text:p>
          </table:table-cell>
          <table:table-cell office:value-type="float" office:value="0.0597931852482007" calcext:value-type="float">
            <text:p>0.059793185248200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1150890773108" calcext:value-type="float">
            <text:p>0.291150890773108</text:p>
          </table:table-cell>
          <table:table-cell office:value-type="float" office:value="0.0596280743629142" calcext:value-type="float">
            <text:p>0.059628074362914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5];[.H95];[.C95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9999219308333" calcext:value-type="float">
            <text:p>0.289999219308333</text:p>
          </table:table-cell>
          <table:table-cell office:value-type="float" office:value="0.0545786085666401" calcext:value-type="float">
            <text:p>0.054578608566640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5" calcext:value-type="float">
            <text:p>75</text:p>
          </table:table-cell>
          <table:table-cell office:value-type="float" office:value="0.574273004444444" calcext:value-type="float">
            <text:p>0.574273004444444</text:p>
          </table:table-cell>
          <table:table-cell office:value-type="float" office:value="0.0555924838530919" calcext:value-type="float">
            <text:p>0.055592483853091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4966178405163" calcext:value-type="float">
            <text:p>0.274966178405163</text:p>
          </table:table-cell>
          <table:table-cell office:value-type="float" office:value="0.0558802148583314" calcext:value-type="float">
            <text:p>0.055880214858331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6];[.H96];[.C96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81369982420168" calcext:value-type="float">
            <text:p>0.381369982420168</text:p>
          </table:table-cell>
          <table:table-cell table:style-name="ce65" office:value-type="float" office:value="0.0730324310688544" calcext:value-type="float">
            <text:p>0.0730324310688544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0.717644622857143" calcext:value-type="float">
            <text:p>0.717644622857143</text:p>
          </table:table-cell>
          <table:table-cell table:style-name="ce65" office:value-type="float" office:value="0.0548751971596222" calcext:value-type="float">
            <text:p>0.054875197159622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55057736358543" calcext:value-type="float">
            <text:p>0.355057736358543</text:p>
          </table:table-cell>
          <table:table-cell table:style-name="ce65" office:value-type="float" office:value="0.0750464875593503" calcext:value-type="float">
            <text:p>0.0750464875593503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97];[.H97];[.C97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UWM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24820540108893" calcext:value-type="float">
            <text:p>0.324820540108893</text:p>
          </table:table-cell>
          <table:table-cell office:value-type="float" office:value="0.0685583125415702" calcext:value-type="float">
            <text:p>0.068558312541570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5" calcext:value-type="float">
            <text:p>75</text:p>
          </table:table-cell>
          <table:table-cell office:value-type="float" office:value="0.451718524210526" calcext:value-type="float">
            <text:p>0.451718524210526</text:p>
          </table:table-cell>
          <table:table-cell office:value-type="float" office:value="0.0585518563381757" calcext:value-type="float">
            <text:p>0.058551856338175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12841243233545" calcext:value-type="float">
            <text:p>0.312841243233545</text:p>
          </table:table-cell>
          <table:table-cell office:value-type="float" office:value="0.0683084618474871" calcext:value-type="float">
            <text:p>0.068308461847487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8];[.H98];[.C98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4233150508333" calcext:value-type="float">
            <text:p>0.294233150508333</text:p>
          </table:table-cell>
          <table:table-cell office:value-type="float" office:value="0.0550274069074939" calcext:value-type="float">
            <text:p>0.055027406907493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5" calcext:value-type="float">
            <text:p>75</text:p>
          </table:table-cell>
          <table:table-cell office:value-type="float" office:value="0.579126601709402" calcext:value-type="float">
            <text:p>0.579126601709402</text:p>
          </table:table-cell>
          <table:table-cell office:value-type="float" office:value="0.0511579778280612" calcext:value-type="float">
            <text:p>0.051157977828061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2160872521341" calcext:value-type="float">
            <text:p>0.272160872521341</text:p>
          </table:table-cell>
          <table:table-cell office:value-type="float" office:value="0.0552821048124244" calcext:value-type="float">
            <text:p>0.055282104812424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99];[.H99];[.C99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86738425535014" calcext:value-type="float">
            <text:p>0.386738425535014</text:p>
          </table:table-cell>
          <table:table-cell table:style-name="ce65" office:value-type="float" office:value="0.082102275450568" calcext:value-type="float">
            <text:p>0.082102275450568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0.726763225142857" calcext:value-type="float">
            <text:p>0.726763225142857</text:p>
          </table:table-cell>
          <table:table-cell table:style-name="ce65" office:value-type="float" office:value="0.0494829580881733" calcext:value-type="float">
            <text:p>0.049482958088173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49954305971989" calcext:value-type="float">
            <text:p>0.349954305971989</text:p>
          </table:table-cell>
          <table:table-cell table:style-name="ce65" office:value-type="float" office:value="0.0844293518252923" calcext:value-type="float">
            <text:p>0.0844293518252923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00];[.H100];[.C100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_2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63983409536773" calcext:value-type="float">
            <text:p>0.263983409536773</text:p>
          </table:table-cell>
          <table:table-cell office:value-type="float" office:value="0.0586323425589686" calcext:value-type="float">
            <text:p>0.058632342558968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0" calcext:value-type="float">
            <text:p>70</text:p>
          </table:table-cell>
          <table:table-cell office:value-type="float" office:value="0.397555064661654" calcext:value-type="float">
            <text:p>0.397555064661654</text:p>
          </table:table-cell>
          <table:table-cell office:value-type="float" office:value="0.0571698543641609" calcext:value-type="float">
            <text:p>0.057169854364160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5753138260832" calcext:value-type="float">
            <text:p>0.25753138260832</text:p>
          </table:table-cell>
          <table:table-cell office:value-type="float" office:value="0.0572383100574692" calcext:value-type="float">
            <text:p>0.057238310057469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1];[.H101];[.C101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60475137482143" calcext:value-type="float">
            <text:p>0.260475137482143</text:p>
          </table:table-cell>
          <table:table-cell office:value-type="float" office:value="0.0524017583858403" calcext:value-type="float">
            <text:p>0.052401758385840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70" calcext:value-type="float">
            <text:p>70</text:p>
          </table:table-cell>
          <table:table-cell office:value-type="float" office:value="0.602240597802198" calcext:value-type="float">
            <text:p>0.602240597802198</text:p>
          </table:table-cell>
          <table:table-cell office:value-type="float" office:value="0.0467509653561371" calcext:value-type="float">
            <text:p>0.0467509653561371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44409822414562" calcext:value-type="float">
            <text:p>0.244409822414562</text:p>
          </table:table-cell>
          <table:table-cell office:value-type="float" office:value="0.0517199636031066" calcext:value-type="float">
            <text:p>0.051719963603106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2];[.H102];[.C102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11989511764706" calcext:value-type="float">
            <text:p>0.311989511764706</text:p>
          </table:table-cell>
          <table:table-cell table:style-name="ce65" office:value-type="float" office:value="0.0728631814851929" calcext:value-type="float">
            <text:p>0.0728631814851929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0.728421807346939" calcext:value-type="float">
            <text:p>0.728421807346939</text:p>
          </table:table-cell>
          <table:table-cell table:style-name="ce65" office:value-type="float" office:value="0.0433467186844185" calcext:value-type="float">
            <text:p>0.043346718684418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286250606662665" calcext:value-type="float">
            <text:p>0.286250606662665</text:p>
          </table:table-cell>
          <table:table-cell table:style-name="ce65" office:value-type="float" office:value="0.0733876146025869" calcext:value-type="float">
            <text:p>0.0733876146025869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03];[.H103];[.C103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_5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0281450943189" calcext:value-type="float">
            <text:p>0.310281450943189</text:p>
          </table:table-cell>
          <table:table-cell office:value-type="float" office:value="0.0727144260215392" calcext:value-type="float">
            <text:p>0.072714426021539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66" calcext:value-type="float">
            <text:p>66</text:p>
          </table:table-cell>
          <table:table-cell office:value-type="float" office:value="0.466175198830409" calcext:value-type="float">
            <text:p>0.466175198830409</text:p>
          </table:table-cell>
          <table:table-cell office:value-type="float" office:value="0.0591582704649617" calcext:value-type="float">
            <text:p>0.059158270464961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03573575358972" calcext:value-type="float">
            <text:p>0.303573575358972</text:p>
          </table:table-cell>
          <table:table-cell office:value-type="float" office:value="0.0721458032548406" calcext:value-type="float">
            <text:p>0.072145803254840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4];[.H104];[.C104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14880402386364" calcext:value-type="float">
            <text:p>0.314880402386364</text:p>
          </table:table-cell>
          <table:table-cell office:value-type="float" office:value="0.0724954534776446" calcext:value-type="float">
            <text:p>0.072495453477644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66" calcext:value-type="float">
            <text:p>66</text:p>
          </table:table-cell>
          <table:table-cell office:value-type="float" office:value="0.65126881002331" calcext:value-type="float">
            <text:p>0.65126881002331</text:p>
          </table:table-cell>
          <table:table-cell office:value-type="float" office:value="0.0491243097055377" calcext:value-type="float">
            <text:p>0.0491243097055377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97427356188367" calcext:value-type="float">
            <text:p>0.297427356188367</text:p>
          </table:table-cell>
          <table:table-cell office:value-type="float" office:value="0.0725498953456181" calcext:value-type="float">
            <text:p>0.072549895345618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5];[.H105];[.C105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1298334759358" calcext:value-type="float">
            <text:p>0.371298334759358</text:p>
          </table:table-cell>
          <table:table-cell table:style-name="ce65" office:value-type="float" office:value="0.087455007630661" calcext:value-type="float">
            <text:p>0.087455007630661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0.766732682251082" calcext:value-type="float">
            <text:p>0.766732682251082</text:p>
          </table:table-cell>
          <table:table-cell table:style-name="ce65" office:value-type="float" office:value="0.0585443301351178" calcext:value-type="float">
            <text:p>0.0585443301351178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42237557079195" calcext:value-type="float">
            <text:p>0.342237557079195</text:p>
          </table:table-cell>
          <table:table-cell table:style-name="ce65" office:value-type="float" office:value="0.0878177578948299" calcext:value-type="float">
            <text:p>0.0878177578948299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06];[.H106];[.C106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JHNU_bids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9465812018552" calcext:value-type="float">
            <text:p>0.289465812018552</text:p>
          </table:table-cell>
          <table:table-cell office:value-type="float" office:value="0.0505833888109383" calcext:value-type="float">
            <text:p>0.050583388810938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60" calcext:value-type="float">
            <text:p>60</text:p>
          </table:table-cell>
          <table:table-cell office:value-type="float" office:value="0.432529458479532" calcext:value-type="float">
            <text:p>0.432529458479532</text:p>
          </table:table-cell>
          <table:table-cell office:value-type="float" office:value="0.057209823617174" calcext:value-type="float">
            <text:p>0.05720982361717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3600931393005" calcext:value-type="float">
            <text:p>0.283600931393005</text:p>
          </table:table-cell>
          <table:table-cell office:value-type="float" office:value="0.0509730800735735" calcext:value-type="float">
            <text:p>0.050973080073573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7];[.H107];[.C10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6855154927083" calcext:value-type="float">
            <text:p>0.286855154927083</text:p>
          </table:table-cell>
          <table:table-cell office:value-type="float" office:value="0.0499062574069124" calcext:value-type="float">
            <text:p>0.049906257406912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60" calcext:value-type="float">
            <text:p>60</text:p>
          </table:table-cell>
          <table:table-cell office:value-type="float" office:value="0.626487437179487" calcext:value-type="float">
            <text:p>0.626487437179487</text:p>
          </table:table-cell>
          <table:table-cell office:value-type="float" office:value="0.0525304127656055" calcext:value-type="float">
            <text:p>0.052530412765605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8045373693525" calcext:value-type="float">
            <text:p>0.268045373693525</text:p>
          </table:table-cell>
          <table:table-cell office:value-type="float" office:value="0.0519684766648478" calcext:value-type="float">
            <text:p>0.0519684766648478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08];[.H108];[.C10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43854836470588" calcext:value-type="float">
            <text:p>0.343854836470588</text:p>
          </table:table-cell>
          <table:table-cell table:style-name="ce65" office:value-type="float" office:value="0.0661662862584191" calcext:value-type="float">
            <text:p>0.0661662862584191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0.742027332380952" calcext:value-type="float">
            <text:p>0.742027332380952</text:p>
          </table:table-cell>
          <table:table-cell table:style-name="ce65" office:value-type="float" office:value="0.0464690502137606" calcext:value-type="float">
            <text:p>0.046469050213760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13329401484594" calcext:value-type="float">
            <text:p>0.313329401484594</text:p>
          </table:table-cell>
          <table:table-cell table:style-name="ce65" office:value-type="float" office:value="0.0694858751068596" calcext:value-type="float">
            <text:p>0.0694858751068596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09];[.H109];[.C10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ACAS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44980854253974" calcext:value-type="float">
            <text:p>0.244980854253974</text:p>
          </table:table-cell>
          <table:table-cell office:value-type="float" office:value="0.0438296333985014" calcext:value-type="float">
            <text:p>0.04382963339850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55" calcext:value-type="float">
            <text:p>55</text:p>
          </table:table-cell>
          <table:table-cell office:value-type="float" office:value="0.394157570015949" calcext:value-type="float">
            <text:p>0.394157570015949</text:p>
          </table:table-cell>
          <table:table-cell office:value-type="float" office:value="0.0568406522630912" calcext:value-type="float">
            <text:p>0.056840652263091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37576183137697" calcext:value-type="float">
            <text:p>0.237576183137697</text:p>
          </table:table-cell>
          <table:table-cell office:value-type="float" office:value="0.0429165730185702" calcext:value-type="float">
            <text:p>0.042916573018570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0];[.H110];[.C110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44809720772727" calcext:value-type="float">
            <text:p>0.244809720772727</text:p>
          </table:table-cell>
          <table:table-cell office:value-type="float" office:value="0.0464596431327634" calcext:value-type="float">
            <text:p>0.046459643132763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55" calcext:value-type="float">
            <text:p>55</text:p>
          </table:table-cell>
          <table:table-cell office:value-type="float" office:value="0.580847129137529" calcext:value-type="float">
            <text:p>0.580847129137529</text:p>
          </table:table-cell>
          <table:table-cell office:value-type="float" office:value="0.0823942103914319" calcext:value-type="float">
            <text:p>0.082394210391431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27891083765828" calcext:value-type="float">
            <text:p>0.227891083765828</text:p>
          </table:table-cell>
          <table:table-cell office:value-type="float" office:value="0.0447022135090848" calcext:value-type="float">
            <text:p>0.0447022135090848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1];[.H111];[.C111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288885554835752" calcext:value-type="float">
            <text:p>0.288885554835752</text:p>
          </table:table-cell>
          <table:table-cell table:style-name="ce65" office:value-type="float" office:value="0.0585423227908853" calcext:value-type="float">
            <text:p>0.058542322790885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0.709345201038961" calcext:value-type="float">
            <text:p>0.709345201038961</text:p>
          </table:table-cell>
          <table:table-cell table:style-name="ce65" office:value-type="float" office:value="0.0843062022040576" calcext:value-type="float">
            <text:p>0.084306202204057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262730622704354" calcext:value-type="float">
            <text:p>0.262730622704354</text:p>
          </table:table-cell>
          <table:table-cell table:style-name="ce65" office:value-type="float" office:value="0.0572191875324095" calcext:value-type="float">
            <text:p>0.0572191875324095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12];[.H112];[.C112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WU2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78906583378145" calcext:value-type="float">
            <text:p>0.278906583378145</text:p>
          </table:table-cell>
          <table:table-cell office:value-type="float" office:value="0.0592100659007694" calcext:value-type="float">
            <text:p>0.059210065900769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54" calcext:value-type="float">
            <text:p>54</text:p>
          </table:table-cell>
          <table:table-cell office:value-type="float" office:value="0.433068837881741" calcext:value-type="float">
            <text:p>0.433068837881741</text:p>
          </table:table-cell>
          <table:table-cell office:value-type="float" office:value="0.0572231068841472" calcext:value-type="float">
            <text:p>0.0572231068841472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3218944310049" calcext:value-type="float">
            <text:p>0.273218944310049</text:p>
          </table:table-cell>
          <table:table-cell office:value-type="float" office:value="0.0581677811198686" calcext:value-type="float">
            <text:p>0.058167781119868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3];[.H113];[.C11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3289884293981" calcext:value-type="float">
            <text:p>0.283289884293981</text:p>
          </table:table-cell>
          <table:table-cell office:value-type="float" office:value="0.0597156464553904" calcext:value-type="float">
            <text:p>0.05971564645539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54" calcext:value-type="float">
            <text:p>54</text:p>
          </table:table-cell>
          <table:table-cell office:value-type="float" office:value="0.645076096391263" calcext:value-type="float">
            <text:p>0.645076096391263</text:p>
          </table:table-cell>
          <table:table-cell office:value-type="float" office:value="0.0433439399536569" calcext:value-type="float">
            <text:p>0.043343939953656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7577752885928" calcext:value-type="float">
            <text:p>0.267577752885928</text:p>
          </table:table-cell>
          <table:table-cell office:value-type="float" office:value="0.0588259951298844" calcext:value-type="float">
            <text:p>0.0588259951298844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4];[.H114];[.C11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36306275459073" calcext:value-type="float">
            <text:p>0.336306275459073</text:p>
          </table:table-cell>
          <table:table-cell table:style-name="ce65" office:value-type="float" office:value="0.0785062595573606" calcext:value-type="float">
            <text:p>0.078506259557360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0.769137744973545" calcext:value-type="float">
            <text:p>0.769137744973545</text:p>
          </table:table-cell>
          <table:table-cell table:style-name="ce65" office:value-type="float" office:value="0.0388341992910364" calcext:value-type="float">
            <text:p>0.0388341992910364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09013977466542" calcext:value-type="float">
            <text:p>0.309013977466542</text:p>
          </table:table-cell>
          <table:table-cell table:style-name="ce65" office:value-type="float" office:value="0.0776283734061838" calcext:value-type="float">
            <text:p>0.0776283734061838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15];[.H115];[.C115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WU3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3338376934614" calcext:value-type="float">
            <text:p>0.283338376934614</text:p>
          </table:table-cell>
          <table:table-cell office:value-type="float" office:value="0.0471092127800444" calcext:value-type="float">
            <text:p>0.047109212780044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office:value-type="float" office:value="0.429042312134503" calcext:value-type="float">
            <text:p>0.429042312134503</text:p>
          </table:table-cell>
          <table:table-cell office:value-type="float" office:value="0.0469169142415384" calcext:value-type="float">
            <text:p>0.046916914241538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7859124363723" calcext:value-type="float">
            <text:p>0.277859124363723</text:p>
          </table:table-cell>
          <table:table-cell office:value-type="float" office:value="0.0463399696278746" calcext:value-type="float">
            <text:p>0.046339969627874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6];[.H116];[.C116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82695372734375" calcext:value-type="float">
            <text:p>0.282695372734375</text:p>
          </table:table-cell>
          <table:table-cell office:value-type="float" office:value="0.0450792701694274" calcext:value-type="float">
            <text:p>0.045079270169427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office:value-type="float" office:value="0.643396641559829" calcext:value-type="float">
            <text:p>0.643396641559829</text:p>
          </table:table-cell>
          <table:table-cell office:value-type="float" office:value="0.0427146870802003" calcext:value-type="float">
            <text:p>0.0427146870802003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7919774411826" calcext:value-type="float">
            <text:p>0.267919774411826</text:p>
          </table:table-cell>
          <table:table-cell office:value-type="float" office:value="0.0454421858966181" calcext:value-type="float">
            <text:p>0.045442185896618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7];[.H117];[.C11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38777840161064" calcext:value-type="float">
            <text:p>0.338777840161064</text:p>
          </table:table-cell>
          <table:table-cell table:style-name="ce65" office:value-type="float" office:value="0.063040599393871" calcext:value-type="float">
            <text:p>0.063040599393871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0.765064195238095" calcext:value-type="float">
            <text:p>0.765064195238095</text:p>
          </table:table-cell>
          <table:table-cell table:style-name="ce65" office:value-type="float" office:value="0.0399772804033202" calcext:value-type="float">
            <text:p>0.039977280403320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1291833890056" calcext:value-type="float">
            <text:p>0.31291833890056</text:p>
          </table:table-cell>
          <table:table-cell table:style-name="ce65" office:value-type="float" office:value="0.0640071439378504" calcext:value-type="float">
            <text:p>0.0640071439378504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18];[.H118];[.C118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4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20178020576225" calcext:value-type="float">
            <text:p>0.320178020576225</text:p>
          </table:table-cell>
          <table:table-cell office:value-type="float" office:value="0.0668738661052649" calcext:value-type="float">
            <text:p>0.066873866105264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0" calcext:value-type="float">
            <text:p>40</text:p>
          </table:table-cell>
          <table:table-cell office:value-type="float" office:value="0.461619584210526" calcext:value-type="float">
            <text:p>0.461619584210526</text:p>
          </table:table-cell>
          <table:table-cell office:value-type="float" office:value="0.055046724155058" calcext:value-type="float">
            <text:p>0.055046724155058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314369061551255" calcext:value-type="float">
            <text:p>0.314369061551255</text:p>
          </table:table-cell>
          <table:table-cell office:value-type="float" office:value="0.0652870920374029" calcext:value-type="float">
            <text:p>0.065287092037402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19];[.H119];[.C11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015063849375" calcext:value-type="float">
            <text:p>0.3015063849375</text:p>
          </table:table-cell>
          <table:table-cell office:value-type="float" office:value="0.0709523556600082" calcext:value-type="float">
            <text:p>0.070952355660008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0" calcext:value-type="float">
            <text:p>40</text:p>
          </table:table-cell>
          <table:table-cell office:value-type="float" office:value="0.593482700641026" calcext:value-type="float">
            <text:p>0.593482700641026</text:p>
          </table:table-cell>
          <table:table-cell office:value-type="float" office:value="0.0592617768664398" calcext:value-type="float">
            <text:p>0.0592617768664398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7715260509057" calcext:value-type="float">
            <text:p>0.287715260509057</text:p>
          </table:table-cell>
          <table:table-cell office:value-type="float" office:value="0.0718582688488605" calcext:value-type="float">
            <text:p>0.0718582688488605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0];[.H120];[.C120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77507811386555" calcext:value-type="float">
            <text:p>0.377507811386555</text:p>
          </table:table-cell>
          <table:table-cell table:style-name="ce65" office:value-type="float" office:value="0.0775637948596863" calcext:value-type="float">
            <text:p>0.0775637948596863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0.761861841428572" calcext:value-type="float">
            <text:p>0.761861841428572</text:p>
          </table:table-cell>
          <table:table-cell table:style-name="ce65" office:value-type="float" office:value="0.0491676199560226" calcext:value-type="float">
            <text:p>0.049167619956022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52042263445378" calcext:value-type="float">
            <text:p>0.352042263445378</text:p>
          </table:table-cell>
          <table:table-cell table:style-name="ce65" office:value-type="float" office:value="0.0799695387285668" calcext:value-type="float">
            <text:p>0.0799695387285668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21];[.H121];[.C12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PCAS_8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80893037635534" calcext:value-type="float">
            <text:p>0.380893037635534</text:p>
          </table:table-cell>
          <table:table-cell office:value-type="float" office:value="0.0875106087556033" calcext:value-type="float">
            <text:p>0.087510608755603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6" calcext:value-type="float">
            <text:p>26</text:p>
          </table:table-cell>
          <table:table-cell office:value-type="float" office:value="0.512453405533063" calcext:value-type="float">
            <text:p>0.512453405533063</text:p>
          </table:table-cell>
          <table:table-cell office:value-type="float" office:value="0.0853153995914444" calcext:value-type="float">
            <text:p>0.0853153995914444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377413550464051" calcext:value-type="float">
            <text:p>0.377413550464051</text:p>
          </table:table-cell>
          <table:table-cell office:value-type="float" office:value="0.0877770051064759" calcext:value-type="float">
            <text:p>0.0877770051064759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2];[.H122];[.C12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367707895528846" calcext:value-type="float">
            <text:p>0.367707895528846</text:p>
          </table:table-cell>
          <table:table-cell office:value-type="float" office:value="0.0829242960155875" calcext:value-type="float">
            <text:p>0.082924296015587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6" calcext:value-type="float">
            <text:p>26</text:p>
          </table:table-cell>
          <table:table-cell office:value-type="float" office:value="0.67573608086785" calcext:value-type="float">
            <text:p>0.67573608086785</text:p>
          </table:table-cell>
          <table:table-cell office:value-type="float" office:value="0.0626778427261316" calcext:value-type="float">
            <text:p>0.06267784272613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357402908734925" calcext:value-type="float">
            <text:p>0.357402908734925</text:p>
          </table:table-cell>
          <table:table-cell office:value-type="float" office:value="0.0835937471263608" calcext:value-type="float">
            <text:p>0.0835937471263608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3];[.H123];[.C123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46384583800905" calcext:value-type="float">
            <text:p>0.46384583800905</text:p>
          </table:table-cell>
          <table:table-cell table:style-name="ce65" office:value-type="float" office:value="0.103915422603786" calcext:value-type="float">
            <text:p>0.10391542260378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0.80260734945055" calcext:value-type="float">
            <text:p>0.80260734945055</text:p>
          </table:table-cell>
          <table:table-cell table:style-name="ce65" office:value-type="float" office:value="0.0573138111669037" calcext:value-type="float">
            <text:p>0.0573138111669037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444214047543633" calcext:value-type="float">
            <text:p>0.444214047543633</text:p>
          </table:table-cell>
          <table:table-cell table:style-name="ce65" office:value-type="float" office:value="0.107342067730084" calcext:value-type="float">
            <text:p>0.107342067730084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24];[.H124];[.C12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BIDEII-SDSU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6990336887477" calcext:value-type="float">
            <text:p>0.296990336887477</text:p>
          </table:table-cell>
          <table:table-cell office:value-type="float" office:value="0.0944424120129174" calcext:value-type="float">
            <text:p>0.094442412012917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0.431579980263158" calcext:value-type="float">
            <text:p>0.431579980263158</text:p>
          </table:table-cell>
          <table:table-cell office:value-type="float" office:value="0.0962572135111475" calcext:value-type="float">
            <text:p>0.0962572135111475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6392793707791" calcext:value-type="float">
            <text:p>0.286392793707791</text:p>
          </table:table-cell>
          <table:table-cell office:value-type="float" office:value="0.0932077386375577" calcext:value-type="float">
            <text:p>0.0932077386375577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5];[.H125];[.C12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2778258489583" calcext:value-type="float">
            <text:p>0.292778258489583</text:p>
          </table:table-cell>
          <table:table-cell office:value-type="float" office:value="0.0862034579223304" calcext:value-type="float">
            <text:p>0.08620345792233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0.606939237179487" calcext:value-type="float">
            <text:p>0.606939237179487</text:p>
          </table:table-cell>
          <table:table-cell office:value-type="float" office:value="0.0831877027060029" calcext:value-type="float">
            <text:p>0.0831877027060029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66842152508849" calcext:value-type="float">
            <text:p>0.266842152508849</text:p>
          </table:table-cell>
          <table:table-cell office:value-type="float" office:value="0.088503578836177" calcext:value-type="float">
            <text:p>0.088503578836177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6];[.H126];[.C126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5638247359944" calcext:value-type="float">
            <text:p>0.35638247359944</text:p>
          </table:table-cell>
          <table:table-cell table:style-name="ce65" office:value-type="float" office:value="0.118221130277216" calcext:value-type="float">
            <text:p>0.11822113027721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0.723062486904762" calcext:value-type="float">
            <text:p>0.723062486904762</text:p>
          </table:table-cell>
          <table:table-cell table:style-name="ce65" office:value-type="float" office:value="0.0840013228618262" calcext:value-type="float">
            <text:p>0.0840013228618262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17243852205882" calcext:value-type="float">
            <text:p>0.317243852205882</text:p>
          </table:table-cell>
          <table:table-cell table:style-name="ce65" office:value-type="float" office:value="0.123836769025948" calcext:value-type="float">
            <text:p>0.123836769025948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27];[.H127];[.C12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BIDEII-TCD_1</text:p>
          </table:table-cell>
          <table:table-cell office:value-type="string" calcext:value-type="string">
            <text:p>_mask_AAL_space-MNI152NLin6_res-2x2x2_mask_file_..m2g_atlases..atlases..label..Human..AAL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5168596203152" calcext:value-type="float">
            <text:p>0.295168596203152</text:p>
          </table:table-cell>
          <table:table-cell office:value-type="float" office:value="0.0865945462151494" calcext:value-type="float">
            <text:p>0.086594546215149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" calcext:value-type="float">
            <text:p>21</text:p>
          </table:table-cell>
          <table:table-cell office:value-type="float" office:value="0.429073158730159" calcext:value-type="float">
            <text:p>0.429073158730159</text:p>
          </table:table-cell>
          <table:table-cell office:value-type="float" office:value="0.086049422647258" calcext:value-type="float">
            <text:p>0.086049422647258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88467563912048" calcext:value-type="float">
            <text:p>0.288467563912048</text:p>
          </table:table-cell>
          <table:table-cell office:value-type="float" office:value="0.0866885723590132" calcext:value-type="float">
            <text:p>0.0866885723590132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8];[.H128];[.C128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_mask_Hammersmith_space-MNI152NLin6_res-2x2x2_mask_file_..m2g_atlases..atlases..label..Human..Hammersmith_space-MNI152NLin6_res-2x2x2.nii.gz</text:p>
          </table:table-cell>
          <table:table-cell office:value-type="float" office:value="0" calcext:value-type="float">
            <text:p>0</text:p>
          </table:table-cell>
          <table:table-cell office:value-type="float" office:value="0.290106309017857" calcext:value-type="float">
            <text:p>0.290106309017857</text:p>
          </table:table-cell>
          <table:table-cell office:value-type="float" office:value="0.0755800561923378" calcext:value-type="float">
            <text:p>0.075580056192337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" calcext:value-type="float">
            <text:p>21</text:p>
          </table:table-cell>
          <table:table-cell office:value-type="float" office:value="0.642750167277167" calcext:value-type="float">
            <text:p>0.642750167277167</text:p>
          </table:table-cell>
          <table:table-cell office:value-type="float" office:value="0.0687692618231866" calcext:value-type="float">
            <text:p>0.0687692618231866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.270802600071384" calcext:value-type="float">
            <text:p>0.270802600071384</text:p>
          </table:table-cell>
          <table:table-cell office:value-type="float" office:value="0.0771263000714121" calcext:value-type="float">
            <text:p>0.0771263000714121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formula="of:=SUM([.M129];[.H129];[.C129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table:style-name="ce65" office:value-type="string" calcext:value-type="string">
            <text:p>_mask_Desikan_space-MNI152NLin6_res-2x2x2_mask_file_..m2g_atlases..atlases..label..Human..Desikan_space-MNI152NLin6_res-2x2x2.nii.gz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345091825130052" calcext:value-type="float">
            <text:p>0.345091825130052</text:p>
          </table:table-cell>
          <table:table-cell table:style-name="ce65" office:value-type="float" office:value="0.102276105456715" calcext:value-type="float">
            <text:p>0.102276105456715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0.752479552380952" calcext:value-type="float">
            <text:p>0.752479552380952</text:p>
          </table:table-cell>
          <table:table-cell table:style-name="ce65" office:value-type="float" office:value="0.0635731557842086" calcext:value-type="float">
            <text:p>0.0635731557842086</text:p>
          </table:table-cell>
          <table:table-cell table:number-columns-repeated="2" table:style-name="ce65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.315601854181673" calcext:value-type="float">
            <text:p>0.315601854181673</text:p>
          </table:table-cell>
          <table:table-cell table:style-name="ce65" office:value-type="float" office:value="0.107052655728061" calcext:value-type="float">
            <text:p>0.107052655728061</text:p>
          </table:table-cell>
          <table:table-cell table:number-columns-repeated="2" table:style-name="ce65" office:value-type="string" calcext:value-type="string">
            <text:p>nan</text:p>
          </table:table-cell>
          <table:table-cell/>
          <table:table-cell table:formula="of:=SUM([.M130];[.H130];[.C130])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21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9"/>
        </table:table-row>
        <table:table-row table:style-name="ro1" table:number-rows-repeated="104843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Func.I1:Func.AQ1048576" table:contains-header="false" table:orientation="column">
          <table:sort>
            <table:sort-by table:field-number="32" table:order="descending" table:data-type="automatic"/>
          </table:sort>
        </table:database-range>
        <table:database-range table:name="__Anonymous_Sheet_DB__1" table:target-range-address="Diff.H1:Diff.AP1048576" table:contains-header="false" table:orientation="column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5:11:42.622105906</meta:creation-date>
    <dc:date>2023-04-15T17:57:11.283324088</dc:date>
    <meta:editing-duration>P4DT13H2M54S</meta:editing-duration>
    <meta:editing-cycles>76</meta:editing-cycles>
    <meta:generator>LibreOffice/7.3.7.2$Linux_X86_64 LibreOffice_project/30$Build-2</meta:generator>
    <meta:document-statistic meta:table-count="3" meta:cell-count="3258" meta:object-count="0"/>
  </office:meta>
</office:document-meta>
</file>